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35B0B1D59D619D5.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7cm" svg:stroke-color="#000000" draw:stroke-linejoin="bevel" svg:stroke-linecap="round" draw:fill="solid" draw:fill-color="#ffffff" fo:padding-top="0.023cm" fo:padding-bottom="0.023cm" fo:padding-left="0.023cm" fo:padding-right="0.023cm"/>
    </style:style>
    <style:style style:name="gr10" style:family="graphic" style:parent-style-name="standard">
      <style:graphic-properties draw:stroke="solid" svg:stroke-width="0.047cm" svg:stroke-color="#ff0000" draw:stroke-linejoin="bevel" svg:stroke-linecap="round" draw:fill="none" fo:padding-top="0.023cm" fo:padding-bottom="0.023cm" fo:padding-left="0.023cm" fo:padding-right="0.023cm"/>
    </style:style>
    <style:style style:name="gr11"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2"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35B0B1D59D619D5.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5.835cm" svg:height="0.519cm" svg:x="18.612cm" svg:y="15.458cm" svg:viewBox="0 0 5836 520" svg:d="M307 407h-307v-39l236-301h-215v-46h275v39l-236 308h247zM314 520v-35h325v35zM921 258c0 103-35 156-110 156-21 0-42-4-56-11-14-10-25-21-35-42 0 7 0 18 0 28-4 11-4 18-4 18h-46c0-7 0-28 0-60v-347h50v117c0 14 0 28 0 42 7-18 21-32 35-39 14-10 35-14 56-14 39 0 64 14 82 39 17 25 28 60 28 113zM868 261c0-42-4-74-14-91-11-18-32-25-53-25-28 0-50 7-64 28-10 18-17 49-17 92 0 39 7 67 17 85 14 18 32 29 60 29 25 0 46-11 57-29 10-18 14-50 14-89zM981 407v-227c0-21 0-42 0-67h46c3 32 3 53 3 60 7-28 18-42 28-53 11-10 25-14 43-14 7 0 14 0 21 4v42c-7 0-18 0-28 0-21 0-36 7-46 25-11 17-18 42-18 77v153zM1242 414c-28 0-53-7-67-25-14-14-21-35-21-64 0-32 10-53 28-71 21-17 53-24 99-28h67v-14c0-25-7-42-18-53-7-11-25-14-46-14s-39 3-49 10c-11 8-14 18-18 36l-49-4c7-56 46-81 116-81 39 0 67 7 85 25 17 17 28 42 28 74v127c0 18 0 29 7 36 4 7 11 11 21 11 4 0 11 0 14-4v32c-10 3-24 3-35 3-21 0-35-3-42-14-7-10-11-24-14-42-14 21-29 35-46 46-14 10-35 14-60 14zM1252 379c18 0 36-4 50-14 14-7 25-18 32-33 10-14 14-32 14-46v-25l-53 4c-25 0-43 0-53 7-14 3-21 10-28 18-7 10-11 21-11 35 0 18 7 29 14 40 7 7 21 14 35 14zM1662 407l-99-135-35 32v103h-50v-407h50v254l130-141h57l-120 127 123 167zM1799 272c0 32 7 60 22 78s32 29 60 29c22 0 39-4 50-14 14-11 24-18 28-33l42 11c-17 46-56 71-120 71-42 0-78-14-103-39-21-25-32-64-32-117 0-50 11-85 32-113 25-25 61-39 100-39 88 0 130 53 130 159v7zM1959 233c-4-32-11-53-25-70-10-15-31-22-56-22-21 0-42 11-57 25-15 18-22 39-22 67zM2026 520v-35h325v35zM2555 407v-188c0-28-3-46-14-60-7-11-21-14-39-14-21 0-39 7-53 25-10 14-17 35-17 67v170h-50v-234c0-32 0-53 0-60h46v7c0 4 0 7 0 11 0 7 0 17 4 32 10-22 21-36 35-43 14-10 32-14 49-14 25 0 43 4 53 14 14 7 25 21 29 43 10-22 24-36 38-43 14-10 32-14 53-14 28 0 50 7 64 25 14 14 21 42 21 81v195h-49v-188c0-28-4-46-11-60-7-11-25-14-42-14-22 0-39 7-50 21-14 18-21 39-21 71v170zM3095 258c0 53-11 92-35 117-22 25-57 39-99 39s-74-14-99-39c-21-28-32-64-32-117 0-99 46-152 134-152 46 0 78 14 99 39s32 60 32 113zM3042 258c0-39-7-71-18-88-10-18-31-29-60-29-28 0-49 11-63 29-14 21-18 49-18 88 0 42 4 70 18 89 14 21 32 32 60 32s49-11 63-29c11-22 18-50 18-92zM3204 113v187c0 21 0 35 4 47 3 11 10 18 21 21 7 7 18 7 35 7 25 0 43-7 57-25 14-15 21-36 21-68v-169h49v234c0 35 0 53 0 60h-46v-7c0-4-3-7-3-14 0-4 0-14 0-28-11 21-25 35-39 42-14 10-35 14-56 14-32 0-57-7-71-25-14-14-21-42-21-78v-198zM3652 407v-188c0-18-3-32-3-46-4-10-11-18-21-21-7-7-18-7-36-7-24 0-42 7-56 25-14 14-21 35-21 67v170h-50v-234c0-32 0-53 0-60h46v7c0 4 0 7 0 11 0 7 4 17 4 32 10-22 24-36 39-43 14-10 31-14 56-14 32 0 53 7 71 25 14 14 21 42 21 81v195zM3889 407c-14 3-32 7-50 7-39 0-60-25-60-67v-199h-31v-35h35l14-67h32v67h56v35h-56v187c0 15 3 26 7 30 7 7 14 10 24 10 8 0 18-3 29-3zM3889 520v-35h324v35zM4245 50v-50h46v50zM4245 407v-294h46v294zM4555 407v-188c0-18-3-32-7-46-3-10-10-18-17-21-7-7-21-7-36-7-24 0-42 7-56 25-14 14-21 35-21 67v170h-50v-234c0-32 0-53 0-60h46v7c0 4 0 7 0 11 0 7 0 17 4 32 10-22 25-36 39-43 14-10 31-14 56-14 32 0 53 7 71 25 14 14 21 42 21 81v195zM4901 325c0 29-10 50-32 68-21 14-49 21-88 21s-67-7-84-18c-22-14-36-31-39-57l42-11c4 19 14 30 25 37 14 10 32 10 56 10 25 0 43-3 53-10 14-7 18-18 18-37 0-10-4-21-11-28s-21-10-39-18l-35-7c-28-7-49-17-60-21-14-10-21-17-28-28s-11-21-11-35c0-28 11-50 29-64 21-14 49-21 84-21 32 0 60 7 78 18 17 10 32 28 35 56l-42 4c-4-11-11-21-25-29-11-7-28-10-46-10-21 0-39 3-49 10-11 4-18 18-18 29 0 10 4 14 7 21 4 7 11 10 21 14 7 3 25 11 53 18 25 3 46 10 57 17 10 4 21 11 28 18s11 14 14 25c4 7 7 17 7 28zM5000 272c0 32 7 60 21 78s32 29 60 29c21 0 39-4 49-14 15-11 25-18 29-33l42 11c-18 46-56 71-120 71-42 0-78-14-102-39-21-25-32-64-32-117 0-50 11-85 32-113 24-25 56-39 99-39 88 0 130 53 130 159v7zM5159 233c-4-32-11-53-25-70-14-15-32-22-56-22-25 0-43 11-57 25-14 18-21 39-21 67zM5272 407v-227c0-21 0-42 0-67h45c0 32 0 53 0 60h4c7-28 14-42 28-53 7-10 21-14 43-14 3 0 10 0 17 4v42c-7 0-14 0-25 0-21 0-35 7-45 25-11 17-18 42-18 77v153zM5571 407c-17 3-35 7-49 7-39 0-60-25-60-67v-199h-35v-35h35l18-67h31v67h53v35h-53v187c0 15 4 26 8 30 3 7 10 10 24 10 7 0 14-3 28-3zM5836 325c0 29-11 50-32 68-21 14-49 21-88 21-35 0-63-7-85-18-21-14-31-31-38-57l42-11c7 19 14 30 28 37 14 10 32 10 53 10 25 0 46-3 57-10 10-7 17-18 17-37 0-10-7-21-14-28s-21-10-39-18l-35-7c-28-7-46-17-60-21-11-10-21-17-28-28-4-11-11-21-11-35 0-28 11-50 32-64 18-14 46-21 81-21 32 0 60 7 81 18 18 10 28 28 35 56l-45 4c-4-11-11-21-22-29-10-7-28-10-49-10s-39 3-46 10c-14 4-17 18-17 29 0 10 3 14 7 21 3 7 10 10 17 14 11 3 28 11 57 18 24 3 42 10 56 17 11 4 18 11 25 18s14 14 17 25c4 7 4 17 4 28z">
          <text:p/>
        </draw:path>
        <draw:path draw:style-name="gr3" draw:text-style-name="P3" draw:layer="layout" svg:width="5.839cm" svg:height="0.522cm" svg:x="18.612cm" svg:y="15.458cm" svg:viewBox="0 0 5840 523" svg:d="M307 409h-307v-3-39l233-303 3 3h-215v-46-3h275v3 39 4l-232 303-4-3v-4h247 4v4 42 3zM307 406v-42 3h-247-3l3-3 233-304h3-3v-39h3v4h-275v-4h4v46h-4v-3h215 4v3l-236 304-4-4h4v39h-4v-4h307zM311 520v-35-4h3 325 3v4 35 3h-3-325-3zM314 516h325v4h-4v-35h4v3h-325v-3h4v35h-4zM924 258c0 102-38 159-113 159-21 0-42-8-56-15s-28-21-39-38l4-4v4-4h3c0 7 0 14 0 25-3 14-3 21-3 21v3h-4-46-3v-3c0-11 0-28 0-60v-346h3 50 3v117c0 14 0 28 0 42h-3v-4 4h-4c11-21 25-35 39-42 14-11 35-14 56-14 39 0 67 14 85 38 18 25 28 64 28 117zM917 258c0-50-7-88-24-113-18-25-43-35-82-35-21 0-38 3-52 10-18 7-29 21-36 39v4h-3-4v-4c0-18 0-28 0-42v-117h4v4h-50v-4h4v346c0 32 0 53-4 60v-4h46v4h-3c3 0 3-7 3-21 0-11 0-18 0-25h4 3c7 18 18 28 36 39 14 7 31 10 52 10 71 0 106-49 106-151zM864 258c0-39-3-67-14-85-10-18-28-28-49-28-28 0-46 10-60 28-14 21-18 49-18 88s4 67 18 85c10 18 32 28 56 28 25 0 43-10 53-28 11-18 14-46 14-88zM871 258c0 42-7 74-17 91-11 18-28 29-57 29-28 0-49-11-60-29-14-17-21-49-21-88s7-70 21-91c11-18 32-29 64-29 25 0 42 11 53 29 10 17 17 49 17 88zM981 406v-226c0-21-4-42-4-67v-3h4 46 3v3c0 32 0 53 0 60v-3 3h-3c10-28 17-46 28-56 10-7 28-14 46-14 7 0 14 3 21 3v4 42 7l-4-4c-3 0-14-3-24-3-18 0-32 11-46 28-7 18-14 39-14 74v152 3h-4-49zM981 402h49v4-152c0-35 4-60 14-77 11-18 29-29 50-29 10 0 21 0 28 4h-4v-42h4l-4 3c-7-3-10-3-17-3-18 0-32 3-43 14-10 7-17 24-24 49h-4-3c0-7 0-28-4-60h4-46 3c0 25 0 46 0 67v226h-3zM1242 417c-28 0-53-11-67-25-18-18-25-39-25-67 0-32 11-57 32-74 21-14 53-25 99-25l67-4v4h-4v-14c0-25-3-42-14-49-11-11-25-18-46-18s-39 3-46 10c-10 11-14 18-17 36v3h-4l-49-7h-4c7-56 50-84 120-84 39 0 67 10 85 28 21 17 32 42 32 74v127c0 14 0 25 3 32 4 7 11 10 21 10 4 0 7 0 14-3h4v3 32h-4c-10 3-24 7-35 7-21 0-35-7-42-18-11-10-14-24-18-46h4v4-4l3 4c-14 21-28 39-46 46-17 10-38 18-63 18zM1242 409c25 0 42-3 60-14 17-10 32-24 42-46v-3h4 3v3c0 22 7 36 14 43 7 10 18 14 39 14 11 0 25 0 35-4v4h-3v-32h3v4c-3 0-10 3-14 3-14 0-21-7-24-14-4-7-7-21-7-35v-127c0-32-11-53-29-71-17-17-42-24-81-24-67 0-106 24-116 77v-3l49 3v4h-3c3-18 10-32 21-39 10-7 28-11 49-11s39 4 50 18c10 7 17 28 17 53v14 4h-3-67v-4 4c-46 3-78 10-96 28-21 14-28 35-28 67 0 28 7 46 21 60 14 17 36 24 64 24zM1252 374c18 0 36-7 50-14 10-7 21-18 32-32 7-14 10-28 10-42v-25h4v4h-53c-25 0-43 3-53 7-11 3-21 10-25 21-7 7-10 18-10 32s3 28 10 35c11 7 21 14 35 14zM1252 378c-14 0-28-4-38-14-7-7-14-22-14-39 0-14 3-28 10-39 7-7 18-14 28-21 14-4 32-7 57-7v3-3h53 3v3 25c0 14-7 32-14 46s-21 25-35 35c-14 7-28 11-50 11zM1662 409l-103-137h4v3l-35 29v-4h3v106 3h-3-50-3v-3-406h3 50 3v254h-3-4l131-144h3 57 7l-7 3-117 127h-3l3-3 124 169 3 3h-7zM1662 402h56v4 3l-127-169v-3l120-127 4 3h-57l-130 145-4 3v-7-254h4v4h-50v-4h4v406h-4v-4h50v4h-4v-106l35-32h4v4l102 134h-3zM1799 268c0 36 7 60 21 78 16 18 37 28 61 28 22 0 39-7 50-14 14-7 21-18 24-32l4-3v3l42 11h4v3c-18 50-60 75-124 75-42 0-78-15-103-43-25-25-35-67-35-116 0-50 10-88 35-113 25-28 58-42 100-42 88 0 134 56 134 162v3 4h-4-209zM1799 265h209v3h-3v-3c0-106-39-155-127-155-39 0-75 10-96 38-22 25-32 60-32 110 0 49 10 88 32 113 21 24 57 38 99 38 64 0 99-24 117-67h3v4l-42-14h4c-8 14-15 25-29 32-14 10-31 14-53 14-28 0-49-11-64-29-14-17-21-45-21-81v-3zM1955 233c-3-32-10-53-21-67-14-14-31-21-56-21-21 0-39 7-53 25-15 14-22 35-26 63v-3h160v3zM1959 233h-160-3c0-28 7-53 21-67 19-18 36-28 61-28s46 10 60 25c14 14 21 38 25 70zM2022 520v-35-4h4 325 3v4 35 3h-3-325-4zM2026 516h325v4h-4v-35h4v3h-325v-3h4v35h-4zM2552 406v-187c0-28-4-46-11-56-7-11-21-18-39-18-21 0-39 10-49 25-14 17-18 35-18 67v169 3h-3-50-3v-3-233c0-32 0-53 0-60v-3h3 46 4v3 7c0 4 0 7 0 11 0 7 0 17 3 32h-3v-4 4l-4-4c11-21 25-35 39-42 14-11 32-14 49-14 25 0 43 7 57 14 14 10 21 24 28 46h-3v-4 4l-4-4c14-18 25-32 39-42 14-11 35-14 56-14 28 0 53 10 67 24 11 18 18 46 18 85v194 3h-49-4v-3-187c0-28-4-46-11-56-7-11-21-18-38-18-22 0-39 10-50 25-10 17-17 35-17 67v169 3h-4-46-3zM2555 402h46v4-169c0-32 7-53 18-71 10-18 28-25 53-25 21 0 35 7 42 18 11 11 14 32 14 60v187h-3v-4h49v4h-4v-194c0-39-7-64-21-81-10-14-32-21-60-21-21 0-39 3-53 10-14 11-24 25-35 43v3h-3-4v-3c-4-18-14-32-25-43-14-7-28-10-53-10-17 0-35 3-49 10-11 7-25 21-32 43l-3 3h-4v-3c0-15 0-25 0-32 0-4-3-7-3-11 0-3 0-7 0-7h3-46 4c0 7 0 28 0 60v233h-4v-4h50v4h-4v-169c0-32 7-53 21-71 11-18 29-25 53-25 18 0 36 7 43 18s10 32 10 60v187zM3098 258c0 53-14 91-35 120-25 24-56 39-102 39-42 0-78-15-99-43s-35-67-35-116c0-103 46-155 137-155 46 0 78 14 99 38 25 25 35 64 35 117zM3091 258c0-50-10-88-31-113-22-25-53-35-96-35-88 0-130 49-130 148 0 49 10 88 32 113 21 24 53 38 95 38s74-10 99-35c21-28 31-63 31-116zM3042 258c0-39-7-67-21-85-11-21-28-28-57-28-28 0-49 10-60 28-14 18-17 46-17 85s3 67 17 88c11 18 32 28 57 28 28 0 49-10 60-28 14-18 21-46 21-88zM3046 258c0 42-8 70-18 91-14 18-39 29-67 29s-50-11-64-29c-10-21-17-49-17-91 0-39 7-71 21-88 10-22 35-32 63-32 29 0 50 10 64 32 10 17 18 49 18 88zM3204 113v187c0 18 4 32 7 42 4 11 11 18 18 22 7 7 21 7 35 7 25 0 39-7 53-22 14-17 21-38 21-67v-169-3h4 49v3 229c0 36 0 57 4 64v3h-4-46-3v-3c0 0 0-4 0-7 0-4 0-7 0-14 0-4 0-14-4-28h4v3-3h3c-14 21-24 35-42 45-14 7-35 15-56 15-32 0-57-11-71-29-18-14-25-42-25-81v-194-3h4 49zM3204 113h-49v194c0 39 7 64 25 78 14 17 35 24 67 24 21 0 38-3 56-10 14-11 25-25 35-46h4 3v4c0 14 0 24 0 28 0 7 0 10 4 14 0 3 0 7 0 7h-4v-4h46v4h-3c0-7 0-28 0-64v-229h3-49v169c0 29-7 53-18 71-14 14-35 25-60 25-17 0-28-4-39-7-10-7-14-14-17-25-7-14-7-28-7-46v-187zM3649 406v-187c0-18 0-32-4-42-3-11-10-18-17-25-7-4-22-7-36-7-24 0-42 10-53 25-14 17-21 38-21 67v169 3h-3-50-3v-3-233c0-32 0-53 0-60v-3h3 46 4v3 7c0 4 0 7 0 11 0 7 0 17 3 32h-3v-4 4l-4-4c11-18 25-32 43-42 14-11 31-14 56-14 32 0 56 10 71 24 17 18 24 46 24 85v194 3h-3-50-3zM3652 402h50v4h-4v-194c0-39-7-64-21-81-14-14-35-21-67-21-21 0-39 3-56 10-15 11-25 25-36 43v3h-3-4v-3c0-15 0-25 0-32 0-4 0-7 0-11-3-3-3-7-3-7h3-46 4c0 7 0 28 0 60v233h-4v-4h50v4h-4v-169c0-32 7-53 21-71 18-18 36-25 60-25 18 0 29 4 39 7 7 4 14 15 18 25 3 11 7 28 7 46v187h-4zM3892 406c-17 7-35 7-53 7-39 0-63-25-63-67v-198h3v4h-31-4v-4-35-3h4 35v3h-4l14-67v-3h4 32 3v3 67h-3v-3h56 4v3 35 4h-4-56v-4h3v184c0 14 4 25 7 28 4 7 11 11 21 11 8 0 18-4 29-4l3-3v3zM3885 406v-39h4v4c-11 3-21 3-29 3-10 0-21-3-24-7-7-7-7-18-7-35v-184-3h56v3h-3v-35h3-56v-67 4h-32v-4h3l-14 67h-3-35 3v35h-3v-3h31 4v3 198c0 42 17 63 56 63 18 0 32-3 50-7v4zM3885 520v-35-4h4 324 4v4 35 3h-4-324-4zM3889 516h324v4h-3v-35h3v3h-324v-3h3v35h-3zM4241 50v-50h4 46 3v50 3h-3-46-4zM4245 46h46v4-50 4h-46v-4 50zM4241 406v-293-3h4 46 3v3 293 3h-3-46-4zM4245 402h46v4-293h-46v293zM4552 406v-187c0-18 0-32-4-42-3-11-10-18-17-25-7-4-21-7-36-7-24 0-42 10-52 25-15 17-22 38-22 67v169 3h-3-50-3v-3-233c0-32 0-53 0-60v-3h3 46 4v3 7c0 4 0 7 0 11 0 7 0 17 0 32v-4 4l-4-4c11-18 25-32 39-42 18-11 35-14 60-14 32 0 57 10 71 24 14 18 24 46 24 85v194 3h-3-50-3zM4555 402h50v4h-4v-194c0-39-7-64-21-81-14-14-35-21-67-21-25 0-42 3-56 10-14 11-25 25-39 43v3h-4v-3c0-15-3-25-3-32 0-4 0-7 0-11 0-3 0-7 0-7h3-46 4c0 7 0 28 0 60v233h-4v-4h50v4h-4v-169c0-32 7-53 21-71 15-18 36-25 60-25 18 0 29 4 39 7 7 4 14 15 18 25 3 11 7 28 7 46v187h-4zM4901 325c0 28-10 53-32 67-21 14-49 25-88 25s-67-8-88-22c-21-10-32-31-39-56v-4l46-10 4 3c3 14 10 25 24 32 11 7 29 11 53 11 25 0 43-4 53-11 11-7 14-18 14-32 0-10-3-17-10-24s-18-14-39-18l3-4-3 4-32-11v-3 3c-28-7-49-14-63-21-11-7-22-14-29-24-7-11-10-25-10-39 0-28 10-50 32-64 17-14 45-21 84-21 32 0 60 4 78 14 21 14 35 32 39 60l-4 4-42 3h-4c-3-14-10-24-21-28-11-7-28-14-46-14-21 0-39 7-49 10-7 8-14 18-14 29 0 10 3 14 7 21 3 3 10 7 17 10 11 4 29 11 53 18 29 7 46 14 57 18 14 7 21 10 28 17s14 18 18 25c3 11 3 21 3 32zM4898 325c0-11-4-21-7-28-4-11-7-18-15-25-7-4-14-11-24-18-11-3-32-10-57-17-28-4-46-11-56-15-7-3-14-10-18-14-7-7-7-14-7-24 0-14 7-25 18-32 10-7 28-11 49-11s35 4 50 11c10 7 21 18 21 32v-4l42-3v3c-7-25-18-42-39-53-17-10-42-17-74-17-35 0-63 7-81 21-21 14-28 32-28 60 0 14 3 24 7 35 7 7 18 18 28 25 14 7 32 14 60 21l35 7c18 7 32 11 39 21 11 7 14 18 14 28 0 18-7 29-17 39-14 7-32 11-57 11-24 0-42-4-56-11s-25-21-28-39h3v4l-42 7 3-4c4 25 18 46 36 57 21 10 45 17 84 17 35 0 67-7 85-21 21-14 32-35 32-63zM5000 268c0 36 7 60 21 78s32 28 60 28c21 0 35-7 49-14 11-7 22-18 25-32v-3l4 3 42 11h4v3c-18 50-60 75-124 75-46 0-78-15-102-43-25-25-36-67-36-116 0-50 11-88 36-113 24-28 56-42 99-42 88 0 134 56 134 162v3 4h-4-208zM5000 265h208v3h-3v-3c0-106-39-155-127-155-43 0-71 10-96 38-21 25-31 60-31 110 0 49 10 88 31 113 25 24 57 38 99 38 60 0 99-24 116-67h4v4l-42-14h3c-7 14-14 25-28 32-14 10-32 14-53 14-28 0-49-11-63-29-15-17-22-45-22-81v-3zM5155 233c-3-32-10-53-21-67-14-14-32-21-56-21-25 0-43 7-53 25-14 14-22 35-25 63v-3h159v3zM5159 233h-159-4c0-28 7-53 25-67 14-18 32-28 57-28 24 0 45 10 60 25 10 14 21 38 24 70zM5268 406v-226c0-21 0-42 0-67v-3h4 45 4v3c0 32 0 53 0 60h-4v-3h4v3h-4c7-28 18-46 29-56 10-7 24-14 46-14 3 0 10 3 17 3h4v4 42 7l-4-4c-7 0-14-3-25-3-21 0-35 11-45 28-11 18-15 39-15 74v152 3h-3-49-4zM5272 402h49v4h-4v-152c0-35 7-60 18-77 11-18 28-29 49-29 11 0 22 0 25 4v-42 3c-7-3-14-3-17-3-18 0-32 3-43 14-10 7-17 24-28 49h-4c0-7-3-28-3-60h3-45 3c0 25 0 46 0 67v226h-3zM5571 406c-17 7-31 7-49 7-42 0-63-25-63-67v-198h3v4h-35v-4-35-3h35v3l14-67v-3h4 31 4v3 67h-4v-3h53 4v3 35 4h-4-53v-4h4v184c0 14 0 25 7 28 4 7 11 11 21 11 7 0 14-4 28-4l4-3v3 39zM5568 406v-39h3v4c-14 3-21 3-28 3-14 0-21-3-28-7-4-7-7-18-7-35v-184-3h3 53v3h-3v-35h3-53-3v-67h3v4h-31v-4h3l-17 67h-4-35 3v35h-3v-3h35 4v3 198c0 42 17 63 56 63 14 0 32-3 46-7l3 4zM5840 325c0 28-11 53-32 67s-53 25-92 25c-35 0-67-8-85-22-21-10-35-31-42-56v-4h4l42-10h3v3c4 14 15 25 25 32 14 7 32 11 53 11 25 0 42-4 53-11s18-18 18-32c0-10-4-17-11-24s-21-14-39-18v-4 4l-35-11v-3 3c-28-7-49-14-60-21-14-7-21-14-28-24-7-11-11-25-11-39 0-28 11-50 28-64 22-14 50-21 85-21s60 4 81 14c18 14 32 32 39 60l-4 4-45 3h-4c0-14-7-24-21-28-11-7-25-14-46-14s-35 7-46 10c-10 8-14 18-14 29 0 10 0 14 7 21 4 3 7 7 18 10 7 4 24 11 53 18 24 7 46 14 56 18 11 7 21 10 28 17s11 18 14 25c4 11 8 21 8 32zM5832 325c0-11 0-21-3-28-4-11-7-18-14-25-7-4-18-11-28-18-11-3-29-10-57-17h4-4c-25-4-46-11-53-15-7-3-14-10-21-14-3-7-7-14-7-24 0-14 7-25 18-32 10-7 28-11 49-11s39 4 49 11c15 7 22 18 25 32h-3v-4l45-3v3h-3c-7-25-18-42-35-53-18-10-46-17-78-17-35 0-63 7-81 21s-28 32-28 60c0 14 3 24 10 35 7 7 14 18 29 25 10 7 31 14 56 21l35 7c18 7 32 11 43 21 7 7 10 18 10 28 0 18-3 29-17 39-11 7-32 11-57 11-21 0-42-4-56-11-11-7-22-21-25-39v4l-42 7 3-4c7 25 18 46 39 57 18 10 46 17 81 17 39 0 67-7 88-21 18-14 28-35 28-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52 191c0 29-11 50-25 67-17 18-42 25-74 25-25 0-42-7-60-18-14-10-25-28-28-49l35-3c7 28 25 42 57 42 17 0 31-7 42-18 11-10 18-28 18-46s-7-32-18-43-25-14-42-14c-11 0-18 0-25 3-11 4-18 8-25 15h-35l11-145h151v28h-123l-4 85c14-11 36-14 57-14 28 0 49 7 63 21 18 18 25 35 25 64zM1871 202c0 25-7 46-22 60-17 14-38 21-70 21-28 0-53-7-67-21-18-14-25-32-25-60 0-19 4-33 14-43 11-14 25-22 39-25-14-4-25-11-35-21-7-11-11-25-11-43 0-21 7-35 21-49 18-14 39-21 64-21 28 0 46 7 63 21 15 14 25 28 25 49 0 18-7 32-14 43-11 10-21 17-35 21 17 3 28 11 39 25 10 10 14 24 14 43zM1828 74c0-32-14-46-49-46-18 0-28 4-39 11-7 7-10 21-10 35s3 28 10 35c11 7 21 11 39 11s28-4 39-11c7-7 10-17 10-35zM1835 198c0-18-3-29-14-36-10-10-24-14-42-14s-32 4-42 14c-11 7-15 21-15 40 0 35 18 53 57 53 21 0 35-4 42-14 11-7 14-21 14-43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8-49-18-88 0-40 7-68 18-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52 191c0 29-7 50-25 71-17 14-42 25-74 25-25 0-46-7-60-18-17-14-28-28-32-49v-4h4l35-3c7 28 25 38 57 38 17 0 31-3 42-14 11-14 14-28 14-46 0-17-3-31-14-42-11-7-25-14-42-14-11 0-18 0-25 3-7 4-18 11-25 18h-35-4l4-3 7-146v-4h4 151 4v4 28 4h-4-123v-4h3l-3 86h-4c14-11 36-19 57-19 28 0 49 8 63 26 18 14 25 35 25 63zM1648 191c0-24-7-45-21-60-17-17-35-25-63-25-21 0-39 8-57 18v4-7l4-86h123v-28h-151l-7 146h-4 35-3c7-7 17-15 24-18 11 0 18-4 29-4 17 0 31 7 42 18 14 11 18 25 18 42 0 18-4 36-18 46-7 14-25 18-42 18-32 0-53-14-60-39l3-3v3l-35 4v-4c7 21 14 39 28 49 18 11 35 18 60 18 32 0 53-10 71-28 17-14 24-35 24-64zM1874 202c0 28-7 46-25 60-17 18-38 25-70 25-28 0-53-7-71-22-14-17-24-35-24-63 0-18 7-32 17-46 11-10 25-18 39-21v3c-14-3-28-10-35-24-11-12-14-26-14-44 0-21 7-38 24-49 15-14 39-21 64-21 28 0 49 7 63 21 18 11 25 28 25 49 0 18-3 32-14 44-7 14-21 21-35 24v-3h3-3c17 0 31 11 42 21 7 14 14 28 14 46zM1871 202c0-18-4-32-14-42-11-11-25-18-39-22h-4v-3h4c14-4 24-11 31-21 11-15 15-26 15-44 0-21-7-35-25-49-14-11-32-18-60-18-25 0-46 7-60 18-18 14-25 32-25 49 0 18 4 29 14 40 7 14 18 21 32 25h4v3h-4c-14 4-28 11-35 22-11 10-18 24-18 42 0 28 11 46 25 60 18 14 39 21 67 21s53-7 67-21c18-14 25-35 25-60zM1828 74c0-32-17-46-49-46-18 0-28 7-35 14-11 7-14 18-14 32s3 25 14 36c7 7 21 11 35 11 18 0 28-4 35-11 11-8 14-18 14-36zM1832 74c0 18-7 28-14 40-11 7-21 10-39 10s-28-3-39-14c-7-8-14-22-14-36s7-28 14-35c7-11 21-14 39-14 35 0 53 17 53 49zM1832 198c0-17-4-28-11-35-10-7-24-14-42-14s-32 7-39 14c-10 11-14 21-14 39 0 35 18 53 53 53 21 0 32-4 42-14 7-7 11-21 11-43zM1839 198c0 22-7 36-14 46-11 11-25 14-46 14-39 0-60-21-60-56 0-18 7-32 18-42 10-7 24-14 42-14s32 7 42 14c11 10 18 21 18 38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8.83cm" svg:height="5.239cm" svg:x="3.453cm" svg:y="12.899cm" svg:viewBox="0 0 8831 5240" svg:d="M8743 292c56 46 88 106 88 169v215c0 64-32 120-88 166 56-46 88-102 88-166v-215c0 60-32 120-88 166l-1400 1101-706-558-106-7-49 39c-117 92-307 92-424 0l212 166 709 554v310l1764-1390-1764 1390-3739 2939c-117 92-307 92-424 0l-2304-1810-424-335c-56-42-88-102-88-166v-215c0-64 32-124 88-166l283-222c116-92 307-92 423 0l216 166c57 46 134 70 219 70h-4l208-162 212-169 2607-2051c117-92 307-92 424 0l1382 1091 212 166 709 554 258-205-258 205-3739 2938c-117 92-307 92-424 0l-2304-1806 713-561 208-162 212-169 2607-2051c117-92 307-92 424 0l1382 1091c117 92 307 92 424 0l49-39 706 554 106 11 1400-1101c56-46 88-106 88-166 0-63-32-123-88-169l-282-223c-117-92-307-92-424 0l-1400 1101 1400-1101c117-92 307-92 424 0z">
          <text:p/>
        </draw:path>
        <draw:polygon draw:style-name="gr7" draw:text-style-name="P2" draw:layer="layout" svg:width="0cm" svg:height="0cm" svg:x="7.87cm" svg:y="15.518cm" svg:viewBox="0 0 0 0" draw:points="0,0">
          <text:p/>
        </draw:polygon>
        <draw:path draw:style-name="gr1" draw:text-style-name="P1" draw:layer="layout" svg:width="4.784cm" svg:height="3.763cm" svg:x="4.804cm" svg:y="13.503cm" svg:viewBox="0 0 4785 3764" svg:d="M4697 1888c17-14 32-28 46-46 28-35 42-77 42-123 0-60-32-120-88-166l-1884-1482c-120-95-307-95-423 0l-2301 1807c-57 42-89 102-89 165 0 43 18 85 46 124 11 14 25 28 43 42l1887 1486c116 92 307 92 424 0z">
          <text:p/>
        </draw:path>
        <draw:polygon draw:style-name="gr7" draw:text-style-name="P2" draw:layer="layout" svg:width="0cm" svg:height="0cm" svg:x="7.87cm" svg:y="15.518cm" svg:viewBox="0 0 0 0" draw:points="0,0">
          <text:p/>
        </draw:polygon>
        <draw:path draw:style-name="gr1" draw:text-style-name="P1" draw:layer="layout" svg:width="4.696cm" svg:height="3.516cm" svg:x="4.85cm" svg:y="13.75cm" svg:viewBox="0 0 4697 3517" svg:d="M4651 1641c17-14 32-28 46-46-14-14-29-28-46-42l-1884-1482c-120-95-307-95-423 0l-2301 1807c-18 10-32 24-43 42 11 14 25 28 43 42l1887 1486c116 92 308 92 424 0z">
          <text:p/>
        </draw:path>
        <draw:polygon draw:style-name="gr7" draw:text-style-name="P2" draw:layer="layout" svg:width="0cm" svg:height="0cm" svg:x="7.87cm" svg:y="15.518cm" svg:viewBox="0 0 0 0" draw:points="0,0">
          <text:p/>
        </draw:polygon>
        <draw:path draw:style-name="gr1" draw:text-style-name="P1" draw:layer="layout" svg:width="6.466cm" svg:height="3.318cm" svg:x="3.965cm" svg:y="14.82cm" svg:viewBox="0 0 6467 3319" svg:d="M6467 0v311l-3740 2939c-120 92-307 92-427 0l-2300-1810v-215-92l2300 1806c120 92 307 92 427 0z">
          <text:p/>
        </draw:path>
        <draw:polygon draw:style-name="gr7" draw:text-style-name="P2" draw:layer="layout" svg:width="0cm" svg:height="0cm" svg:x="7.87cm" svg:y="15.518cm" svg:viewBox="0 0 0 0" draw:points="0,0">
          <text:p/>
        </draw:polygon>
        <draw:path draw:style-name="gr1" draw:text-style-name="P1" draw:layer="layout" svg:width="4.784cm" svg:height="2.167cm" svg:x="4.804cm" svg:y="13.503cm" svg:viewBox="0 0 4785 2168" svg:d="M4743 1847c28-39 42-81 42-124 0-63-32-123-88-169l-1884-1483c-120-95-307-95-423 0l-2301 1808c-57 42-89 102-89 165 0 43 18 89 46 124 11-14 25-28 43-42l2301-1808c116-95 303-95 423 0l1884 1483c17 14 32 28 46 46z">
          <text:p/>
        </draw:path>
        <draw:polygon draw:style-name="gr7" draw:text-style-name="P2" draw:layer="layout" svg:width="0cm" svg:height="0cm" svg:x="7.87cm" svg:y="15.518cm" svg:viewBox="0 0 0 0" draw:points="0,0">
          <text:p/>
        </draw:polygon>
        <draw:path draw:style-name="gr1" draw:text-style-name="P1" draw:layer="layout" svg:width="1.228cm" svg:height="0.961cm" svg:x="3.453cm" svg:y="15.083cm" svg:viewBox="0 0 1229 962" svg:d="M1229 305c-85 3-162-25-219-67l-216-170c-116-91-307-91-423 0l-283 223c-56 45-88 105-88 169 0 60 32 120 88 166l424 336v-92l713-562z">
          <text:p/>
        </draw:path>
        <draw:polygon draw:style-name="gr7" draw:text-style-name="P2" draw:layer="layout" svg:width="0cm" svg:height="0cm" svg:x="7.87cm" svg:y="15.518cm" svg:viewBox="0 0 0 0" draw:points="0,0">
          <text:p/>
        </draw:polygon>
        <draw:path draw:style-name="gr1" draw:text-style-name="P1" draw:layer="layout" svg:width="0.671cm" svg:height="0.529cm" svg:x="9.376cm" svg:y="14.555cm" svg:viewBox="0 0 672 530" svg:d="M672 265c0-145-152-265-337-265-186 0-335 120-335 265zM0 265c0 144 149 265 335 265 185 0 337-121 337-265z">
          <text:p/>
        </draw:path>
        <draw:polygon draw:style-name="gr7" draw:text-style-name="P2" draw:layer="layout" svg:width="0cm" svg:height="0cm" svg:x="7.87cm" svg:y="15.518cm" svg:viewBox="0 0 0 0" draw:points="0,0">
          <text:p/>
        </draw:polygon>
        <draw:path draw:style-name="gr1" draw:text-style-name="P1" draw:layer="layout" svg:width="0.67cm" svg:height="0.525cm" svg:x="6.145cm" svg:y="17.099cm" svg:viewBox="0 0 671 526" svg:d="M671 261c0-145-152-261-335-261-188 0-336 116-336 261zM0 261c0 148 148 265 336 265 183 0 335-117 335-265z">
          <text:p/>
        </draw:path>
        <draw:polygon draw:style-name="gr7" draw:text-style-name="P2" draw:layer="layout" svg:width="0cm" svg:height="0cm" svg:x="7.87cm" svg:y="15.518cm" svg:viewBox="0 0 0 0" draw:points="0,0">
          <text:p/>
        </draw:polygon>
        <draw:path draw:style-name="gr1" draw:text-style-name="P1" draw:layer="layout" svg:width="0.671cm" svg:height="0.529cm" svg:x="4.349cm" svg:y="15.684cm" svg:viewBox="0 0 672 530" svg:d="M672 265c0-145-152-265-336-265-187 0-336 120-336 265zM0 265c0 148 149 265 336 265 184 0 336-117 336-265z">
          <text:p/>
        </draw:path>
        <draw:polygon draw:style-name="gr7" draw:text-style-name="P2" draw:layer="layout" svg:width="0cm" svg:height="0cm" svg:x="7.87cm" svg:y="15.518cm" svg:viewBox="0 0 0 0" draw:points="0,0">
          <text:p/>
        </draw:polygon>
        <draw:path draw:style-name="gr1" draw:text-style-name="P1" draw:layer="layout" svg:width="0.67cm" svg:height="0.529cm" svg:x="7.581cm" svg:y="13.144cm" svg:viewBox="0 0 671 530" svg:d="M671 265c0-145-152-265-335-265-187 0-336 120-336 265zM0 265c0 145 149 265 336 265 183 0 335-120 335-265z">
          <text:p/>
        </draw:path>
        <draw:polygon draw:style-name="gr7" draw:text-style-name="P2" draw:layer="layout" svg:width="0cm" svg:height="0cm" svg:x="7.87cm" svg:y="15.518cm" svg:viewBox="0 0 0 0" draw:points="0,0">
          <text:p/>
        </draw:polygon>
        <draw:path draw:style-name="gr1" draw:text-style-name="P1" draw:layer="layout" svg:width="0.667cm" svg:height="0.526cm" svg:x="11.362cm" svg:y="13.088cm" svg:viewBox="0 0 668 527" svg:d="M591 364c17-11 28-25 42-43 25-32 35-71 35-110 0-84-63-162-166-194-98-35-216-14-293 46l-127 99c-50 39-82 95-82 152 0 39 15 75 39 110 43 53 117 92 198 102 86 7 170-14 227-60z">
          <text:p/>
        </draw:path>
        <draw:polygon draw:style-name="gr7" draw:text-style-name="P2" draw:layer="layout" svg:width="0cm" svg:height="0cm" svg:x="7.87cm" svg:y="15.518cm" svg:viewBox="0 0 0 0" draw:points="0,0">
          <text:p/>
        </draw:polygon>
        <draw:path draw:style-name="gr1" draw:text-style-name="P1" draw:layer="layout" svg:width="0.54cm" svg:height="0.424cm" svg:x="3.742cm" svg:y="15.303cm" svg:viewBox="0 0 541 425" svg:d="M506 322c21-35 35-71 35-109 0-118-120-213-272-213-149 0-269 95-269 213 0 38 11 74 36 109 14 14 28 28 42 39 60 49 141 70 227 63 85-10 155-46 201-102z">
          <text:p/>
        </draw:path>
        <draw:polygon draw:style-name="gr7" draw:text-style-name="P2" draw:layer="layout" svg:width="0cm" svg:height="0cm" svg:x="7.87cm" svg:y="15.518cm" svg:viewBox="0 0 0 0" draw:points="0,0">
          <text:p/>
        </draw:polygon>
        <draw:path draw:style-name="gr1" draw:text-style-name="P1" draw:layer="layout" svg:width="0.667cm" svg:height="0.423cm" svg:x="11.362cm" svg:y="13.088cm" svg:viewBox="0 0 668 424" svg:d="M633 322c25-32 35-71 35-106 0-89-63-167-166-199-98-35-216-14-293 46l-127 99c-50 42-82 96-82 153 0 38 15 74 39 109 11-18 25-32 43-42l127-103c56-46 142-67 223-60 85 11 159 46 201 103z">
          <text:p/>
        </draw:path>
        <draw:polygon draw:style-name="gr7" draw:text-style-name="P2" draw:layer="layout" svg:width="0cm" svg:height="0cm" svg:x="7.87cm" svg:y="15.518cm" svg:viewBox="0 0 0 0" draw:points="0,0">
          <text:p/>
        </draw:polygon>
        <draw:path draw:style-name="gr1" draw:text-style-name="P1" draw:layer="layout" svg:width="0.469cm" svg:height="0.374cm" svg:x="6.244cm" svg:y="17.236cm" svg:viewBox="0 0 470 375" svg:d="M410 312c42-36 60-78 60-124 0-103-102-188-233-188-130 0-237 85-237 188 0 46 21 88 60 124 3 3 7 3 10 7 47 35 107 56 174 56 64-3 124-25 166-63z">
          <text:p/>
        </draw:path>
        <draw:polygon draw:style-name="gr7" draw:text-style-name="P2" draw:layer="layout" svg:width="0cm" svg:height="0cm" svg:x="7.87cm" svg:y="15.518cm" svg:viewBox="0 0 0 0" draw:points="0,0">
          <text:p/>
        </draw:polygon>
        <draw:path draw:style-name="gr1" draw:text-style-name="P1" draw:layer="layout" svg:width="0.473cm" svg:height="0.371cm" svg:x="9.475cm" svg:y="14.696cm" svg:viewBox="0 0 474 372" svg:d="M410 312c39-37 64-79 64-125 0-102-106-187-237-187s-237 85-237 187c0 46 21 88 60 125 4 3 7 3 11 7 42 35 106 56 174 53 63 0 123-25 165-60z">
          <text:p/>
        </draw:path>
        <draw:polygon draw:style-name="gr7" draw:text-style-name="P2" draw:layer="layout" svg:width="0cm" svg:height="0cm" svg:x="7.87cm" svg:y="15.518cm" svg:viewBox="0 0 0 0" draw:points="0,0">
          <text:p/>
        </draw:polygon>
        <draw:path draw:style-name="gr1" draw:text-style-name="P1" draw:layer="layout" svg:width="0.473cm" svg:height="0.371cm" svg:x="7.679cm" svg:y="13.285cm" svg:viewBox="0 0 474 372" svg:d="M414 312c39-36 60-78 60-125 0-106-106-187-236-187-132 0-238 81-238 187 0 47 22 89 64 125 0 0 4 3 7 7 47 35 107 53 174 53 63 0 123-25 169-60z">
          <text:p/>
        </draw:path>
        <draw:polygon draw:style-name="gr7" draw:text-style-name="P2" draw:layer="layout" svg:width="0cm" svg:height="0cm" svg:x="7.87cm" svg:y="15.518cm" svg:viewBox="0 0 0 0" draw:points="0,0">
          <text:p/>
        </draw:polygon>
        <draw:path draw:style-name="gr1" draw:text-style-name="P1" draw:layer="layout" svg:width="0.473cm" svg:height="0.371cm" svg:x="4.448cm" svg:y="15.825cm" svg:viewBox="0 0 474 372" svg:d="M410 312c39-36 64-79 64-125 0-102-106-187-237-187-130 0-237 85-237 187 0 46 21 89 61 125 4 3 7 3 11 7 45 35 109 56 172 53 64 0 124-22 166-60z">
          <text:p/>
        </draw:path>
        <draw:polygon draw:style-name="gr7" draw:text-style-name="P2" draw:layer="layout" svg:width="0cm" svg:height="0cm" svg:x="7.87cm" svg:y="15.518cm" svg:viewBox="0 0 0 0" draw:points="0,0">
          <text:p/>
        </draw:polygon>
        <draw:path draw:style-name="gr1" draw:text-style-name="P1" draw:layer="layout" svg:width="0.593cm" svg:height="0.31cm" svg:x="11.401cm" svg:y="13.305cm" svg:viewBox="0 0 594 311" svg:d="M552 147c17-12 28-26 42-43-42-57-116-96-201-103-81-7-166 14-222 60l-128 104c-18 10-32 24-43 42 43 53 117 92 199 102 85 7 169-14 226-60z">
          <text:p/>
        </draw:path>
        <draw:polygon draw:style-name="gr7" draw:text-style-name="P2" draw:layer="layout" svg:width="0cm" svg:height="0cm" svg:x="7.87cm" svg:y="15.518cm" svg:viewBox="0 0 0 0" draw:points="0,0">
          <text:p/>
        </draw:polygon>
        <draw:path draw:style-name="gr1" draw:text-style-name="P1" draw:layer="layout" svg:width="0.54cm" svg:height="0.321cm" svg:x="3.742cm" svg:y="15.303cm" svg:viewBox="0 0 541 322" svg:d="M506 322c21-35 35-72 35-110 0-117-120-212-272-212-149 0-269 95-269 212 0 38 11 75 36 110 49-68 137-107 233-107 99 0 188 39 237 107z">
          <text:p/>
        </draw:path>
        <draw:polygon draw:style-name="gr7" draw:text-style-name="P2" draw:layer="layout" svg:width="0cm" svg:height="0cm" svg:x="7.87cm" svg:y="15.518cm" svg:viewBox="0 0 0 0" draw:points="0,0">
          <text:p/>
        </draw:polygon>
        <draw:path draw:style-name="gr1" draw:text-style-name="P1" draw:layer="layout" svg:width="0.515cm" svg:height="0.716cm" svg:x="3.453cm" svg:y="15.543cm" svg:viewBox="0 0 516 717" svg:d="M88 166l428 331v220l-428-336c-56-42-88-102-88-166v-215c0 60 32 120 88 166z">
          <text:p/>
        </draw:path>
        <draw:polygon draw:style-name="gr7" draw:text-style-name="P2" draw:layer="layout" svg:width="0cm" svg:height="0cm" svg:x="7.87cm" svg:y="15.518cm" svg:viewBox="0 0 0 0" draw:points="0,0">
          <text:p/>
        </draw:polygon>
        <draw:path draw:style-name="gr1" draw:text-style-name="P1" draw:layer="layout" svg:width="0.473cm" svg:height="0.311cm" svg:x="4.448cm" svg:y="15.825cm" svg:viewBox="0 0 474 312" svg:d="M410 312c39-36 64-78 64-124 0-103-106-188-237-188-130 0-237 85-237 188 0 46 21 88 61 124 46-39 109-60 176-60s131 21 173 60z">
          <text:p/>
        </draw:path>
        <draw:polygon draw:style-name="gr7" draw:text-style-name="P2" draw:layer="layout" svg:width="0cm" svg:height="0cm" svg:x="7.87cm" svg:y="15.518cm" svg:viewBox="0 0 0 0" draw:points="0,0">
          <text:p/>
        </draw:polygon>
        <draw:path draw:style-name="gr1" draw:text-style-name="P1" draw:layer="layout" svg:width="0.469cm" svg:height="0.311cm" svg:x="6.244cm" svg:y="17.236cm" svg:viewBox="0 0 470 312" svg:d="M410 312c42-32 60-79 60-125 0-102-102-187-233-187-130 0-237 85-237 187 0 46 21 93 60 125 47-40 110-61 177-61s131 21 173 61z">
          <text:p/>
        </draw:path>
        <draw:polygon draw:style-name="gr7" draw:text-style-name="P2" draw:layer="layout" svg:width="0cm" svg:height="0cm" svg:x="7.87cm" svg:y="15.518cm" svg:viewBox="0 0 0 0" draw:points="0,0">
          <text:p/>
        </draw:polygon>
        <draw:path draw:style-name="gr1" draw:text-style-name="P1" draw:layer="layout" svg:width="0.473cm" svg:height="0.311cm" svg:x="9.475cm" svg:y="14.696cm" svg:viewBox="0 0 474 312" svg:d="M410 312c39-36 64-78 64-124 0-102-106-188-237-188s-237 86-237 188c0 46 21 88 60 124 46-39 109-64 177-64s131 25 173 64z">
          <text:p/>
        </draw:path>
        <draw:polygon draw:style-name="gr7" draw:text-style-name="P2" draw:layer="layout" svg:width="0cm" svg:height="0cm" svg:x="7.87cm" svg:y="15.518cm" svg:viewBox="0 0 0 0" draw:points="0,0">
          <text:p/>
        </draw:polygon>
        <draw:path draw:style-name="gr1" draw:text-style-name="P1" draw:layer="layout" svg:width="0.473cm" svg:height="0.311cm" svg:x="7.679cm" svg:y="13.285cm" svg:viewBox="0 0 474 312" svg:d="M414 312c39-36 60-78 60-125 0-106-106-187-236-187-132 0-238 81-238 187 0 47 22 89 64 125 42-39 107-64 174-64s130 25 176 64z">
          <text:p/>
        </draw:path>
        <draw:polygon draw:style-name="gr7" draw:text-style-name="P2" draw:layer="layout" svg:width="0cm" svg:height="0cm" svg:x="7.87cm" svg:y="15.518cm" svg:viewBox="0 0 0 0" draw:points="0,0">
          <text:p/>
        </draw:polygon>
        <draw:path draw:style-name="gr1" draw:text-style-name="P1" draw:layer="layout" svg:width="0.469cm" svg:height="0.209cm" svg:x="3.778cm" svg:y="15.518cm" svg:viewBox="0 0 470 210" svg:d="M42 146c60 49 145 70 227 63 85-10 155-49 201-105-49-65-138-104-233-104-100 0-188 39-237 104 14 17 28 31 42 42z">
          <text:p/>
        </draw:path>
        <draw:polygon draw:style-name="gr7" draw:text-style-name="P2" draw:layer="layout" svg:width="0cm" svg:height="0cm" svg:x="7.87cm" svg:y="15.518cm" svg:viewBox="0 0 0 0" draw:points="0,0">
          <text:p/>
        </draw:polygon>
        <draw:path draw:style-name="gr1" draw:text-style-name="P1" draw:layer="layout" svg:width="0.349cm" svg:height="0.127cm" svg:x="6.304cm" svg:y="17.483cm" svg:viewBox="0 0 350 128" svg:d="M10 71c46 35 106 57 174 57 64-3 124-26 166-64-42-39-106-64-173-64-68 0-131 25-177 64 3 3 7 3 10 7z">
          <text:p/>
        </draw:path>
        <draw:polygon draw:style-name="gr7" draw:text-style-name="P2" draw:layer="layout" svg:width="0cm" svg:height="0cm" svg:x="7.87cm" svg:y="15.518cm" svg:viewBox="0 0 0 0" draw:points="0,0">
          <text:p/>
        </draw:polygon>
        <draw:path draw:style-name="gr1" draw:text-style-name="P1" draw:layer="layout" svg:width="0.353cm" svg:height="0.124cm" svg:x="7.739cm" svg:y="13.532cm" svg:viewBox="0 0 354 125" svg:d="M11 68c46 39 106 57 174 57 63 0 123-25 169-64-46-40-109-61-177-61-67 0-131 21-177 61 4 4 8 7 11 7z">
          <text:p/>
        </draw:path>
        <draw:polygon draw:style-name="gr7" draw:text-style-name="P2" draw:layer="layout" svg:width="0cm" svg:height="0cm" svg:x="7.87cm" svg:y="15.518cm" svg:viewBox="0 0 0 0" draw:points="0,0">
          <text:p/>
        </draw:polygon>
        <draw:path draw:style-name="gr1" draw:text-style-name="P1" draw:layer="layout" svg:width="0.349cm" svg:height="0.124cm" svg:x="9.535cm" svg:y="14.943cm" svg:viewBox="0 0 350 125" svg:d="M11 72c42 35 107 57 174 53 63 0 123-25 165-60-42-39-105-65-173-65-67 0-131 26-177 65 4 3 7 3 11 7z">
          <text:p/>
        </draw:path>
        <draw:polygon draw:style-name="gr7" draw:text-style-name="P2" draw:layer="layout" svg:width="0cm" svg:height="0cm" svg:x="7.87cm" svg:y="15.518cm" svg:viewBox="0 0 0 0" draw:points="0,0">
          <text:p/>
        </draw:polygon>
        <draw:path draw:style-name="gr1" draw:text-style-name="P1" draw:layer="layout" svg:width="0.349cm" svg:height="0.124cm" svg:x="4.508cm" svg:y="16.072cm" svg:viewBox="0 0 350 125" svg:d="M11 71c42 36 105 57 169 54 68 0 128-23 170-61-42-39-106-64-174-64-67 0-130 25-176 64 4 0 7 3 11 7z">
          <text:p/>
        </draw:path>
        <draw:polygon draw:style-name="gr7" draw:text-style-name="P2" draw:layer="layout" svg:width="0cm" svg:height="0cm" svg:x="7.87cm" svg:y="15.518cm" svg:viewBox="0 0 0 0" draw:points="0,0">
          <text:p/>
        </draw:polygon>
        <draw:line draw:style-name="gr8" draw:text-style-name="P2" draw:layer="layout" svg:x1="9.984cm" svg:y1="14.061cm" svg:x2="9.934cm" svg:y2="14.101cm">
          <text:p/>
        </draw:line>
        <draw:line draw:style-name="gr8" draw:text-style-name="P2" draw:layer="layout" svg:x1="10.69cm" svg:y1="14.616cm" svg:x2="9.983cm" svg:y2="14.061cm">
          <text:p/>
        </draw:line>
        <draw:path draw:style-name="gr8" draw:text-style-name="P2" draw:layer="layout" svg:width="0.424cm" svg:height="0.071cm" svg:x="9.51cm" svg:y="14.097cm" svg:viewBox="0 0 425 72" svg:d="M0 0c118 96 308 96 425 0">
          <text:p/>
        </draw:path>
        <draw:line draw:style-name="gr8" draw:text-style-name="P2" draw:layer="layout" svg:x1="10.428cm" svg:y1="14.821cm" svg:x2="10.69cm" svg:y2="14.615cm">
          <text:p/>
        </draw:line>
        <draw:line draw:style-name="gr8" draw:text-style-name="P2" draw:layer="layout" svg:x1="9.51cm" svg:y1="14.097cm" svg:x2="9.723cm" svg:y2="14.267cm">
          <text:p/>
        </draw:line>
        <draw:line draw:style-name="gr8" draw:text-style-name="P2" draw:layer="layout" svg:x1="9.722cm" svg:y1="14.266cm" svg:x2="10.432cm" svg:y2="14.821cm">
          <text:p/>
        </draw:line>
        <draw:line draw:style-name="gr8" draw:text-style-name="P2" draw:layer="layout" svg:x1="9.983cm" svg:y1="14.061cm" svg:x2="10.09cm" svg:y2="14.069cm">
          <text:p/>
        </draw:line>
        <draw:line draw:style-name="gr8" draw:text-style-name="P2" draw:layer="layout" svg:x1="11.49cm" svg:y1="12.968cm" svg:x2="10.089cm" svg:y2="14.069cm">
          <text:p/>
        </draw:line>
        <draw:line draw:style-name="gr8" draw:text-style-name="P2" draw:layer="layout" svg:x1="10.689cm" svg:y1="14.615cm" svg:x2="10.796cm" svg:y2="14.627cm">
          <text:p/>
        </draw:line>
        <draw:line draw:style-name="gr8" draw:text-style-name="P2" draw:layer="layout" svg:x1="10.796cm" svg:y1="14.627cm" svg:x2="10.089cm" svg:y2="14.068cm">
          <text:p/>
        </draw:line>
        <draw:line draw:style-name="gr8" draw:text-style-name="P2" draw:layer="layout" svg:x1="10.428cm" svg:y1="14.82cm" svg:x2="10.428cm" svg:y2="15.13cm">
          <text:p/>
        </draw:line>
        <draw:line draw:style-name="gr8" draw:text-style-name="P2" draw:layer="layout" svg:x1="10.428cm" svg:y1="15.131cm" svg:x2="12.196cm" svg:y2="13.74cm">
          <text:p/>
        </draw:line>
        <draw:line draw:style-name="gr8" draw:text-style-name="P2" draw:layer="layout" svg:x1="10.795cm" svg:y1="14.627cm" svg:x2="12.196cm" svg:y2="13.525cm">
          <text:p/>
        </draw:line>
        <draw:line draw:style-name="gr8" draw:text-style-name="P2" draw:layer="layout" svg:x1="10.432cm" svg:y1="14.82cm" svg:x2="6.692cm" svg:y2="17.759cm">
          <text:p/>
        </draw:line>
        <draw:path draw:style-name="gr8" draw:text-style-name="P2" draw:layer="layout" svg:width="0.427cm" svg:height="0.072cm" svg:x="6.265cm" svg:y="17.758cm" svg:viewBox="0 0 428 73" svg:d="M428 0c-118 97-308 97-428 0">
          <text:p/>
        </draw:path>
        <draw:line draw:style-name="gr8" draw:text-style-name="P2" draw:layer="layout" svg:x1="6.269cm" svg:y1="17.759cm" svg:x2="3.965cm" svg:y2="15.949cm">
          <text:p/>
        </draw:line>
        <draw:line draw:style-name="gr8" draw:text-style-name="P2" draw:layer="layout" svg:x1="4.675cm" svg:y1="15.395cm" svg:x2="3.965cm" svg:y2="15.953cm">
          <text:p/>
        </draw:line>
        <draw:line draw:style-name="gr8" draw:text-style-name="P2" draw:layer="layout" svg:x1="8.128cm" svg:y1="13.01cm" svg:x2="9.511cm" svg:y2="14.101cm">
          <text:p/>
        </draw:line>
        <draw:line draw:style-name="gr8" draw:text-style-name="P2" draw:layer="layout" svg:x1="4.674cm" svg:y1="15.396cm" svg:x2="4.886cm" svg:y2="15.225cm">
          <text:p/>
        </draw:line>
        <draw:path draw:style-name="gr8" draw:text-style-name="P2" draw:layer="layout" svg:width="0.424cm" svg:height="0.071cm" svg:x="7.704cm" svg:y="12.942cm" svg:viewBox="0 0 425 72" svg:d="M425 72c-117-96-308-96-425 0">
          <text:p/>
        </draw:path>
        <draw:line draw:style-name="gr8" draw:text-style-name="P2" draw:layer="layout" svg:x1="5.098cm" svg:y1="15.06cm" svg:x2="4.885cm" svg:y2="15.23cm">
          <text:p/>
        </draw:line>
        <draw:line draw:style-name="gr8" draw:text-style-name="P2" draw:layer="layout" svg:x1="5.097cm" svg:y1="15.061cm" svg:x2="7.705cm" svg:y2="13.01cm">
          <text:p/>
        </draw:line>
        <draw:path draw:style-name="gr8" draw:text-style-name="P2" draw:layer="layout" svg:width="0.671cm" svg:height="0.265cm" svg:x="4.349cm" svg:y="15.684cm" svg:viewBox="0 0 672 266" svg:d="M672 266c0-145-152-266-336-266-187 0-336 121-336 266">
          <text:p/>
        </draw:path>
        <draw:path draw:style-name="gr8" draw:text-style-name="P2" draw:layer="layout" svg:width="0.671cm" svg:height="0.264cm" svg:x="4.349cm" svg:y="15.949cm" svg:viewBox="0 0 672 265" svg:d="M0 0c0 149 149 265 336 265 184 0 336-116 336-265">
          <text:p/>
        </draw:path>
        <draw:path draw:style-name="gr8" draw:text-style-name="P2" draw:layer="layout" svg:width="0.67cm" svg:height="0.261cm" svg:x="6.145cm" svg:y="17.099cm" svg:viewBox="0 0 671 262" svg:d="M671 262c0-146-152-262-335-262-188 0-336 116-336 262">
          <text:p/>
        </draw:path>
        <draw:path draw:style-name="gr8" draw:text-style-name="P2" draw:layer="layout" svg:width="0.67cm" svg:height="0.264cm" svg:x="6.145cm" svg:y="17.36cm" svg:viewBox="0 0 671 265" svg:d="M0 0c0 148 148 265 336 265 183 0 335-117 335-265">
          <text:p/>
        </draw:path>
        <draw:line draw:style-name="gr8" draw:text-style-name="P2" draw:layer="layout" svg:x1="9.501cm" svg:y1="15.391cm" svg:x2="7.203cm" svg:y2="17.198cm">
          <text:p/>
        </draw:line>
        <draw:path draw:style-name="gr8" draw:text-style-name="P2" draw:layer="layout" svg:width="0.088cm" svg:height="0.169cm" svg:x="9.5cm" svg:y="15.222cm" svg:viewBox="0 0 89 170" svg:d="M0 170c57-46 89-107 89-170">
          <text:p/>
        </draw:path>
        <draw:path draw:style-name="gr8" draw:text-style-name="P2" draw:layer="layout" svg:width="0.088cm" svg:height="0.169cm" svg:x="9.5cm" svg:y="15.056cm" svg:viewBox="0 0 89 170" svg:d="M89 170c0-63-32-124-89-170">
          <text:p/>
        </draw:path>
        <draw:path draw:style-name="gr8" draw:text-style-name="P2" draw:layer="layout" svg:width="0.423cm" svg:height="0.069cm" svg:x="6.78cm" svg:y="17.197cm" svg:viewBox="0 0 424 70" svg:d="M424 0c-116 93-308 93-424 0">
          <text:p/>
        </draw:path>
        <draw:line draw:style-name="gr8" draw:text-style-name="P2" draw:layer="layout" svg:x1="7.616cm" svg:y1="13.574cm" svg:x2="9.501cm" svg:y2="15.057cm">
          <text:p/>
        </draw:line>
        <draw:line draw:style-name="gr8" draw:text-style-name="P2" draw:layer="layout" svg:x1="6.781cm" svg:y1="17.198cm" svg:x2="4.893cm" svg:y2="15.712cm">
          <text:p/>
        </draw:line>
        <draw:path draw:style-name="gr8" draw:text-style-name="P2" draw:layer="layout" svg:width="0.427cm" svg:height="0.071cm" svg:x="7.189cm" svg:y="13.503cm" svg:viewBox="0 0 428 72" svg:d="M0 72c120-96 308-96 428 0">
          <text:p/>
        </draw:path>
        <draw:path draw:style-name="gr8" draw:text-style-name="P2" draw:layer="layout" svg:width="0.089cm" svg:height="0.166cm" svg:x="4.804cm" svg:y="15.546cm" svg:viewBox="0 0 90 167" svg:d="M90 167c-58-42-90-102-90-167">
          <text:p/>
        </draw:path>
        <draw:path draw:style-name="gr8" draw:text-style-name="P2" draw:layer="layout" svg:width="0.089cm" svg:height="0.165cm" svg:x="4.804cm" svg:y="15.381cm" svg:viewBox="0 0 90 166" svg:d="M0 166c0-63 32-124 90-166">
          <text:p/>
        </draw:path>
        <draw:line draw:style-name="gr8" draw:text-style-name="P2" draw:layer="layout" svg:x1="4.893cm" svg:y1="15.382cm" svg:x2="7.194cm" svg:y2="13.574cm">
          <text:p/>
        </draw:line>
        <draw:path draw:style-name="gr8" draw:text-style-name="P2" draw:layer="layout" svg:width="0.671cm" svg:height="0.265cm" svg:x="9.376cm" svg:y="14.555cm" svg:viewBox="0 0 672 266" svg:d="M672 266c0-145-152-266-337-266-186 0-335 121-335 266">
          <text:p/>
        </draw:path>
        <draw:path draw:style-name="gr8" draw:text-style-name="P2" draw:layer="layout" svg:width="0.671cm" svg:height="0.264cm" svg:x="9.376cm" svg:y="14.82cm" svg:viewBox="0 0 672 265" svg:d="M0 0c0 145 149 265 335 265 185 0 337-120 337-265">
          <text:p/>
        </draw:path>
        <draw:path draw:style-name="gr8" draw:text-style-name="P2" draw:layer="layout" svg:width="0.67cm" svg:height="0.265cm" svg:x="7.581cm" svg:y="13.144cm" svg:viewBox="0 0 671 266" svg:d="M671 266c0-146-152-266-335-266-187 0-336 120-336 266">
          <text:p/>
        </draw:path>
        <draw:path draw:style-name="gr8" draw:text-style-name="P2" draw:layer="layout" svg:width="0.67cm" svg:height="0.264cm" svg:x="7.581cm" svg:y="13.409cm" svg:viewBox="0 0 671 265" svg:d="M0 0c0 144 149 265 336 265 183 0 335-121 335-265">
          <text:p/>
        </draw:path>
        <draw:path draw:style-name="gr8" draw:text-style-name="P2" draw:layer="layout" svg:width="0.088cm" svg:height="0.169cm" svg:x="12.195cm" svg:y="13.571cm" svg:viewBox="0 0 89 170" svg:d="M0 170c56-46 89-106 89-170">
          <text:p/>
        </draw:path>
        <draw:path draw:style-name="gr8" draw:text-style-name="P2" draw:layer="layout" svg:width="0.423cm" svg:height="0.104cm" svg:x="11.571cm" svg:y="13.305cm" svg:viewBox="0 0 424 105" svg:d="M424 105c-42-57-116-97-201-104-81-7-167 14-223 61">
          <text:p/>
        </draw:path>
        <draw:line draw:style-name="gr8" draw:text-style-name="P2" draw:layer="layout" svg:x1="11.572cm" svg:y1="13.366cm" svg:x2="11.444cm" svg:y2="13.47cm">
          <text:p/>
        </draw:line>
        <draw:path draw:style-name="gr8" draw:text-style-name="P2" draw:layer="layout" svg:width="0.043cm" svg:height="0.046cm" svg:x="11.401cm" svg:y="13.465cm" svg:viewBox="0 0 44 47" svg:d="M44 0c-18 15-32 29-44 47">
          <text:p/>
        </draw:path>
        <draw:path draw:style-name="gr8" draw:text-style-name="P2" draw:layer="layout" svg:width="0.088cm" svg:height="0.169cm" svg:x="12.195cm" svg:y="13.19cm" svg:viewBox="0 0 89 170" svg:d="M0 0c56 46 89 107 89 170">
          <text:p/>
        </draw:path>
        <draw:path draw:style-name="gr8" draw:text-style-name="P2" draw:layer="layout" svg:width="0.088cm" svg:height="0.169cm" svg:x="12.195cm" svg:y="13.356cm" svg:viewBox="0 0 89 170" svg:d="M89 0c0 63-33 124-89 170">
          <text:p/>
        </draw:path>
        <draw:line draw:style-name="gr8" draw:text-style-name="P2" draw:layer="layout" svg:x1="12.196cm" svg:y1="13.191cm" svg:x2="11.913cm" svg:y2="12.968cm">
          <text:p/>
        </draw:line>
        <draw:path draw:style-name="gr8" draw:text-style-name="P2" draw:layer="layout" svg:width="0.424cm" svg:height="0.072cm" svg:x="11.489cm" svg:y="12.9cm" svg:viewBox="0 0 425 73" svg:d="M0 73c117-97 308-97 425 0">
          <text:p/>
        </draw:path>
        <draw:line draw:style-name="gr8" draw:text-style-name="P2" draw:layer="layout" svg:x1="11.953cm" svg:y1="13.451cm" svg:x2="11.825cm" svg:y2="13.554cm">
          <text:p/>
        </draw:line>
        <draw:path draw:style-name="gr8" draw:text-style-name="P2" draw:layer="layout" svg:width="0.082cm" svg:height="0.152cm" svg:x="11.362cm" svg:y="13.25cm" svg:viewBox="0 0 83 153" svg:d="M83 0c-50 42-83 95-83 153">
          <text:p/>
        </draw:path>
        <draw:path draw:style-name="gr8" draw:text-style-name="P2" draw:layer="layout" svg:width="0.463cm" svg:height="0.213cm" svg:x="11.362cm" svg:y="13.402cm" svg:viewBox="0 0 464 214" svg:d="M0 0c0 84 68 163 170 198 99 32 215 14 294-46">
          <text:p/>
        </draw:path>
        <draw:line draw:style-name="gr8" draw:text-style-name="P2" draw:layer="layout" svg:x1="11.572cm" svg:y1="13.151cm" svg:x2="11.444cm" svg:y2="13.251cm">
          <text:p/>
        </draw:line>
        <draw:path draw:style-name="gr8" draw:text-style-name="P2" draw:layer="layout" svg:width="0.077cm" svg:height="0.152cm" svg:x="11.952cm" svg:y="13.299cm" svg:viewBox="0 0 78 153" svg:d="M0 153c50-39 78-93 78-153">
          <text:p/>
        </draw:path>
        <draw:path draw:style-name="gr8" draw:text-style-name="P2" draw:layer="layout" svg:width="0.458cm" svg:height="0.215cm" svg:x="11.571cm" svg:y="13.088cm" svg:viewBox="0 0 459 216" svg:d="M459 216c0-88-63-167-166-199-98-35-216-14-293 46">
          <text:p/>
        </draw:path>
        <draw:line draw:style-name="gr8" draw:text-style-name="P2" draw:layer="layout" svg:x1="10.432cm" svg:y1="15.13cm" svg:x2="6.692cm" svg:y2="18.07cm">
          <text:p/>
        </draw:line>
        <draw:path draw:style-name="gr8" draw:text-style-name="P2" draw:layer="layout" svg:width="0.427cm" svg:height="0.069cm" svg:x="6.265cm" svg:y="18.069cm" svg:viewBox="0 0 428 70" svg:d="M428 0c-118 93-308 93-428 0">
          <text:p/>
        </draw:path>
        <draw:line draw:style-name="gr8" draw:text-style-name="P2" draw:layer="layout" svg:x1="6.269cm" svg:y1="18.07cm" svg:x2="3.965cm" svg:y2="16.259cm">
          <text:p/>
        </draw:line>
        <draw:line draw:style-name="gr8" draw:text-style-name="P2" draw:layer="layout" svg:x1="3.965cm" svg:y1="16.04cm" svg:x2="3.965cm" svg:y2="16.259cm">
          <text:p/>
        </draw:line>
        <draw:line draw:style-name="gr8" draw:text-style-name="P2" draw:layer="layout" svg:x1="3.965cm" svg:y1="15.949cm" svg:x2="3.965cm" svg:y2="16.04cm">
          <text:p/>
        </draw:line>
        <draw:path draw:style-name="gr8" draw:text-style-name="P2" draw:layer="layout" svg:width="0.402cm" svg:height="0.185cm" svg:x="4.519cm" svg:y="16.012cm" svg:viewBox="0 0 403 186" svg:d="M0 131c67 54 170 71 258 38 85-28 145-95 145-169">
          <text:p/>
        </draw:path>
        <draw:path draw:style-name="gr8" draw:text-style-name="P2" draw:layer="layout" svg:width="0.473cm" svg:height="0.187cm" svg:x="4.448cm" svg:y="15.825cm" svg:viewBox="0 0 474 188" svg:d="M474 188c0-102-106-188-237-188-130 0-237 86-237 188">
          <text:p/>
        </draw:path>
        <draw:path draw:style-name="gr8" draw:text-style-name="P2" draw:layer="layout" svg:width="0.071cm" svg:height="0.131cm" svg:x="4.448cm" svg:y="16.012cm" svg:viewBox="0 0 72 132" svg:d="M0 0c0 50 28 96 72 132">
          <text:p/>
        </draw:path>
        <draw:path draw:style-name="gr8" draw:text-style-name="P2" draw:layer="layout" svg:width="0.399cm" svg:height="0.185cm" svg:x="6.314cm" svg:y="17.423cm" svg:viewBox="0 0 400 186" svg:d="M0 131c67 54 166 68 255 43 88-33 145-100 145-174">
          <text:p/>
        </draw:path>
        <draw:path draw:style-name="gr8" draw:text-style-name="P2" draw:layer="layout" svg:width="0.469cm" svg:height="0.187cm" svg:x="6.244cm" svg:y="17.236cm" svg:viewBox="0 0 470 188" svg:d="M470 188c0-103-102-188-233-188-130 0-237 85-237 188">
          <text:p/>
        </draw:path>
        <draw:path draw:style-name="gr8" draw:text-style-name="P2" draw:layer="layout" svg:width="0.07cm" svg:height="0.131cm" svg:x="6.244cm" svg:y="17.423cm" svg:viewBox="0 0 71 132" svg:d="M0 0c0 50 25 96 71 132">
          <text:p/>
        </draw:path>
        <draw:path draw:style-name="gr8" draw:text-style-name="P2" draw:layer="layout" svg:width="0.046cm" svg:height="0.046cm" svg:x="9.5cm" svg:y="15.303cm" svg:viewBox="0 0 47 47" svg:d="M47 47c-14-18-30-33-47-47">
          <text:p/>
        </draw:path>
        <draw:line draw:style-name="gr8" draw:text-style-name="P2" draw:layer="layout" svg:x1="7.616cm" svg:y1="13.821cm" svg:x2="9.501cm" svg:y2="15.304cm">
          <text:p/>
        </draw:line>
        <draw:path draw:style-name="gr8" draw:text-style-name="P2" draw:layer="layout" svg:width="0.427cm" svg:height="0.072cm" svg:x="7.189cm" svg:y="13.75cm" svg:viewBox="0 0 428 73" svg:d="M0 73c120-97 308-97 428 0">
          <text:p/>
        </draw:path>
        <draw:path draw:style-name="gr8" draw:text-style-name="P2" draw:layer="layout" svg:width="0.046cm" svg:height="0.042cm" svg:x="4.85cm" svg:y="15.628cm" svg:viewBox="0 0 47 43" svg:d="M0 43c11-14 25-29 47-43">
          <text:p/>
        </draw:path>
        <draw:line draw:style-name="gr8" draw:text-style-name="P2" draw:layer="layout" svg:x1="4.893cm" svg:y1="15.629cm" svg:x2="7.194cm" svg:y2="13.821cm">
          <text:p/>
        </draw:line>
        <draw:path draw:style-name="gr8" draw:text-style-name="P2" draw:layer="layout" svg:width="0.402cm" svg:height="0.184cm" svg:x="9.546cm" svg:y="14.883cm" svg:viewBox="0 0 403 185" svg:d="M0 132c67 53 165 67 257 39 86-29 146-96 146-171">
          <text:p/>
        </draw:path>
        <draw:path draw:style-name="gr8" draw:text-style-name="P2" draw:layer="layout" svg:width="0.473cm" svg:height="0.187cm" svg:x="9.475cm" svg:y="14.696cm" svg:viewBox="0 0 474 188" svg:d="M474 188c0-103-106-188-237-188s-237 85-237 188">
          <text:p/>
        </draw:path>
        <draw:path draw:style-name="gr8" draw:text-style-name="P2" draw:layer="layout" svg:width="0.071cm" svg:height="0.131cm" svg:x="9.475cm" svg:y="14.883cm" svg:viewBox="0 0 72 132" svg:d="M0 0c0 51 26 96 72 132">
          <text:p/>
        </draw:path>
        <draw:path draw:style-name="gr8" draw:text-style-name="P2" draw:layer="layout" svg:width="0.402cm" svg:height="0.187cm" svg:x="7.75cm" svg:y="13.469cm" svg:viewBox="0 0 403 188" svg:d="M0 135c67 53 167 67 255 38 88-28 148-96 148-173">
          <text:p/>
        </draw:path>
        <draw:path draw:style-name="gr8" draw:text-style-name="P2" draw:layer="layout" svg:width="0.473cm" svg:height="0.187cm" svg:x="7.679cm" svg:y="13.285cm" svg:viewBox="0 0 474 188" svg:d="M474 188c0-102-106-188-236-188-132 0-238 86-238 188">
          <text:p/>
        </draw:path>
        <draw:path draw:style-name="gr8" draw:text-style-name="P2" draw:layer="layout" svg:width="0.071cm" svg:height="0.134cm" svg:x="7.679cm" svg:y="13.469cm" svg:viewBox="0 0 72 135" svg:d="M0 0c0 49 25 95 72 135">
          <text:p/>
        </draw:path>
        <draw:path draw:style-name="gr8" draw:text-style-name="P2" draw:layer="layout" svg:width="0.349cm" svg:height="0.064cm" svg:x="4.508cm" svg:y="16.072cm" svg:viewBox="0 0 350 65" svg:d="M350 65c-42-39-106-65-174-65-67 0-130 26-176 65">
          <text:p/>
        </draw:path>
        <draw:path draw:style-name="gr8" draw:text-style-name="P2" draw:layer="layout" svg:width="0.349cm" svg:height="0.064cm" svg:x="6.304cm" svg:y="17.483cm" svg:viewBox="0 0 350 65" svg:d="M350 65c-42-40-106-65-173-65-68 0-131 25-177 65">
          <text:p/>
        </draw:path>
        <draw:path draw:style-name="gr8" draw:text-style-name="P2" draw:layer="layout" svg:width="0.349cm" svg:height="0.064cm" svg:x="9.535cm" svg:y="14.943cm" svg:viewBox="0 0 350 65" svg:d="M350 65c-42-39-105-65-173-65-67 0-131 26-177 65">
          <text:p/>
        </draw:path>
        <draw:path draw:style-name="gr8" draw:text-style-name="P2" draw:layer="layout" svg:width="0.353cm" svg:height="0.064cm" svg:x="7.739cm" svg:y="13.532cm" svg:viewBox="0 0 354 65" svg:d="M354 65c-46-44-109-65-177-65-67 0-131 21-177 65">
          <text:p/>
        </draw:path>
        <draw:line draw:style-name="gr8" draw:text-style-name="P2" draw:layer="layout" svg:x1="3.541cm" svg:y1="15.709cm" svg:x2="3.969cm" svg:y2="16.045cm">
          <text:p/>
        </draw:line>
        <draw:line draw:style-name="gr8" draw:text-style-name="P2" draw:layer="layout" svg:x1="3.541cm" svg:y1="15.924cm" svg:x2="3.969cm" svg:y2="16.26cm">
          <text:p/>
        </draw:line>
        <draw:path draw:style-name="gr8" draw:text-style-name="P2" draw:layer="layout" svg:width="0.222cm" svg:height="0.07cm" svg:x="4.459cm" svg:y="15.321cm" svg:viewBox="0 0 223 71" svg:d="M223 71c-85 0-163-24-223-71">
          <text:p/>
        </draw:path>
        <draw:line draw:style-name="gr8" draw:text-style-name="P2" draw:layer="layout" svg:x1="4.463cm" svg:y1="15.322cm" svg:x2="4.247cm" svg:y2="15.151cm">
          <text:p/>
        </draw:line>
        <draw:path draw:style-name="gr8" draw:text-style-name="P2" draw:layer="layout" svg:width="0.423cm" svg:height="0.071cm" svg:x="3.824cm" svg:y="15.083cm" svg:viewBox="0 0 424 72" svg:d="M0 72c116-96 308-96 424 0">
          <text:p/>
        </draw:path>
        <draw:line draw:style-name="gr8" draw:text-style-name="P2" draw:layer="layout" svg:x1="3.825cm" svg:y1="15.151cm" svg:x2="3.541cm" svg:y2="15.378cm">
          <text:p/>
        </draw:line>
        <draw:path draw:style-name="gr8" draw:text-style-name="P2" draw:layer="layout" svg:width="0.088cm" svg:height="0.166cm" svg:x="3.453cm" svg:y="15.543cm" svg:viewBox="0 0 89 167" svg:d="M89 167c-56-46-89-106-89-167">
          <text:p/>
        </draw:path>
        <draw:path draw:style-name="gr8" draw:text-style-name="P2" draw:layer="layout" svg:width="0.088cm" svg:height="0.169cm" svg:x="3.453cm" svg:y="15.374cm" svg:viewBox="0 0 89 170" svg:d="M0 170c0-64 33-125 89-170">
          <text:p/>
        </draw:path>
        <draw:path draw:style-name="gr8" draw:text-style-name="P2" draw:layer="layout" svg:width="0.462cm" svg:height="0.213cm" svg:x="3.82cm" svg:y="15.515cm" svg:viewBox="0 0 463 214" svg:d="M0 149c78 63 195 81 297 49 99-35 166-113 166-198">
          <text:p/>
        </draw:path>
        <draw:path draw:style-name="gr8" draw:text-style-name="P2" draw:layer="layout" svg:width="0.54cm" svg:height="0.212cm" svg:x="3.742cm" svg:y="15.303cm" svg:viewBox="0 0 541 213" svg:d="M541 213c0-118-120-213-272-213-149 0-269 95-269 213">
          <text:p/>
        </draw:path>
        <draw:path draw:style-name="gr8" draw:text-style-name="P2" draw:layer="layout" svg:width="0.082cm" svg:height="0.148cm" svg:x="3.742cm" svg:y="15.515cm" svg:viewBox="0 0 83 149" svg:d="M0 0c0 56 30 110 83 149">
          <text:p/>
        </draw:path>
        <draw:path draw:style-name="gr8" draw:text-style-name="P2" draw:layer="layout" svg:width="0.088cm" svg:height="0.166cm" svg:x="3.453cm" svg:y="15.758cm" svg:viewBox="0 0 89 167" svg:d="M89 167c-56-43-89-103-89-167">
          <text:p/>
        </draw:path>
        <draw:path draw:style-name="gr8" draw:text-style-name="P2" draw:layer="layout" svg:width="0.469cm" svg:height="0.106cm" svg:x="3.778cm" svg:y="15.518cm" svg:viewBox="0 0 470 107" svg:d="M470 107c-49-68-138-107-233-107-100 0-188 39-237 107">
          <text:p/>
        </draw:path>
        <draw:line draw:style-name="gr8" draw:text-style-name="P2" draw:layer="layout" svg:x1="12.283cm" svg:y1="13.356cm" svg:x2="12.283cm" svg:y2="13.571cm">
          <text:p/>
        </draw:line>
        <draw:line draw:style-name="gr8" draw:text-style-name="P2" draw:layer="layout" svg:x1="3.453cm" svg:y1="15.543cm" svg:x2="3.453cm" svg:y2="15.758cm">
          <text:p/>
        </draw:line>
        <draw:path draw:style-name="gr1" draw:text-style-name="P1" draw:layer="layout" svg:width="4.787cm" svg:height="3.367cm" svg:x="4.942cm" svg:y="4.399cm" svg:viewBox="0 0 4788 3368" svg:d="M4700 1691c3-3 7-7 7-7 53-35 81-88 81-144 0-53-32-110-88-145l-1887-1331c-117-85-307-85-424 0l-2301 1617c-53 42-88 95-88 148s28 106 81 148c0 0 4 0 7 7l1887 1323c117 81 308 81 425 0z">
          <text:p/>
        </draw:path>
        <draw:polygon draw:style-name="gr7" draw:text-style-name="P2" draw:layer="layout" svg:width="0cm" svg:height="0cm" svg:x="7.679cm" svg:y="5.711cm" svg:viewBox="0 0 0 0" draw:points="0,0">
          <text:p/>
        </draw:polygon>
        <draw:path draw:style-name="gr1" draw:text-style-name="P1" draw:layer="layout" svg:width="4.625cm" svg:height="3.082cm" svg:x="5.023cm" svg:y="4.684cm" svg:viewBox="0 0 4626 3083" svg:d="M4619 1402c3 0 7-4 7-7 0-4-4-4-7-7l-1887-1327c-117-81-307-81-424 0l-2301 1616c-3 4-7 4-7 7 0 4 4 7 7 7l1887 1331c118 81 308 81 425 0z">
          <text:p/>
        </draw:path>
        <draw:polygon draw:style-name="gr7" draw:text-style-name="P2" draw:layer="layout" svg:width="0cm" svg:height="0cm" svg:x="7.679cm" svg:y="5.711cm" svg:viewBox="0 0 0 0" draw:points="0,0">
          <text:p/>
        </draw:polygon>
        <draw:path draw:style-name="gr1" draw:text-style-name="P1" draw:layer="layout" svg:width="8.83cm" svg:height="4.743cm" svg:x="3.591cm" svg:y="3.879cm" svg:viewBox="0 0 8831 4744" svg:d="M8746 262c53 39 85 92 85 148v251c0 56-32 109-85 148 53-39 85-92 85-148v-251c0 57-32 110-85 148l-1404 988-705-497-106-32-50 32c-116 84-307 84-423 0l212 152 709 497 261-184-709-497-50 32c-116 84-307 84-423 0l-1383-970c-116-85-307-85-423 0l-2604 1831-215 151-212 148-24 18 24-18 212-148 215-151 2604-1831c116-85 307-85 423 0l1383 970 212 152 709 497v353l1767-1242-1767 1242-3740 2632c-116 82-307 82-423 0l-2305-1620-423-300c-56-38-88-91-88-148v-250c0-53 32-110 88-148l282-198c120-85 307-85 427 0l213 148c49 35 116 57 187 60l-686 480 2305 1620c116 85 307 85 423 0l3740-2629 261-184 102 32 1404-988c53-38 85-91 85-148 0-56-32-109-85-148l-286-201c-116-81-307-81-423 0l-1400 988 1400-988c116-81 307-81 423 0z">
          <text:p/>
        </draw:path>
        <draw:polygon draw:style-name="gr7" draw:text-style-name="P2" draw:layer="layout" svg:width="0cm" svg:height="0cm" svg:x="7.679cm" svg:y="5.711cm" svg:viewBox="0 0 0 0" draw:points="0,0">
          <text:p/>
        </draw:polygon>
        <draw:path draw:style-name="gr1" draw:text-style-name="P1" draw:layer="layout" svg:width="6.467cm" svg:height="3.046cm" svg:x="4.102cm" svg:y="5.577cm" svg:viewBox="0 0 6468 3047" svg:d="M6468 0v353l-3741 2632c-116 82-307 82-423 0l-2304-1620v-250-106l2304 1620c116 85 307 85 423 0z">
          <text:p/>
        </draw:path>
        <draw:polygon draw:style-name="gr7" draw:text-style-name="P2" draw:layer="layout" svg:width="0cm" svg:height="0cm" svg:x="7.679cm" svg:y="5.711cm" svg:viewBox="0 0 0 0" draw:points="0,0">
          <text:p/>
        </draw:polygon>
        <draw:path draw:style-name="gr1" draw:text-style-name="P1" draw:layer="layout" svg:width="4.787cm" svg:height="1.976cm" svg:x="4.942cm" svg:y="4.399cm" svg:viewBox="0 0 4788 1977" svg:d="M4707 1684c53-35 81-88 81-144 0-53-32-110-88-145l-1887-1331c-117-85-307-85-424 0l-2301 1617c-53 42-88 95-88 148s28 106 81 148c0-7 4-7 7-7l2301-1624c117-81 307-81 424 0l1887 1331c3 0 7 4 7 7z">
          <text:p/>
        </draw:path>
        <draw:polygon draw:style-name="gr7" draw:text-style-name="P2" draw:layer="layout" svg:width="0cm" svg:height="0cm" svg:x="7.679cm" svg:y="5.711cm" svg:viewBox="0 0 0 0" draw:points="0,0">
          <text:p/>
        </draw:polygon>
        <draw:path draw:style-name="gr1" draw:text-style-name="P1" draw:layer="layout" svg:width="1.196cm" svg:height="0.858cm" svg:x="3.591cm" svg:y="5.837cm" svg:viewBox="0 0 1197 859" svg:d="M1197 273c-71-7-138-29-187-64l-212-148c-116-81-308-81-428 0l-282 198c-56 42-88 95-88 151 0 53 32 110 88 148l423 301v-109z">
          <text:p/>
        </draw:path>
        <draw:polygon draw:style-name="gr7" draw:text-style-name="P2" draw:layer="layout" svg:width="0cm" svg:height="0cm" svg:x="7.679cm" svg:y="5.711cm" svg:viewBox="0 0 0 0" draw:points="0,0">
          <text:p/>
        </draw:polygon>
        <draw:path draw:style-name="gr1" draw:text-style-name="P1" draw:layer="layout" svg:width="0.55cm" svg:height="0.575cm" svg:x="9.574cm" svg:y="3.252cm" svg:viewBox="0 0 551 576" svg:d="M527 307c7 18 10 32 10 49v36c0 74-63 142-162 170-95 28-208 14-282-39-51-35-79-82-79-131v-36c0-17 4-31 11-49-18-25-25-53-25-81v-32c0-109 124-194 276-194s275 85 275 194v32c0 28-7 56-24 81z">
          <text:p/>
        </draw:path>
        <draw:polygon draw:style-name="gr7" draw:text-style-name="P2" draw:layer="layout" svg:width="0cm" svg:height="0cm" svg:x="7.679cm" svg:y="5.711cm" svg:viewBox="0 0 0 0" draw:points="0,0">
          <text:p/>
        </draw:polygon>
        <draw:path draw:style-name="gr1" draw:text-style-name="P1" draw:layer="layout" svg:width="0.551cm" svg:height="0.575cm" svg:x="6.342cm" svg:y="5.524cm" svg:viewBox="0 0 552 576" svg:d="M526 310c8 15 12 32 12 46v36c0 74-65 145-164 170-95 28-208 14-282-39-49-36-77-82-77-131v-36c0-14 3-31 10-46-17-24-25-52-25-81v-35c0-106 124-194 276-194 151 0 276 88 276 194v35c0 29-7 57-26 81z">
          <text:p/>
        </draw:path>
        <draw:polygon draw:style-name="gr7" draw:text-style-name="P2" draw:layer="layout" svg:width="0cm" svg:height="0cm" svg:x="7.679cm" svg:y="5.711cm" svg:viewBox="0 0 0 0" draw:points="0,0">
          <text:p/>
        </draw:polygon>
        <draw:path draw:style-name="gr1" draw:text-style-name="P1" draw:layer="layout" svg:width="0.551cm" svg:height="0.575cm" svg:x="7.778cm" svg:y="1.989cm" svg:viewBox="0 0 552 576" svg:d="M527 308c7 18 10 32 10 49v36c0 74-63 141-162 169-95 28-209 14-283-39-49-35-78-81-78-130v-36c0-17 4-31 11-49-18-25-25-49-25-78v-35c0-109 124-195 276-195s276 86 276 195v35c0 29-7 53-25 78z">
          <text:p/>
        </draw:path>
        <draw:polygon draw:style-name="gr7" draw:text-style-name="P2" draw:layer="layout" svg:width="0cm" svg:height="0cm" svg:x="7.679cm" svg:y="5.711cm" svg:viewBox="0 0 0 0" draw:points="0,0">
          <text:p/>
        </draw:polygon>
        <draw:path draw:style-name="gr1" draw:text-style-name="P1" draw:layer="layout" svg:width="0.55cm" svg:height="0.575cm" svg:x="4.547cm" svg:y="4.261cm" svg:viewBox="0 0 551 576" svg:d="M526 312c8 14 11 31 11 49v35c0 74-63 138-162 166-95 28-208 14-283-39-50-35-78-81-78-127v-35c0-18 3-35 11-49-18-25-25-53-25-82v-35c0-106 123-195 276-195 152 0 275 89 275 195v35c0 29-7 57-25 82z">
          <text:p/>
        </draw:path>
        <draw:polygon draw:style-name="gr7" draw:text-style-name="P2" draw:layer="layout" svg:width="0cm" svg:height="0cm" svg:x="7.679cm" svg:y="5.711cm" svg:viewBox="0 0 0 0" draw:points="0,0">
          <text:p/>
        </draw:polygon>
        <draw:path draw:style-name="gr1" draw:text-style-name="P1" draw:layer="layout" svg:width="0.671cm" svg:height="0.471cm" svg:x="6.283cm" svg:y="7.614cm" svg:viewBox="0 0 672 472" svg:d="M374 472c4 0 7 0 11 0 152-17 272-106 286-215s-81-209-230-244c-148-36-310 7-392 98-81 97-60 217 50 294 53 35 117 60 191 67 0 0 3 0 7 0 25 0 53 0 77 0z">
          <text:p/>
        </draw:path>
        <draw:polygon draw:style-name="gr7" draw:text-style-name="P2" draw:layer="layout" svg:width="0cm" svg:height="0cm" svg:x="7.679cm" svg:y="5.711cm" svg:viewBox="0 0 0 0" draw:points="0,0">
          <text:p/>
        </draw:polygon>
        <draw:path draw:style-name="gr1" draw:text-style-name="P1" draw:layer="layout" svg:width="0.672cm" svg:height="0.471cm" svg:x="9.513cm" svg:y="5.339cm" svg:viewBox="0 0 673 472" svg:d="M376 472c3 0 7 0 7 0 155-18 275-106 289-212 11-109-81-213-229-248-145-35-312 7-393 100-81 95-63 215 50 293 49 35 116 60 191 67 0 0 4 0 7 0 25 0 53 0 78 0z">
          <text:p/>
        </draw:path>
        <draw:polygon draw:style-name="gr7" draw:text-style-name="P2" draw:layer="layout" svg:width="0cm" svg:height="0cm" svg:x="7.679cm" svg:y="5.711cm" svg:viewBox="0 0 0 0" draw:points="0,0">
          <text:p/>
        </draw:polygon>
        <draw:path draw:style-name="gr1" draw:text-style-name="P1" draw:layer="layout" svg:width="0.671cm" svg:height="0.471cm" svg:x="7.719cm" svg:y="4.076cm" svg:viewBox="0 0 672 472" svg:d="M373 472c4 0 7 0 11 0 152-18 271-107 287-216 14-110-83-209-231-244s-310 7-388 99c-85 95-63 215 46 294 53 35 120 60 191 67 3 0 3 0 7 0 24 0 53 0 77 0z">
          <text:p/>
        </draw:path>
        <draw:polygon draw:style-name="gr7" draw:text-style-name="P2" draw:layer="layout" svg:width="0cm" svg:height="0cm" svg:x="7.679cm" svg:y="5.711cm" svg:viewBox="0 0 0 0" draw:points="0,0">
          <text:p/>
        </draw:polygon>
        <draw:path draw:style-name="gr1" draw:text-style-name="P1" draw:layer="layout" svg:width="0.666cm" svg:height="0.469cm" svg:x="11.504cm" svg:y="4.05cm" svg:viewBox="0 0 667 470" svg:d="M586 324c7-4 11-7 14-11 43-35 67-77 67-123 0-78-67-145-169-176-99-29-215-11-293 42l-128 88c-49 35-77 85-77 134 0 46 21 92 63 128 49 39 121 64 199 64 74 3 144-18 197-53z">
          <text:p/>
        </draw:path>
        <draw:polygon draw:style-name="gr7" draw:text-style-name="P2" draw:layer="layout" svg:width="0cm" svg:height="0cm" svg:x="7.679cm" svg:y="5.711cm" svg:viewBox="0 0 0 0" draw:points="0,0">
          <text:p/>
        </draw:polygon>
        <draw:path draw:style-name="gr1" draw:text-style-name="P1" draw:layer="layout" svg:width="0.55cm" svg:height="0.387cm" svg:x="9.574cm" svg:y="3.252cm" svg:viewBox="0 0 551 388" svg:d="M551 195c0 78-67 148-169 180-102 28-222 11-300-42-54-39-82-88-82-138 0-109 124-195 276-195s275 86 275 195z">
          <text:p/>
        </draw:path>
        <draw:polygon draw:style-name="gr7" draw:text-style-name="P2" draw:layer="layout" svg:width="0cm" svg:height="0cm" svg:x="7.679cm" svg:y="5.711cm" svg:viewBox="0 0 0 0" draw:points="0,0">
          <text:p/>
        </draw:polygon>
        <draw:path draw:style-name="gr1" draw:text-style-name="P1" draw:layer="layout" svg:width="0.551cm" svg:height="0.387cm" svg:x="7.778cm" svg:y="1.989cm" svg:viewBox="0 0 552 388" svg:d="M552 195c0 78-67 148-170 180-102 28-223 11-301-42-53-39-81-88-81-138 0-110 124-195 276-195s276 85 276 195z">
          <text:p/>
        </draw:path>
        <draw:polygon draw:style-name="gr7" draw:text-style-name="P2" draw:layer="layout" svg:width="0cm" svg:height="0cm" svg:x="7.679cm" svg:y="5.711cm" svg:viewBox="0 0 0 0" draw:points="0,0">
          <text:p/>
        </draw:polygon>
        <draw:path draw:style-name="gr1" draw:text-style-name="P1" draw:layer="layout" svg:width="0.551cm" svg:height="0.388cm" svg:x="6.342cm" svg:y="5.524cm" svg:viewBox="0 0 552 389" svg:d="M552 195c0 81-68 148-171 180-102 28-222 14-299-42-53-36-82-85-82-138 0-106 124-195 276-195 151 0 276 89 276 195z">
          <text:p/>
        </draw:path>
        <draw:polygon draw:style-name="gr7" draw:text-style-name="P2" draw:layer="layout" svg:width="0cm" svg:height="0cm" svg:x="7.679cm" svg:y="5.711cm" svg:viewBox="0 0 0 0" draw:points="0,0">
          <text:p/>
        </draw:polygon>
        <draw:path draw:style-name="gr1" draw:text-style-name="P1" draw:layer="layout" svg:width="0.55cm" svg:height="0.388cm" svg:x="4.547cm" svg:y="4.261cm" svg:viewBox="0 0 551 389" svg:d="M551 195c0 81-67 148-169 180-102 28-222 14-301-42-53-36-81-85-81-138 0-107 123-195 276-195 152 0 275 88 275 195z">
          <text:p/>
        </draw:path>
        <draw:polygon draw:style-name="gr7" draw:text-style-name="P2" draw:layer="layout" svg:width="0cm" svg:height="0cm" svg:x="7.679cm" svg:y="5.711cm" svg:viewBox="0 0 0 0" draw:points="0,0">
          <text:p/>
        </draw:polygon>
        <draw:path draw:style-name="gr1" draw:text-style-name="P1" draw:layer="layout" svg:width="0.54cm" svg:height="0.377cm" svg:x="3.88cm" svg:y="6.032cm" svg:viewBox="0 0 541 378" svg:d="M477 315c43-35 64-81 64-128 0-102-120-187-268-187-153 0-273 85-273 187 0 47 25 93 67 128 4 4 7 7 14 11 53 35 125 56 199 52 77 0 148-24 197-63z">
          <text:p/>
        </draw:path>
        <draw:polygon draw:style-name="gr7" draw:text-style-name="P2" draw:layer="layout" svg:width="0cm" svg:height="0cm" svg:x="7.679cm" svg:y="5.711cm" svg:viewBox="0 0 0 0" draw:points="0,0">
          <text:p/>
        </draw:polygon>
        <draw:path draw:style-name="gr1" draw:text-style-name="P1" draw:layer="layout" svg:width="0.666cm" svg:height="0.405cm" svg:x="11.504cm" svg:y="4.05cm" svg:viewBox="0 0 667 406" svg:d="M600 318c43-35 67-81 67-128 0-78-67-145-169-176-99-29-215-11-293 42l-128 88c-49 39-77 86-77 135 0 46 21 92 63 127 7-3 11-7 14-10l128-89c53-38 127-56 201-56s145 25 194 67z">
          <text:p/>
        </draw:path>
        <draw:polygon draw:style-name="gr7" draw:text-style-name="P2" draw:layer="layout" svg:width="0cm" svg:height="0cm" svg:x="7.679cm" svg:y="5.711cm" svg:viewBox="0 0 0 0" draw:points="0,0">
          <text:p/>
        </draw:polygon>
        <draw:path draw:style-name="gr1" draw:text-style-name="P1" draw:layer="layout" svg:width="0.515cm" svg:height="0.698cm" svg:x="3.591cm" svg:y="6.244cm" svg:viewBox="0 0 516 699" svg:d="M88 151l428 301v247l-428-300c-56-39-88-92-88-149v-250c0 56 32 109 88 151z">
          <text:p/>
        </draw:path>
        <draw:polygon draw:style-name="gr7" draw:text-style-name="P2" draw:layer="layout" svg:width="0cm" svg:height="0cm" svg:x="7.679cm" svg:y="5.711cm" svg:viewBox="0 0 0 0" draw:points="0,0">
          <text:p/>
        </draw:polygon>
        <draw:path draw:style-name="gr1" draw:text-style-name="P1" draw:layer="layout" svg:width="0.671cm" svg:height="0.471cm" svg:x="6.283cm" svg:y="7.614cm" svg:viewBox="0 0 672 472" svg:d="M374 472c29-3 57-10 82-21 70-32 116-85 116-141 0-92-106-166-236-166-131 0-233 74-233 166 0 42 21 85 67 113 14 10 28 21 46 28 24 11 53 18 81 21-4 0-7 0-7 0-74-7-138-32-191-67-110-77-131-197-50-294 82-91 244-134 392-98 149 35 244 138 230 244-14 109-134 198-286 215-4 0-7 0-11 0z">
          <text:p/>
        </draw:path>
        <draw:polygon draw:style-name="gr7" draw:text-style-name="P2" draw:layer="layout" svg:width="0cm" svg:height="0cm" svg:x="7.679cm" svg:y="5.711cm" svg:viewBox="0 0 0 0" draw:points="0,0">
          <text:p/>
        </draw:polygon>
        <draw:path draw:style-name="gr1" draw:text-style-name="P1" draw:layer="layout" svg:width="0.671cm" svg:height="0.471cm" svg:x="7.719cm" svg:y="4.076cm" svg:viewBox="0 0 672 472" svg:d="M373 472c32-4 57-11 81-21 71-32 117-86 117-146 0-88-106-162-237-162-130 0-232 74-232 162 0 46 24 89 67 121 14 11 28 18 45 25 25 10 53 17 82 21-4 0-4 0-7 0-71-7-138-32-191-67-109-79-131-199-46-294 78-92 240-134 388-99s245 134 231 244c-16 109-135 198-287 216-4 0-7 0-11 0z">
          <text:p/>
        </draw:path>
        <draw:polygon draw:style-name="gr7" draw:text-style-name="P2" draw:layer="layout" svg:width="0cm" svg:height="0cm" svg:x="7.679cm" svg:y="5.711cm" svg:viewBox="0 0 0 0" draw:points="0,0">
          <text:p/>
        </draw:polygon>
        <draw:path draw:style-name="gr1" draw:text-style-name="P1" draw:layer="layout" svg:width="0.672cm" svg:height="0.471cm" svg:x="9.513cm" svg:y="5.339cm" svg:viewBox="0 0 673 472" svg:d="M376 472c28-4 56-11 81-21 71-32 116-85 116-142 0-91-105-165-236-165s-237 74-237 165c0 43 24 85 70 117 14 10 28 18 46 25 26 10 54 17 82 21-3 0-7 0-7 0-75-7-142-32-191-67-113-78-131-198-50-293 81-93 248-135 393-100 148 35 240 139 229 248-14 106-134 194-289 212 0 0-4 0-7 0z">
          <text:p/>
        </draw:path>
        <draw:polygon draw:style-name="gr7" draw:text-style-name="P2" draw:layer="layout" svg:width="0cm" svg:height="0cm" svg:x="7.679cm" svg:y="5.711cm" svg:viewBox="0 0 0 0" draw:points="0,0">
          <text:p/>
        </draw:polygon>
        <draw:path draw:style-name="gr1" draw:text-style-name="P1" draw:layer="layout" svg:width="0.671cm" svg:height="0.472cm" svg:x="4.487cm" svg:y="6.35cm" svg:viewBox="0 0 672 473" svg:d="M374 473c28-3 56-10 81-21 70-32 117-85 117-141 0-92-106-166-237-166s-233 74-233 166c0 42 25 85 67 113 14 10 28 21 46 28 25 11 53 18 81 21-3 0-7 0-7 0-74-7-137-32-190-67-110-77-131-197-50-293 85-92 247-138 392-99 149 36 244 138 230 244-14 109-135 198-287 215-3 0-7 0-10 0z">
          <text:p/>
        </draw:path>
        <draw:polygon draw:style-name="gr7" draw:text-style-name="P2" draw:layer="layout" svg:width="0cm" svg:height="0cm" svg:x="7.679cm" svg:y="5.711cm" svg:viewBox="0 0 0 0" draw:points="0,0">
          <text:p/>
        </draw:polygon>
        <draw:path draw:style-name="gr1" draw:text-style-name="P1" draw:layer="layout" svg:width="0.54cm" svg:height="0.314cm" svg:x="3.88cm" svg:y="6.032cm" svg:viewBox="0 0 541 315" svg:d="M477 315c43-35 64-81 64-123 0-106-120-192-268-192-153 0-273 86-273 192 0 42 25 88 67 123 49-42 128-67 206-67 77 0 151 25 204 67z">
          <text:p/>
        </draw:path>
        <draw:polygon draw:style-name="gr7" draw:text-style-name="P2" draw:layer="layout" svg:width="0cm" svg:height="0cm" svg:x="7.679cm" svg:y="5.711cm" svg:viewBox="0 0 0 0" draw:points="0,0">
          <text:p/>
        </draw:polygon>
        <draw:path draw:style-name="gr1" draw:text-style-name="P1" draw:layer="layout" svg:width="0.473cm" svg:height="0.31cm" svg:x="6.381cm" svg:y="7.754cm" svg:viewBox="0 0 474 311" svg:d="M357 311c70-32 117-85 117-141 0-93-107-170-237-170-131 0-237 77-237 170 0 42 25 85 71 113 14 10 28 21 46 28 74-32 165-32 240 0z">
          <text:p/>
        </draw:path>
        <draw:polygon draw:style-name="gr7" draw:text-style-name="P2" draw:layer="layout" svg:width="0cm" svg:height="0cm" svg:x="7.679cm" svg:y="5.711cm" svg:viewBox="0 0 0 0" draw:points="0,0">
          <text:p/>
        </draw:polygon>
        <draw:path draw:style-name="gr1" draw:text-style-name="P1" draw:layer="layout" svg:width="0.472cm" svg:height="0.31cm" svg:x="4.586cm" svg:y="6.491cm" svg:viewBox="0 0 473 311" svg:d="M356 311c71-32 117-85 117-142 0-95-106-169-237-169s-236 74-236 169c0 43 24 86 70 114 14 10 28 21 46 28 74-32 166-32 240 0z">
          <text:p/>
        </draw:path>
        <draw:polygon draw:style-name="gr7" draw:text-style-name="P2" draw:layer="layout" svg:width="0cm" svg:height="0cm" svg:x="7.679cm" svg:y="5.711cm" svg:viewBox="0 0 0 0" draw:points="0,0">
          <text:p/>
        </draw:polygon>
        <draw:path draw:style-name="gr1" draw:text-style-name="P1" draw:layer="layout" svg:width="0.473cm" svg:height="0.307cm" svg:x="7.817cm" svg:y="4.219cm" svg:viewBox="0 0 474 308" svg:d="M356 308c71-29 118-85 118-142 0-92-107-166-238-166-130 0-236 74-236 166 0 42 25 85 71 117 14 11 28 18 45 25 75-32 166-32 240 0z">
          <text:p/>
        </draw:path>
        <draw:polygon draw:style-name="gr7" draw:text-style-name="P2" draw:layer="layout" svg:width="0cm" svg:height="0cm" svg:x="7.679cm" svg:y="5.711cm" svg:viewBox="0 0 0 0" draw:points="0,0">
          <text:p/>
        </draw:polygon>
        <draw:path draw:style-name="gr1" draw:text-style-name="P1" draw:layer="layout" svg:width="0.472cm" svg:height="0.307cm" svg:x="9.613cm" svg:y="5.482cm" svg:viewBox="0 0 473 308" svg:d="M357 308c71-29 116-85 116-143 0-91-105-165-236-165-130 0-237 74-237 165 0 44 28 86 71 118 14 10 28 18 46 25 74-32 166-32 240 0z">
          <text:p/>
        </draw:path>
        <draw:polygon draw:style-name="gr7" draw:text-style-name="P2" draw:layer="layout" svg:width="0cm" svg:height="0cm" svg:x="7.679cm" svg:y="5.711cm" svg:viewBox="0 0 0 0" draw:points="0,0">
          <text:p/>
        </draw:polygon>
        <draw:path draw:style-name="gr1" draw:text-style-name="P1" draw:layer="layout" svg:width="0.536cm" svg:height="0.22cm" svg:x="11.567cm" svg:y="4.3cm" svg:viewBox="0 0 537 221" svg:d="M523 74c7-4 11-7 14-11-50-38-121-63-198-63-74-4-145 18-198 53l-127 92c-3 3-7 3-14 10 49 40 120 65 194 65 78 3 148-18 201-58z">
          <text:p/>
        </draw:path>
        <draw:polygon draw:style-name="gr7" draw:text-style-name="P2" draw:layer="layout" svg:width="0cm" svg:height="0cm" svg:x="7.679cm" svg:y="5.711cm" svg:viewBox="0 0 0 0" draw:points="0,0">
          <text:p/>
        </draw:polygon>
        <draw:path draw:style-name="gr1" draw:text-style-name="P1" draw:layer="layout" svg:width="0.304cm" svg:height="0.212cm" svg:x="4.67cm" svg:y="4.349cm" svg:viewBox="0 0 305 213" svg:d="M305 106c0 46-43 85-103 99-31 11-67 11-98 0-22-4-43-14-57-25-29-21-47-46-47-74 0-60 68-106 153-106 81 0 152 46 152 106z">
          <text:p/>
        </draw:path>
        <draw:polygon draw:style-name="gr7" draw:text-style-name="P2" draw:layer="layout" svg:width="0cm" svg:height="0cm" svg:x="7.679cm" svg:y="5.711cm" svg:viewBox="0 0 0 0" draw:points="0,0">
          <text:p/>
        </draw:polygon>
        <draw:path draw:style-name="gr1" draw:text-style-name="P1" draw:layer="layout" svg:width="0.3cm" svg:height="0.213cm" svg:x="7.905cm" svg:y="2.074cm" svg:viewBox="0 0 301 214" svg:d="M301 109c0 46-42 86-102 100-32 7-67 7-99 0-21-7-39-14-56-25-30-22-44-47-44-75 0-60 68-109 149-109 85 0 152 49 152 109z">
          <text:p/>
        </draw:path>
        <draw:polygon draw:style-name="gr7" draw:text-style-name="P2" draw:layer="layout" svg:width="0cm" svg:height="0cm" svg:x="7.679cm" svg:y="5.711cm" svg:viewBox="0 0 0 0" draw:points="0,0">
          <text:p/>
        </draw:polygon>
        <draw:path draw:style-name="gr1" draw:text-style-name="P1" draw:layer="layout" svg:width="0.3cm" svg:height="0.213cm" svg:x="6.466cm" svg:y="5.612cm" svg:viewBox="0 0 301 214" svg:d="M301 107c0 46-40 85-100 99-32 10-67 10-99 0-21-4-42-11-56-25-28-21-46-46-46-74 0-60 67-107 152-107 81 0 149 47 149 107z">
          <text:p/>
        </draw:path>
        <draw:polygon draw:style-name="gr7" draw:text-style-name="P2" draw:layer="layout" svg:width="0cm" svg:height="0cm" svg:x="7.679cm" svg:y="5.711cm" svg:viewBox="0 0 0 0" draw:points="0,0">
          <text:p/>
        </draw:polygon>
        <draw:path draw:style-name="gr1" draw:text-style-name="P1" draw:layer="layout" svg:width="0.304cm" svg:height="0.213cm" svg:x="9.697cm" svg:y="3.337cm" svg:viewBox="0 0 305 214" svg:d="M305 109c0 46-43 86-103 100-31 7-68 7-99 0-21-7-39-14-57-25-28-22-46-47-46-75 0-60 71-109 153-109 85 0 152 49 152 109z">
          <text:p/>
        </draw:path>
        <draw:polygon draw:style-name="gr7" draw:text-style-name="P2" draw:layer="layout" svg:width="0cm" svg:height="0cm" svg:x="7.679cm" svg:y="5.711cm" svg:viewBox="0 0 0 0" draw:points="0,0">
          <text:p/>
        </draw:polygon>
        <draw:path draw:style-name="gr1" draw:text-style-name="P1" draw:layer="layout" svg:width="0.304cm" svg:height="0.205cm" svg:x="4.67cm" svg:y="4.349cm" svg:viewBox="0 0 305 206" svg:d="M104 206c-22-4-43-14-57-25-29-17-47-46-47-74 0-56 68-107 153-107 81 0 152 51 152 107 0 46-43 85-103 99-31-7-67-7-98 0z">
          <text:p/>
        </draw:path>
        <draw:polygon draw:style-name="gr7" draw:text-style-name="P2" draw:layer="layout" svg:width="0cm" svg:height="0cm" svg:x="7.679cm" svg:y="5.711cm" svg:viewBox="0 0 0 0" draw:points="0,0">
          <text:p/>
        </draw:polygon>
        <draw:path draw:style-name="gr1" draw:text-style-name="P1" draw:layer="layout" svg:width="0.3cm" svg:height="0.208cm" svg:x="7.905cm" svg:y="2.074cm" svg:viewBox="0 0 301 209" svg:d="M100 209c-21-7-39-14-56-25-30-21-44-46-44-75 0-60 68-109 149-109 85 0 152 49 152 109 0 47-42 86-102 100-32-7-67-7-99 0z">
          <text:p/>
        </draw:path>
        <draw:polygon draw:style-name="gr7" draw:text-style-name="P2" draw:layer="layout" svg:width="0cm" svg:height="0cm" svg:x="7.679cm" svg:y="5.711cm" svg:viewBox="0 0 0 0" draw:points="0,0">
          <text:p/>
        </draw:polygon>
        <draw:path draw:style-name="gr1" draw:text-style-name="P1" draw:layer="layout" svg:width="0.3cm" svg:height="0.205cm" svg:x="6.466cm" svg:y="5.612cm" svg:viewBox="0 0 301 206" svg:d="M102 206c-21-5-42-15-56-26-28-21-46-46-46-74 0-60 67-106 152-106 81 0 149 46 149 106 0 46-40 85-100 100-32-8-67-8-99 0z">
          <text:p/>
        </draw:path>
        <draw:polygon draw:style-name="gr7" draw:text-style-name="P2" draw:layer="layout" svg:width="0cm" svg:height="0cm" svg:x="7.679cm" svg:y="5.711cm" svg:viewBox="0 0 0 0" draw:points="0,0">
          <text:p/>
        </draw:polygon>
        <draw:path draw:style-name="gr1" draw:text-style-name="P1" draw:layer="layout" svg:width="0.304cm" svg:height="0.208cm" svg:x="9.697cm" svg:y="3.337cm" svg:viewBox="0 0 305 209" svg:d="M103 209c-21-7-39-14-57-25-28-21-46-46-46-74 0-61 71-110 153-110 85 0 152 49 152 110 0 46-43 85-103 99-31-7-68-7-99 0z">
          <text:p/>
        </draw:path>
        <draw:polygon draw:style-name="gr7" draw:text-style-name="P2" draw:layer="layout" svg:width="0cm" svg:height="0cm" svg:x="7.679cm" svg:y="5.711cm" svg:viewBox="0 0 0 0" draw:points="0,0">
          <text:p/>
        </draw:polygon>
        <draw:path draw:style-name="gr1" draw:text-style-name="P1" draw:layer="layout" svg:width="0.501cm" svg:height="0.219cm" svg:x="9.599cm" svg:y="3.559cm" svg:viewBox="0 0 502 220" svg:d="M56 61c-25-18-42-36-56-61h502c-39 61-113 103-202 114-88 11-180-11-244-53l446-61v43c0 71-60 134-156 163-91 28-202 14-272-39-50-32-74-78-74-124v-43z">
          <text:p/>
        </draw:path>
        <draw:polygon draw:style-name="gr7" draw:text-style-name="P2" draw:layer="layout" svg:width="0cm" svg:height="0cm" svg:x="7.679cm" svg:y="5.711cm" svg:viewBox="0 0 0 0" draw:points="0,0">
          <text:p/>
        </draw:polygon>
        <draw:path draw:style-name="gr1" draw:text-style-name="P1" draw:layer="layout" svg:width="0.501cm" svg:height="0.219cm" svg:x="7.803cm" svg:y="2.296cm" svg:viewBox="0 0 502 220" svg:d="M56 57c-24-15-42-36-56-57h502c-39 60-114 99-202 113-88 11-180-11-244-56l446-57v42c0 71-61 134-156 163-92 29-201 15-272-39-46-32-74-78-74-124v-42z">
          <text:p/>
        </draw:path>
        <draw:polygon draw:style-name="gr7" draw:text-style-name="P2" draw:layer="layout" svg:width="0cm" svg:height="0cm" svg:x="7.679cm" svg:y="5.711cm" svg:viewBox="0 0 0 0" draw:points="0,0">
          <text:p/>
        </draw:polygon>
        <draw:path draw:style-name="gr1" draw:text-style-name="P1" draw:layer="layout" svg:width="0.501cm" svg:height="0.217cm" svg:x="6.367cm" svg:y="5.834cm" svg:viewBox="0 0 502 218" svg:d="M57 57c-25-18-43-35-57-57h502c-39 57-113 99-202 111-88 10-180-12-243-54l445-57v39c0 75-60 139-156 167-92 25-201 11-272-39-49-35-74-82-74-128v-39z">
          <text:p/>
        </draw:path>
        <draw:polygon draw:style-name="gr7" draw:text-style-name="P2" draw:layer="layout" svg:width="0cm" svg:height="0cm" svg:x="7.679cm" svg:y="5.711cm" svg:viewBox="0 0 0 0" draw:points="0,0">
          <text:p/>
        </draw:polygon>
        <draw:path draw:style-name="gr1" draw:text-style-name="P1" draw:layer="layout" svg:width="0.5cm" svg:height="0.216cm" svg:x="4.572cm" svg:y="4.572cm" svg:viewBox="0 0 501 217" svg:d="M56 56c-25-18-42-35-56-56h501c-35 56-112 99-201 110-88 10-181-7-244-54l445-56v38c0 75-60 139-155 167-91 25-202 11-272-39-46-35-74-77-74-128v-38z">
          <text:p/>
        </draw:path>
        <draw:polygon draw:style-name="gr7" draw:text-style-name="P2" draw:layer="layout" svg:width="0cm" svg:height="0cm" svg:x="7.679cm" svg:y="5.711cm" svg:viewBox="0 0 0 0" draw:points="0,0">
          <text:p/>
        </draw:polygon>
        <draw:path draw:style-name="gr1" draw:text-style-name="P1" draw:layer="layout" svg:width="0.409cm" svg:height="0.13cm" svg:x="3.947cm" svg:y="6.279cm" svg:viewBox="0 0 410 131" svg:d="M14 79c53 35 124 56 198 52 74 0 149-24 198-63-53-43-128-68-205-68-81 0-156 25-205 68 4 4 7 7 14 11z">
          <text:p/>
        </draw:path>
        <draw:polygon draw:style-name="gr7" draw:text-style-name="P2" draw:layer="layout" svg:width="0cm" svg:height="0cm" svg:x="7.679cm" svg:y="5.711cm" svg:viewBox="0 0 0 0" draw:points="0,0">
          <text:p/>
        </draw:polygon>
        <draw:polygon draw:style-name="gr1" draw:text-style-name="P1" draw:layer="layout" svg:width="0.811cm" svg:height="0.529cm" svg:x="10.121cm" svg:y="4.896cm" svg:viewBox="0 0 812 530" draw:points="107,32 0,0 710,498 812,530">
          <text:p/>
        </draw:polygon>
        <draw:polygon draw:style-name="gr7" draw:text-style-name="P2" draw:layer="layout" svg:width="0cm" svg:height="0cm" svg:x="7.679cm" svg:y="5.711cm" svg:viewBox="0 0 0 0" draw:points="0,0">
          <text:p/>
        </draw:polygon>
        <draw:path draw:style-name="gr1" draw:text-style-name="P1" draw:layer="layout" svg:width="0.551cm" svg:height="0.229cm" svg:x="6.342cm" svg:y="5.718cm" svg:viewBox="0 0 552 230" svg:d="M552 0v35c0 29-7 57-26 82-39 57-113 99-201 110-88 10-180-7-243-53-25-18-43-35-57-57-17-25-25-53-25-82v-35c0 53 29 103 82 139 77 56 197 70 299 42 103-32 171-103 171-181z">
          <text:p/>
        </draw:path>
        <draw:polygon draw:style-name="gr7" draw:text-style-name="P2" draw:layer="layout" svg:width="0cm" svg:height="0cm" svg:x="7.679cm" svg:y="5.711cm" svg:viewBox="0 0 0 0" draw:points="0,0">
          <text:p/>
        </draw:polygon>
        <draw:path draw:style-name="gr1" draw:text-style-name="P1" draw:layer="layout" svg:width="0.55cm" svg:height="0.228cm" svg:x="4.547cm" svg:y="4.455cm" svg:viewBox="0 0 551 229" svg:d="M551 0v35c0 29-7 57-25 82-35 56-112 98-201 110-88 10-180-12-244-54-25-18-42-35-56-56-18-25-25-53-25-82v-35c0 53 28 99 81 138 79 53 199 70 301 42 102-32 169-102 169-180z">
          <text:p/>
        </draw:path>
        <draw:polygon draw:style-name="gr7" draw:text-style-name="P2" draw:layer="layout" svg:width="0cm" svg:height="0cm" svg:x="7.679cm" svg:y="5.711cm" svg:viewBox="0 0 0 0" draw:points="0,0">
          <text:p/>
        </draw:polygon>
        <draw:path draw:style-name="gr1" draw:text-style-name="P1" draw:layer="layout" svg:width="0.551cm" svg:height="0.229cm" svg:x="7.778cm" svg:y="2.183cm" svg:viewBox="0 0 552 230" svg:d="M552 0v32c0 28-7 56-25 81-39 60-113 103-201 114s-181-11-245-57c-24-15-42-36-56-57-18-25-25-53-25-81v-32c0 50 28 99 81 134 78 57 199 74 301 43 103-29 170-99 170-177z">
          <text:p/>
        </draw:path>
        <draw:polygon draw:style-name="gr7" draw:text-style-name="P2" draw:layer="layout" svg:width="0cm" svg:height="0cm" svg:x="7.679cm" svg:y="5.711cm" svg:viewBox="0 0 0 0" draw:points="0,0">
          <text:p/>
        </draw:polygon>
        <draw:path draw:style-name="gr1" draw:text-style-name="P1" draw:layer="layout" svg:width="0.55cm" svg:height="0.229cm" svg:x="9.574cm" svg:y="3.446cm" svg:viewBox="0 0 551 230" svg:d="M551 0v32c0 28-7 57-24 82 0 4 0 4 0 4-39 56-113 98-202 109-88 11-179-11-243-53-25-18-43-35-57-56v-4c-18-25-25-54-25-82v-32c0 50 28 100 82 139 78 53 198 70 300 42 102-32 169-103 169-181z">
          <text:p/>
        </draw:path>
        <draw:polygon draw:style-name="gr7" draw:text-style-name="P2" draw:layer="layout" svg:width="0cm" svg:height="0cm" svg:x="7.679cm" svg:y="5.711cm" svg:viewBox="0 0 0 0" draw:points="0,0">
          <text:p/>
        </draw:polygon>
        <draw:path draw:style-name="gr1" draw:text-style-name="P1" draw:layer="layout" svg:width="0.522cm" svg:height="0.219cm" svg:x="4.561cm" svg:y="4.617cm" svg:viewBox="0 0 523 220" svg:d="M523 0v36c0 78-63 142-163 170-95 28-208 14-282-39-50-35-78-81-78-131v-36c0 50 28 100 78 132 74 53 187 67 282 39 100-29 163-92 163-171z">
          <text:p/>
        </draw:path>
        <draw:polygon draw:style-name="gr7" draw:text-style-name="P2" draw:layer="layout" svg:width="0cm" svg:height="0cm" svg:x="7.679cm" svg:y="5.711cm" svg:viewBox="0 0 0 0" draw:points="0,0">
          <text:p/>
        </draw:polygon>
        <draw:path draw:style-name="gr1" draw:text-style-name="P1" draw:layer="layout" svg:width="0.522cm" svg:height="0.219cm" svg:x="6.357cm" svg:y="5.88cm" svg:viewBox="0 0 523 220" svg:d="M523 0v36c0 77-64 145-163 170-95 28-209 14-283-39-49-35-77-82-77-131v-36c0 50 28 99 77 132 74 53 188 67 283 39 99-29 163-97 163-171z">
          <text:p/>
        </draw:path>
        <draw:polygon draw:style-name="gr7" draw:text-style-name="P2" draw:layer="layout" svg:width="0cm" svg:height="0cm" svg:x="7.679cm" svg:y="5.711cm" svg:viewBox="0 0 0 0" draw:points="0,0">
          <text:p/>
        </draw:polygon>
        <draw:path draw:style-name="gr1" draw:text-style-name="P1" draw:layer="layout" svg:width="0.522cm" svg:height="0.219cm" svg:x="7.792cm" svg:y="2.345cm" svg:viewBox="0 0 523 220" svg:d="M523 0v36c0 74-63 142-162 170-96 28-209 14-283-39-49-36-78-82-78-131v-36c0 50 29 96 78 127 74 58 187 72 283 44 99-29 162-96 162-171z">
          <text:p/>
        </draw:path>
        <draw:polygon draw:style-name="gr7" draw:text-style-name="P2" draw:layer="layout" svg:width="0cm" svg:height="0cm" svg:x="7.679cm" svg:y="5.711cm" svg:viewBox="0 0 0 0" draw:points="0,0">
          <text:p/>
        </draw:polygon>
        <draw:path draw:style-name="gr1" draw:text-style-name="P1" draw:layer="layout" svg:width="0.522cm" svg:height="0.219cm" svg:x="9.588cm" svg:y="3.608cm" svg:viewBox="0 0 523 220" svg:d="M523 0v36c0 74-67 141-162 169-99 29-208 15-282-39-51-35-79-81-79-130v-36c0 50 28 96 79 127 74 53 183 71 282 43 95-28 162-95 162-170z">
          <text:p/>
        </draw:path>
        <draw:polygon draw:style-name="gr7" draw:text-style-name="P2" draw:layer="layout" svg:width="0cm" svg:height="0cm" svg:x="7.679cm" svg:y="5.711cm" svg:viewBox="0 0 0 0" draw:points="0,0">
          <text:p/>
        </draw:polygon>
        <draw:path draw:style-name="gr1" draw:text-style-name="P1" draw:layer="layout" svg:width="0.522cm" svg:height="0.233cm" svg:x="9.588cm" svg:y="3.559cm" svg:viewBox="0 0 523 234" svg:d="M513 0c7 18 10 32 10 50 0 75-67 142-162 170-99 28-208 14-282-39-51-35-79-81-79-131 0-18 4-32 11-50v43c0 46 24 92 75 124 70 53 176 67 271 39 92-29 156-92 156-163z">
          <text:p/>
        </draw:path>
        <draw:polygon draw:style-name="gr7" draw:text-style-name="P2" draw:layer="layout" svg:width="0cm" svg:height="0cm" svg:x="7.679cm" svg:y="5.711cm" svg:viewBox="0 0 0 0" draw:points="0,0">
          <text:p/>
        </draw:polygon>
        <draw:path draw:style-name="gr1" draw:text-style-name="P1" draw:layer="layout" svg:width="0.522cm" svg:height="0.233cm" svg:x="7.792cm" svg:y="2.296cm" svg:viewBox="0 0 523 234" svg:d="M513 0c7 18 10 32 10 49 0 75-63 143-162 171-96 28-209 14-283-39-49-35-78-82-78-132 0-17 4-31 11-49v42c0 46 28 92 74 125 71 53 180 67 273 39 95-29 155-93 155-164z">
          <text:p/>
        </draw:path>
        <draw:polygon draw:style-name="gr7" draw:text-style-name="P2" draw:layer="layout" svg:width="0cm" svg:height="0cm" svg:x="7.679cm" svg:y="5.711cm" svg:viewBox="0 0 0 0" draw:points="0,0">
          <text:p/>
        </draw:polygon>
        <draw:path draw:style-name="gr1" draw:text-style-name="P1" draw:layer="layout" svg:width="0.522cm" svg:height="0.229cm" svg:x="4.561cm" svg:y="4.572cm" svg:viewBox="0 0 523 230" svg:d="M512 0c8 14 11 31 11 45 0 74-63 142-163 171-95 28-208 14-282-39-50-35-78-82-78-132 0-14 3-31 11-45v38c0 46 28 93 74 128 70 50 176 64 271 39 96-28 156-96 156-167z">
          <text:p/>
        </draw:path>
        <draw:polygon draw:style-name="gr7" draw:text-style-name="P2" draw:layer="layout" svg:width="0cm" svg:height="0cm" svg:x="7.679cm" svg:y="5.711cm" svg:viewBox="0 0 0 0" draw:points="0,0">
          <text:p/>
        </draw:polygon>
        <draw:path draw:style-name="gr1" draw:text-style-name="P1" draw:layer="layout" svg:width="0.522cm" svg:height="0.231cm" svg:x="6.357cm" svg:y="5.834cm" svg:viewBox="0 0 523 232" svg:d="M512 0c7 16 11 33 11 51 0 74-64 137-163 166-95 29-209 14-283-39-49-32-77-81-77-127 0-18 3-35 10-51v44c0 46 25 88 74 123 71 50 181 64 273 39 95-28 155-92 155-162z">
          <text:p/>
        </draw:path>
        <draw:polygon draw:style-name="gr7" draw:text-style-name="P2" draw:layer="layout" svg:width="0cm" svg:height="0cm" svg:x="7.679cm" svg:y="5.711cm" svg:viewBox="0 0 0 0" draw:points="0,0">
          <text:p/>
        </draw:polygon>
        <draw:path draw:style-name="gr1" draw:text-style-name="P1" draw:layer="layout" svg:width="0.24cm" svg:height="0.047cm" svg:x="7.933cm" svg:y="4.502cm" svg:viewBox="0 0 241 48" svg:d="M160 46c32-4 57-11 81-22-74-32-165-32-241 0 25 11 53 18 83 22 24 3 53 3 77 0z">
          <text:p/>
        </draw:path>
        <draw:polygon draw:style-name="gr7" draw:text-style-name="P2" draw:layer="layout" svg:width="0cm" svg:height="0cm" svg:x="7.679cm" svg:y="5.711cm" svg:viewBox="0 0 0 0" draw:points="0,0">
          <text:p/>
        </draw:polygon>
        <draw:path draw:style-name="gr1" draw:text-style-name="P1" draw:layer="layout" svg:width="0.24cm" svg:height="0.048cm" svg:x="9.729cm" svg:y="5.765cm" svg:viewBox="0 0 241 49" svg:d="M159 47c28-4 57-12 82-22-75-33-167-33-241 0 25 10 53 18 81 22 25 3 53 3 78 0z">
          <text:p/>
        </draw:path>
        <draw:polygon draw:style-name="gr7" draw:text-style-name="P2" draw:layer="layout" svg:width="0cm" svg:height="0cm" svg:x="7.679cm" svg:y="5.711cm" svg:viewBox="0 0 0 0" draw:points="0,0">
          <text:p/>
        </draw:polygon>
        <draw:path draw:style-name="gr1" draw:text-style-name="P1" draw:layer="layout" svg:width="0.24cm" svg:height="0.047cm" svg:x="4.702cm" svg:y="6.775cm" svg:viewBox="0 0 241 48" svg:d="M159 48c28-7 57-14 82-21-75-36-167-36-241 0 25 7 53 14 81 21 25 0 53 0 78 0z">
          <text:p/>
        </draw:path>
        <draw:polygon draw:style-name="gr7" draw:text-style-name="P2" draw:layer="layout" svg:width="0cm" svg:height="0cm" svg:x="7.679cm" svg:y="5.711cm" svg:viewBox="0 0 0 0" draw:points="0,0">
          <text:p/>
        </draw:polygon>
        <draw:path draw:style-name="gr1" draw:text-style-name="P1" draw:layer="layout" svg:width="0.24cm" svg:height="0.045cm" svg:x="6.498cm" svg:y="8.04cm" svg:viewBox="0 0 241 46" svg:d="M159 46c29-3 57-15 82-22-75-32-167-32-241 0 24 7 49 19 82 22 25 0 53 0 77 0z">
          <text:p/>
        </draw:path>
        <draw:polygon draw:style-name="gr7" draw:text-style-name="P2" draw:layer="layout" svg:width="0cm" svg:height="0cm" svg:x="7.679cm" svg:y="5.711cm" svg:viewBox="0 0 0 0" draw:points="0,0">
          <text:p/>
        </draw:polygon>
        <draw:path draw:style-name="gr1" draw:text-style-name="P1" draw:layer="layout" svg:width="0.098cm" svg:height="0.013cm" svg:x="9.8cm" svg:y="3.537cm" svg:viewBox="0 0 99 14" svg:d="M0 9c31-12 68-12 99 0-31 7-68 7-99 0z">
          <text:p/>
        </draw:path>
        <draw:polygon draw:style-name="gr7" draw:text-style-name="P2" draw:layer="layout" svg:width="0cm" svg:height="0cm" svg:x="7.679cm" svg:y="5.711cm" svg:viewBox="0 0 0 0" draw:points="0,0">
          <text:p/>
        </draw:polygon>
        <draw:path draw:style-name="gr1" draw:text-style-name="P1" draw:layer="layout" svg:width="0.098cm" svg:height="0.013cm" svg:x="4.773cm" svg:y="4.549cm" svg:viewBox="0 0 99 14" svg:d="M0 5c31-7 67-7 99 0-32 11-68 11-99 0z">
          <text:p/>
        </draw:path>
        <draw:polygon draw:style-name="gr7" draw:text-style-name="P2" draw:layer="layout" svg:width="0cm" svg:height="0cm" svg:x="7.679cm" svg:y="5.711cm" svg:viewBox="0 0 0 0" draw:points="0,0">
          <text:p/>
        </draw:polygon>
        <draw:path draw:style-name="gr1" draw:text-style-name="P1" draw:layer="layout" svg:width="0.099cm" svg:height="0.013cm" svg:x="8.004cm" svg:y="2.274cm" svg:viewBox="0 0 100 14" svg:d="M0 9c32-12 67-12 100 0-33 7-68 7-100 0z">
          <text:p/>
        </draw:path>
        <draw:polygon draw:style-name="gr7" draw:text-style-name="P2" draw:layer="layout" svg:width="0cm" svg:height="0cm" svg:x="7.679cm" svg:y="5.711cm" svg:viewBox="0 0 0 0" draw:points="0,0">
          <text:p/>
        </draw:polygon>
        <draw:path draw:style-name="gr1" draw:text-style-name="P1" draw:layer="layout" svg:width="0.099cm" svg:height="0.013cm" svg:x="6.568cm" svg:y="5.812cm" svg:viewBox="0 0 100 14" svg:d="M0 5c32-7 68-7 100 0-32 11-68 11-100 0z">
          <text:p/>
        </draw:path>
        <draw:polygon draw:style-name="gr7" draw:text-style-name="P2" draw:layer="layout" svg:width="0cm" svg:height="0cm" svg:x="7.679cm" svg:y="5.711cm" svg:viewBox="0 0 0 0" draw:points="0,0">
          <text:p/>
        </draw:polygon>
        <draw:line draw:style-name="gr8" draw:text-style-name="P2" draw:layer="layout" svg:x1="10.122cm" svg:y1="4.896cm" svg:x2="10.071cm" svg:y2="4.932cm">
          <text:p/>
        </draw:line>
        <draw:line draw:style-name="gr8" draw:text-style-name="P2" draw:layer="layout" svg:x1="10.831cm" svg:y1="5.394cm" svg:x2="10.121cm" svg:y2="4.896cm">
          <text:p/>
        </draw:line>
        <draw:path draw:style-name="gr8" draw:text-style-name="P2" draw:layer="layout" svg:width="0.423cm" svg:height="0.064cm" svg:x="9.648cm" svg:y="4.928cm" svg:viewBox="0 0 424 65" svg:d="M0 0c116 86 308 86 424 0">
          <text:p/>
        </draw:path>
        <draw:line draw:style-name="gr8" draw:text-style-name="P2" draw:layer="layout" svg:x1="10.565cm" svg:y1="5.578cm" svg:x2="10.831cm" svg:y2="5.393cm">
          <text:p/>
        </draw:line>
        <draw:line draw:style-name="gr8" draw:text-style-name="P2" draw:layer="layout" svg:x1="9.648cm" svg:y1="4.928cm" svg:x2="9.861cm" svg:y2="5.081cm">
          <text:p/>
        </draw:line>
        <draw:line draw:style-name="gr8" draw:text-style-name="P2" draw:layer="layout" svg:x1="9.86cm" svg:y1="5.08cm" svg:x2="10.57cm" svg:y2="5.578cm">
          <text:p/>
        </draw:line>
        <draw:line draw:style-name="gr8" draw:text-style-name="P2" draw:layer="layout" svg:x1="10.121cm" svg:y1="4.896cm" svg:x2="10.228cm" svg:y2="4.929cm">
          <text:p/>
        </draw:line>
        <draw:line draw:style-name="gr8" draw:text-style-name="P2" draw:layer="layout" svg:x1="11.628cm" svg:y1="3.94cm" svg:x2="10.227cm" svg:y2="4.929cm">
          <text:p/>
        </draw:line>
        <draw:line draw:style-name="gr8" draw:text-style-name="P2" draw:layer="layout" svg:x1="10.826cm" svg:y1="5.393cm" svg:x2="10.933cm" svg:y2="5.426cm">
          <text:p/>
        </draw:line>
        <draw:line draw:style-name="gr8" draw:text-style-name="P2" draw:layer="layout" svg:x1="10.933cm" svg:y1="5.426cm" svg:x2="10.227cm" svg:y2="4.928cm">
          <text:p/>
        </draw:line>
        <draw:line draw:style-name="gr8" draw:text-style-name="P2" draw:layer="layout" svg:x1="10.565cm" svg:y1="5.577cm" svg:x2="10.565cm" svg:y2="5.93cm">
          <text:p/>
        </draw:line>
        <draw:line draw:style-name="gr8" draw:text-style-name="P2" draw:layer="layout" svg:x1="10.565cm" svg:y1="5.934cm" svg:x2="12.337cm" svg:y2="4.688cm">
          <text:p/>
        </draw:line>
        <draw:line draw:style-name="gr8" draw:text-style-name="P2" draw:layer="layout" svg:x1="10.932cm" svg:y1="5.426cm" svg:x2="12.337cm" svg:y2="4.437cm">
          <text:p/>
        </draw:line>
        <draw:line draw:style-name="gr8" draw:text-style-name="P2" draw:layer="layout" svg:x1="10.57cm" svg:y1="5.577cm" svg:x2="6.829cm" svg:y2="8.206cm">
          <text:p/>
        </draw:line>
        <draw:path draw:style-name="gr8" draw:text-style-name="P2" draw:layer="layout" svg:width="0.423cm" svg:height="0.064cm" svg:x="6.406cm" svg:y="8.205cm" svg:viewBox="0 0 424 65" svg:d="M424 0c-116 87-308 87-424 0">
          <text:p/>
        </draw:path>
        <draw:line draw:style-name="gr8" draw:text-style-name="P2" draw:layer="layout" svg:x1="6.407cm" svg:y1="8.206cm" svg:x2="4.102cm" svg:y2="6.586cm">
          <text:p/>
        </draw:line>
        <draw:line draw:style-name="gr8" draw:text-style-name="P2" draw:layer="layout" svg:x1="4.812cm" svg:y1="6.088cm" svg:x2="4.102cm" svg:y2="6.587cm">
          <text:p/>
        </draw:line>
        <draw:line draw:style-name="gr8" draw:text-style-name="P2" draw:layer="layout" svg:x1="8.265cm" svg:y1="3.958cm" svg:x2="9.649cm" svg:y2="4.932cm">
          <text:p/>
        </draw:line>
        <draw:line draw:style-name="gr8" draw:text-style-name="P2" draw:layer="layout" svg:x1="4.811cm" svg:y1="6.089cm" svg:x2="5.024cm" svg:y2="5.94cm">
          <text:p/>
        </draw:line>
        <draw:path draw:style-name="gr8" draw:text-style-name="P2" draw:layer="layout" svg:width="0.423cm" svg:height="0.064cm" svg:x="7.842cm" svg:y="3.894cm" svg:viewBox="0 0 424 65" svg:d="M424 65c-117-87-308-87-424 0">
          <text:p/>
        </draw:path>
        <draw:line draw:style-name="gr8" draw:text-style-name="P2" draw:layer="layout" svg:x1="5.239cm" svg:y1="5.789cm" svg:x2="5.023cm" svg:y2="5.941cm">
          <text:p/>
        </draw:line>
        <draw:line draw:style-name="gr8" draw:text-style-name="P2" draw:layer="layout" svg:x1="5.235cm" svg:y1="5.793cm" svg:x2="7.843cm" svg:y2="3.958cm">
          <text:p/>
        </draw:line>
        <draw:path draw:style-name="gr8" draw:text-style-name="P2" draw:layer="layout" svg:width="0.19cm" svg:height="0.07cm" svg:x="4.586cm" svg:y="6.752cm" svg:viewBox="0 0 191 71" svg:d="M0 0c53 39 117 61 191 71">
          <text:p/>
        </draw:path>
        <draw:path draw:style-name="gr8" draw:text-style-name="P2" draw:layer="layout" svg:width="0.095cm" svg:height="0.005cm" svg:x="4.776cm" svg:y="6.819cm" svg:viewBox="0 0 96 6" svg:d="M0 0c29 8 61 8 96 0">
          <text:p/>
        </draw:path>
        <draw:path draw:style-name="gr8" draw:text-style-name="P2" draw:layer="layout" svg:width="0.671cm" svg:height="0.472cm" svg:x="4.487cm" svg:y="6.35cm" svg:viewBox="0 0 672 473" svg:d="M384 473c152-17 273-106 287-215s-81-208-230-244c-145-39-307 7-392 99-81 92-60 212 50 290">
          <text:p/>
        </draw:path>
        <draw:path draw:style-name="gr8" draw:text-style-name="P2" draw:layer="layout" svg:width="0.191cm" svg:height="0.07cm" svg:x="6.381cm" svg:y="8.015cm" svg:viewBox="0 0 192 71" svg:d="M0 0c50 38 117 63 192 71">
          <text:p/>
        </draw:path>
        <draw:path draw:style-name="gr8" draw:text-style-name="P2" draw:layer="layout" svg:width="0.099cm" svg:height="0.003cm" svg:x="6.568cm" svg:y="8.082cm" svg:viewBox="0 0 100 4" svg:d="M0 0c32 5 68 5 100 0">
          <text:p/>
        </draw:path>
        <draw:path draw:style-name="gr8" draw:text-style-name="P2" draw:layer="layout" svg:width="0.671cm" svg:height="0.471cm" svg:x="6.283cm" svg:y="7.614cm" svg:viewBox="0 0 672 472" svg:d="M385 472c152-17 272-106 286-215 14-106-81-209-230-244-148-36-310 7-392 98-81 97-60 217 50 294">
          <text:p/>
        </draw:path>
        <draw:line draw:style-name="gr8" draw:text-style-name="P2" draw:layer="layout" svg:x1="9.642cm" svg:y1="6.085cm" svg:x2="7.341cm" svg:y2="7.705cm">
          <text:p/>
        </draw:line>
        <draw:path draw:style-name="gr8" draw:text-style-name="P2" draw:layer="layout" svg:width="0.092cm" svg:height="0.148cm" svg:x="9.637cm" svg:y="5.937cm" svg:viewBox="0 0 93 149" svg:d="M0 149c58-39 93-93 93-149">
          <text:p/>
        </draw:path>
        <draw:path draw:style-name="gr8" draw:text-style-name="P2" draw:layer="layout" svg:width="0.092cm" svg:height="0.148cm" svg:x="9.637cm" svg:y="5.789cm" svg:viewBox="0 0 93 149" svg:d="M93 149c0-57-35-111-93-149">
          <text:p/>
        </draw:path>
        <draw:path draw:style-name="gr8" draw:text-style-name="P2" draw:layer="layout" svg:width="0.424cm" svg:height="0.064cm" svg:x="6.917cm" svg:y="7.701cm" svg:viewBox="0 0 425 65" svg:d="M425 0c-117 86-307 86-425 0">
          <text:p/>
        </draw:path>
        <draw:line draw:style-name="gr8" draw:text-style-name="P2" draw:layer="layout" svg:x1="7.754cm" svg:y1="4.459cm" svg:x2="9.642cm" svg:y2="5.79cm">
          <text:p/>
        </draw:line>
        <draw:line draw:style-name="gr8" draw:text-style-name="P2" draw:layer="layout" svg:x1="6.918cm" svg:y1="7.705cm" svg:x2="5.03cm" svg:y2="6.374cm">
          <text:p/>
        </draw:line>
        <draw:path draw:style-name="gr8" draw:text-style-name="P2" draw:layer="layout" svg:width="0.424cm" svg:height="0.064cm" svg:x="7.33cm" svg:y="4.399cm" svg:viewBox="0 0 425 65" svg:d="M0 65c118-87 308-87 425 0">
          <text:p/>
        </draw:path>
        <draw:path draw:style-name="gr8" draw:text-style-name="P2" draw:layer="layout" svg:width="0.092cm" svg:height="0.148cm" svg:x="4.942cm" svg:y="6.226cm" svg:viewBox="0 0 93 149" svg:d="M93 149c-57-39-93-93-93-149">
          <text:p/>
        </draw:path>
        <draw:path draw:style-name="gr8" draw:text-style-name="P2" draw:layer="layout" svg:width="0.092cm" svg:height="0.148cm" svg:x="4.942cm" svg:y="6.078cm" svg:viewBox="0 0 93 149" svg:d="M0 149c0-56 36-110 93-149">
          <text:p/>
        </draw:path>
        <draw:line draw:style-name="gr8" draw:text-style-name="P2" draw:layer="layout" svg:x1="5.03cm" svg:y1="6.079cm" svg:x2="7.331cm" svg:y2="4.459cm">
          <text:p/>
        </draw:line>
        <draw:path draw:style-name="gr8" draw:text-style-name="P2" draw:layer="layout" svg:width="0.19cm" svg:height="0.067cm" svg:x="9.613cm" svg:y="5.743cm" svg:viewBox="0 0 191 68" svg:d="M0 0c49 35 116 61 191 68">
          <text:p/>
        </draw:path>
        <draw:path draw:style-name="gr8" draw:text-style-name="P2" draw:layer="layout" svg:width="0.092cm" svg:height="0.003cm" svg:x="9.803cm" svg:y="5.81cm" svg:viewBox="0 0 93 4" svg:d="M0 0c32 5 64 5 93 0">
          <text:p/>
        </draw:path>
        <draw:path draw:style-name="gr8" draw:text-style-name="P2" draw:layer="layout" svg:width="0.672cm" svg:height="0.471cm" svg:x="9.513cm" svg:y="5.339cm" svg:viewBox="0 0 673 472" svg:d="M383 472c155-18 275-106 289-212 11-109-81-213-229-248-145-35-312 7-393 100-81 95-63 215 50 293">
          <text:p/>
        </draw:path>
        <draw:path draw:style-name="gr8" draw:text-style-name="P2" draw:layer="layout" svg:width="0.191cm" svg:height="0.067cm" svg:x="7.817cm" svg:y="4.48cm" svg:viewBox="0 0 192 68" svg:d="M0 0c53 35 121 61 192 68">
          <text:p/>
        </draw:path>
        <draw:path draw:style-name="gr8" draw:text-style-name="P2" draw:layer="layout" svg:width="0.099cm" svg:height="0.002cm" svg:x="8.004cm" svg:y="4.547cm" svg:viewBox="0 0 100 3" svg:d="M0 0c35 4 67 4 100 0">
          <text:p/>
        </draw:path>
        <draw:path draw:style-name="gr8" draw:text-style-name="P2" draw:layer="layout" svg:width="0.671cm" svg:height="0.471cm" svg:x="7.719cm" svg:y="4.076cm" svg:viewBox="0 0 672 472" svg:d="M384 472c152-18 271-107 287-216 14-110-83-209-231-244s-310 7-388 99c-85 95-63 215 46 294">
          <text:p/>
        </draw:path>
        <draw:path draw:style-name="gr8" draw:text-style-name="P2" draw:layer="layout" svg:width="0.088cm" svg:height="0.148cm" svg:x="12.333cm" svg:y="4.54cm" svg:viewBox="0 0 89 149" svg:d="M0 149c57-40 89-93 89-149">
          <text:p/>
        </draw:path>
        <draw:path draw:style-name="gr8" draw:text-style-name="P2" draw:layer="layout" svg:width="0.395cm" svg:height="0.067cm" svg:x="11.708cm" svg:y="4.3cm" svg:viewBox="0 0 396 68" svg:d="M396 68c-49-42-121-68-198-68-74-4-145 18-198 57">
          <text:p/>
        </draw:path>
        <draw:line draw:style-name="gr8" draw:text-style-name="P2" draw:layer="layout" svg:x1="11.709cm" svg:y1="4.353cm" svg:x2="11.581cm" svg:y2="4.446cm">
          <text:p/>
        </draw:line>
        <draw:path draw:style-name="gr8" draw:text-style-name="P2" draw:layer="layout" svg:width="0.014cm" svg:height="0.01cm" svg:x="11.567cm" svg:y="4.445cm" svg:viewBox="0 0 15 11" svg:d="M15 0c-3 3-7 3-15 11">
          <text:p/>
        </draw:path>
        <draw:path draw:style-name="gr8" draw:text-style-name="P2" draw:layer="layout" svg:width="0.088cm" svg:height="0.148cm" svg:x="12.333cm" svg:y="4.141cm" svg:viewBox="0 0 89 149" svg:d="M0 0c57 39 89 93 89 149">
          <text:p/>
        </draw:path>
        <draw:path draw:style-name="gr8" draw:text-style-name="P2" draw:layer="layout" svg:width="0.088cm" svg:height="0.152cm" svg:x="12.333cm" svg:y="4.289cm" svg:viewBox="0 0 89 153" svg:d="M89 0c0 58-32 114-89 153">
          <text:p/>
        </draw:path>
        <draw:line draw:style-name="gr8" draw:text-style-name="P2" draw:layer="layout" svg:x1="12.337cm" svg:y1="4.142cm" svg:x2="12.05cm" svg:y2="3.94cm">
          <text:p/>
        </draw:line>
        <draw:path draw:style-name="gr8" draw:text-style-name="P2" draw:layer="layout" svg:width="0.423cm" svg:height="0.064cm" svg:x="11.627cm" svg:y="3.88cm" svg:viewBox="0 0 424 65" svg:d="M0 65c117-87 308-87 424 0">
          <text:p/>
        </draw:path>
        <draw:line draw:style-name="gr8" draw:text-style-name="P2" draw:layer="layout" svg:x1="12.09cm" svg:y1="4.374cm" svg:x2="11.962cm" svg:y2="4.467cm">
          <text:p/>
        </draw:line>
        <draw:path draw:style-name="gr8" draw:text-style-name="P2" draw:layer="layout" svg:width="0.077cm" svg:height="0.134cm" svg:x="11.504cm" svg:y="4.194cm" svg:viewBox="0 0 78 135" svg:d="M78 0c-49 40-78 86-78 135">
          <text:p/>
        </draw:path>
        <draw:path draw:style-name="gr8" draw:text-style-name="P2" draw:layer="layout" svg:width="0.458cm" svg:height="0.192cm" svg:x="11.504cm" svg:y="4.328cm" svg:viewBox="0 0 459 193" svg:d="M0 0c0 78 63 148 165 176 104 33 220 16 294-38">
          <text:p/>
        </draw:path>
        <draw:line draw:style-name="gr8" draw:text-style-name="P2" draw:layer="layout" svg:x1="11.709cm" svg:y1="4.106cm" svg:x2="11.581cm" svg:y2="4.195cm">
          <text:p/>
        </draw:line>
        <draw:path draw:style-name="gr8" draw:text-style-name="P2" draw:layer="layout" svg:width="0.081cm" svg:height="0.134cm" svg:x="12.089cm" svg:y="4.24cm" svg:viewBox="0 0 82 135" svg:d="M0 135c54-36 82-86 82-135">
          <text:p/>
        </draw:path>
        <draw:path draw:style-name="gr8" draw:text-style-name="P2" draw:layer="layout" svg:width="0.462cm" svg:height="0.19cm" svg:x="11.708cm" svg:y="4.05cm" svg:viewBox="0 0 463 191" svg:d="M463 191c0-74-67-145-169-174-99-35-215-14-294 40">
          <text:p/>
        </draw:path>
        <draw:line draw:style-name="gr8" draw:text-style-name="P2" draw:layer="layout" svg:x1="10.57cm" svg:y1="5.93cm" svg:x2="6.829cm" svg:y2="8.562cm">
          <text:p/>
        </draw:line>
        <draw:path draw:style-name="gr8" draw:text-style-name="P2" draw:layer="layout" svg:width="0.423cm" svg:height="0.064cm" svg:x="6.406cm" svg:y="8.561cm" svg:viewBox="0 0 424 65" svg:d="M424 0c-116 86-308 86-424 0">
          <text:p/>
        </draw:path>
        <draw:line draw:style-name="gr8" draw:text-style-name="P2" draw:layer="layout" svg:x1="6.407cm" svg:y1="8.562cm" svg:x2="4.102cm" svg:y2="6.942cm">
          <text:p/>
        </draw:line>
        <draw:line draw:style-name="gr8" draw:text-style-name="P2" draw:layer="layout" svg:x1="4.102cm" svg:y1="6.692cm" svg:x2="4.102cm" svg:y2="6.942cm">
          <text:p/>
        </draw:line>
        <draw:line draw:style-name="gr8" draw:text-style-name="P2" draw:layer="layout" svg:x1="4.102cm" svg:y1="6.586cm" svg:x2="4.102cm" svg:y2="6.692cm">
          <text:p/>
        </draw:line>
        <draw:path draw:style-name="gr8" draw:text-style-name="P2" draw:layer="layout" svg:width="0.127cm" svg:height="0.049cm" svg:x="4.656cm" svg:y="6.773cm" svg:viewBox="0 0 128 50" svg:d="M0 0c32 29 78 43 128 50">
          <text:p/>
        </draw:path>
        <draw:path draw:style-name="gr8" draw:text-style-name="P2" draw:layer="layout" svg:width="0.197cm" svg:height="0.166cm" svg:x="4.861cm" svg:y="6.656cm" svg:viewBox="0 0 198 167" svg:d="M0 167c116-14 198-84 198-167">
          <text:p/>
        </draw:path>
        <draw:path draw:style-name="gr8" draw:text-style-name="P2" draw:layer="layout" svg:width="0.472cm" svg:height="0.169cm" svg:x="4.586cm" svg:y="6.491cm" svg:viewBox="0 0 473 170" svg:d="M473 170c0-92-106-170-237-170s-236 78-236 170">
          <text:p/>
        </draw:path>
        <draw:path draw:style-name="gr8" draw:text-style-name="P2" draw:layer="layout" svg:width="0.07cm" svg:height="0.117cm" svg:x="4.586cm" svg:y="6.656cm" svg:viewBox="0 0 71 118" svg:d="M0 0c0 47 28 90 71 118">
          <text:p/>
        </draw:path>
        <draw:path draw:style-name="gr8" draw:text-style-name="P2" draw:layer="layout" svg:width="0.127cm" svg:height="0.049cm" svg:x="6.452cm" svg:y="8.036cm" svg:viewBox="0 0 128 50" svg:d="M0 0c35 24 77 43 128 50">
          <text:p/>
        </draw:path>
        <draw:path draw:style-name="gr8" draw:text-style-name="P2" draw:layer="layout" svg:width="0.198cm" svg:height="0.166cm" svg:x="6.656cm" svg:y="7.919cm" svg:viewBox="0 0 199 167" svg:d="M0 167c113-14 199-85 199-167">
          <text:p/>
        </draw:path>
        <draw:path draw:style-name="gr8" draw:text-style-name="P2" draw:layer="layout" svg:width="0.473cm" svg:height="0.169cm" svg:x="6.381cm" svg:y="7.754cm" svg:viewBox="0 0 474 170" svg:d="M474 170c0-96-107-170-237-170-131 0-237 74-237 170">
          <text:p/>
        </draw:path>
        <draw:path draw:style-name="gr8" draw:text-style-name="P2" draw:layer="layout" svg:width="0.071cm" svg:height="0.117cm" svg:x="6.381cm" svg:y="7.919cm" svg:viewBox="0 0 72 118" svg:d="M0 0c0 47 26 90 72 118">
          <text:p/>
        </draw:path>
        <draw:path draw:style-name="gr8" draw:text-style-name="P2" draw:layer="layout" svg:width="0.011cm" svg:height="0.007cm" svg:x="9.637cm" svg:y="6.071cm" svg:viewBox="0 0 12 8" svg:d="M12 8c0 0-8-4-12-8">
          <text:p/>
        </draw:path>
        <draw:line draw:style-name="gr8" draw:text-style-name="P2" draw:layer="layout" svg:x1="7.754cm" svg:y1="4.744cm" svg:x2="9.642cm" svg:y2="6.072cm">
          <text:p/>
        </draw:line>
        <draw:path draw:style-name="gr8" draw:text-style-name="P2" draw:layer="layout" svg:width="0.424cm" svg:height="0.064cm" svg:x="7.33cm" svg:y="4.684cm" svg:viewBox="0 0 425 65" svg:d="M0 65c118-87 308-87 425 0">
          <text:p/>
        </draw:path>
        <draw:path draw:style-name="gr8" draw:text-style-name="P2" draw:layer="layout" svg:width="0.011cm" svg:height="0.007cm" svg:x="5.023cm" svg:y="6.36cm" svg:viewBox="0 0 12 8" svg:d="M0 8c0-4 8-4 12-8">
          <text:p/>
        </draw:path>
        <draw:line draw:style-name="gr8" draw:text-style-name="P2" draw:layer="layout" svg:x1="5.03cm" svg:y1="6.361cm" svg:x2="7.331cm" svg:y2="4.744cm">
          <text:p/>
        </draw:line>
        <draw:path draw:style-name="gr8" draw:text-style-name="P2" draw:layer="layout" svg:width="0.127cm" svg:height="0.046cm" svg:x="9.683cm" svg:y="5.764cm" svg:viewBox="0 0 128 47" svg:d="M0 0c32 26 79 43 128 47">
          <text:p/>
        </draw:path>
        <draw:path draw:style-name="gr8" draw:text-style-name="P2" draw:layer="layout" svg:width="0.197cm" svg:height="0.163cm" svg:x="9.888cm" svg:y="5.647cm" svg:viewBox="0 0 198 164" svg:d="M0 164c114-14 198-82 198-164">
          <text:p/>
        </draw:path>
        <draw:path draw:style-name="gr8" draw:text-style-name="P2" draw:layer="layout" svg:width="0.472cm" svg:height="0.165cm" svg:x="9.613cm" svg:y="5.482cm" svg:viewBox="0 0 473 166" svg:d="M473 166c0-91-105-166-236-166-130 0-237 75-237 166">
          <text:p/>
        </draw:path>
        <draw:path draw:style-name="gr8" draw:text-style-name="P2" draw:layer="layout" svg:width="0.07cm" svg:height="0.117cm" svg:x="9.613cm" svg:y="5.647cm" svg:viewBox="0 0 71 118" svg:d="M0 0c0 43 29 85 71 118">
          <text:p/>
        </draw:path>
        <draw:path draw:style-name="gr8" draw:text-style-name="P2" draw:layer="layout" svg:width="0.127cm" svg:height="0.046cm" svg:x="7.888cm" svg:y="4.501cm" svg:viewBox="0 0 128 47" svg:d="M0 0c35 26 78 40 128 47">
          <text:p/>
        </draw:path>
        <draw:path draw:style-name="gr8" draw:text-style-name="P2" draw:layer="layout" svg:width="0.198cm" svg:height="0.162cm" svg:x="8.092cm" svg:y="4.385cm" svg:viewBox="0 0 199 163" svg:d="M0 163c114-14 199-81 199-163">
          <text:p/>
        </draw:path>
        <draw:path draw:style-name="gr8" draw:text-style-name="P2" draw:layer="layout" svg:width="0.473cm" svg:height="0.166cm" svg:x="7.817cm" svg:y="4.219cm" svg:viewBox="0 0 474 167" svg:d="M474 167c0-93-107-167-238-167-130 0-236 74-236 167">
          <text:p/>
        </draw:path>
        <draw:path draw:style-name="gr8" draw:text-style-name="P2" draw:layer="layout" svg:width="0.071cm" svg:height="0.116cm" svg:x="7.817cm" svg:y="4.385cm" svg:viewBox="0 0 72 117" svg:d="M0 0c0 42 25 85 72 117">
          <text:p/>
        </draw:path>
        <draw:path draw:style-name="gr8" draw:text-style-name="P2" draw:layer="layout" svg:width="0.24cm" svg:height="0.027cm" svg:x="4.702cm" svg:y="6.775cm" svg:viewBox="0 0 241 28" svg:d="M241 28c-75-37-167-37-241 0">
          <text:p/>
        </draw:path>
        <draw:path draw:style-name="gr8" draw:text-style-name="P2" draw:layer="layout" svg:width="0.24cm" svg:height="0.025cm" svg:x="6.498cm" svg:y="8.04cm" svg:viewBox="0 0 241 26" svg:d="M241 26c-75-35-167-35-241 0">
          <text:p/>
        </draw:path>
        <draw:path draw:style-name="gr8" draw:text-style-name="P2" draw:layer="layout" svg:width="0.24cm" svg:height="0.027cm" svg:x="9.729cm" svg:y="5.766cm" svg:viewBox="0 0 241 28" svg:d="M241 28c-75-37-167-37-241 0">
          <text:p/>
        </draw:path>
        <draw:path draw:style-name="gr8" draw:text-style-name="P2" draw:layer="layout" svg:width="0.24cm" svg:height="0.026cm" svg:x="7.933cm" svg:y="4.503cm" svg:viewBox="0 0 241 27" svg:d="M241 27c-74-36-165-36-241 0">
          <text:p/>
        </draw:path>
        <draw:line draw:style-name="gr8" draw:text-style-name="P2" draw:layer="layout" svg:x1="3.679cm" svg:y1="6.395cm" svg:x2="4.107cm" svg:y2="6.696cm">
          <text:p/>
        </draw:line>
        <draw:line draw:style-name="gr8" draw:text-style-name="P2" draw:layer="layout" svg:x1="3.679cm" svg:y1="6.642cm" svg:x2="4.107cm" svg:y2="6.943cm">
          <text:p/>
        </draw:line>
        <draw:path draw:style-name="gr8" draw:text-style-name="P2" draw:layer="layout" svg:width="0.187cm" svg:height="0.064cm" svg:x="4.6cm" svg:y="6.046cm" svg:viewBox="0 0 188 65" svg:d="M188 65c-72-7-139-29-188-65">
          <text:p/>
        </draw:path>
        <draw:line draw:style-name="gr8" draw:text-style-name="P2" draw:layer="layout" svg:x1="4.601cm" svg:y1="6.047cm" svg:x2="4.388cm" svg:y2="5.898cm">
          <text:p/>
        </draw:line>
        <draw:path draw:style-name="gr8" draw:text-style-name="P2" draw:layer="layout" svg:width="0.427cm" svg:height="0.066cm" svg:x="3.961cm" svg:y="5.832cm" svg:viewBox="0 0 428 67" svg:d="M0 67c121-89 312-89 428 0">
          <text:p/>
        </draw:path>
        <draw:line draw:style-name="gr8" draw:text-style-name="P2" draw:layer="layout" svg:x1="3.966cm" svg:y1="5.898cm" svg:x2="3.679cm" svg:y2="6.097cm">
          <text:p/>
        </draw:line>
        <draw:path draw:style-name="gr8" draw:text-style-name="P2" draw:layer="layout" svg:width="0.088cm" svg:height="0.151cm" svg:x="3.591cm" svg:y="6.244cm" svg:viewBox="0 0 89 152" svg:d="M89 152c-54-38-89-95-89-152">
          <text:p/>
        </draw:path>
        <draw:path draw:style-name="gr8" draw:text-style-name="P2" draw:layer="layout" svg:width="0.088cm" svg:height="0.151cm" svg:x="3.591cm" svg:y="6.096cm" svg:viewBox="0 0 89 152" svg:d="M0 152c0-56 35-113 89-152">
          <text:p/>
        </draw:path>
        <draw:path draw:style-name="gr8" draw:text-style-name="P2" draw:layer="layout" svg:width="0.459cm" svg:height="0.192cm" svg:x="3.961cm" svg:y="6.219cm" svg:viewBox="0 0 460 193" svg:d="M0 139c74 52 191 70 293 38 100-28 167-98 167-177">
          <text:p/>
        </draw:path>
        <draw:path draw:style-name="gr8" draw:text-style-name="P2" draw:layer="layout" svg:width="0.54cm" svg:height="0.191cm" svg:x="3.88cm" svg:y="6.032cm" svg:viewBox="0 0 541 192" svg:d="M541 192c0-107-120-192-268-192-153 0-273 85-273 192">
          <text:p/>
        </draw:path>
        <draw:path draw:style-name="gr8" draw:text-style-name="P2" draw:layer="layout" svg:width="0.081cm" svg:height="0.138cm" svg:x="3.88cm" svg:y="6.219cm" svg:viewBox="0 0 82 139" svg:d="M0 0c0 54 28 100 82 139">
          <text:p/>
        </draw:path>
        <draw:path draw:style-name="gr8" draw:text-style-name="P2" draw:layer="layout" svg:width="0.088cm" svg:height="0.148cm" svg:x="3.591cm" svg:y="6.494cm" svg:viewBox="0 0 89 149" svg:d="M89 149c-54-38-89-92-89-149">
          <text:p/>
        </draw:path>
        <draw:path draw:style-name="gr8" draw:text-style-name="P2" draw:layer="layout" svg:width="0.409cm" svg:height="0.067cm" svg:x="3.947cm" svg:y="6.279cm" svg:viewBox="0 0 410 68" svg:d="M410 68c-53-43-128-68-205-68-81 0-156 25-205 68">
          <text:p/>
        </draw:path>
        <draw:path draw:style-name="gr8" draw:text-style-name="P2" draw:layer="layout" svg:width="0.047cm" svg:height="0.074cm" svg:x="9.697cm" svg:y="3.446cm" svg:viewBox="0 0 48 75" svg:d="M48 75c-29-22-48-50-48-75">
          <text:p/>
        </draw:path>
        <draw:path draw:style-name="gr8" draw:text-style-name="P2" draw:layer="layout" svg:width="0.304cm" svg:height="0.109cm" svg:x="9.697cm" svg:y="3.337cm" svg:viewBox="0 0 305 110" svg:d="M0 110c0-61 71-110 153-110 85 0 152 49 152 110">
          <text:p/>
        </draw:path>
        <draw:path draw:style-name="gr8" draw:text-style-name="P2" draw:layer="layout" svg:width="0.258cm" svg:height="0.105cm" svg:x="9.743cm" svg:y="3.446cm" svg:viewBox="0 0 259 106" svg:d="M259 0c0 43-39 82-95 96-58 18-121 11-164-21">
          <text:p/>
        </draw:path>
        <draw:path draw:style-name="gr8" draw:text-style-name="P2" draw:layer="layout" svg:width="0.081cm" svg:height="0.138cm" svg:x="9.574cm" svg:y="3.446cm" svg:viewBox="0 0 82 139" svg:d="M82 139c-53-39-82-88-82-139">
          <text:p/>
        </draw:path>
        <draw:path draw:style-name="gr8" draw:text-style-name="P2" draw:layer="layout" svg:width="0.55cm" svg:height="0.194cm" svg:x="9.574cm" svg:y="3.252cm" svg:viewBox="0 0 551 195" svg:d="M0 195c0-110 124-195 276-195s275 85 275 195">
          <text:p/>
        </draw:path>
        <draw:path draw:style-name="gr8" draw:text-style-name="P2" draw:layer="layout" svg:width="0.469cm" svg:height="0.193cm" svg:x="9.655cm" svg:y="3.446cm" svg:viewBox="0 0 470 194" svg:d="M470 0c0 78-68 149-170 181-106 28-222 11-300-42">
          <text:p/>
        </draw:path>
        <draw:path draw:style-name="gr8" draw:text-style-name="P2" draw:layer="layout" svg:width="0.081cm" svg:height="0.141cm" svg:x="9.574cm" svg:y="3.478cm" svg:viewBox="0 0 82 142" svg:d="M82 142c-53-40-82-89-82-142">
          <text:p/>
        </draw:path>
        <draw:path draw:style-name="gr8" draw:text-style-name="P2" draw:layer="layout" svg:width="0.469cm" svg:height="0.196cm" svg:x="9.655cm" svg:y="3.478cm" svg:viewBox="0 0 470 197" svg:d="M470 0c0 81-68 153-170 181-106 32-222 14-300-39">
          <text:p/>
        </draw:path>
        <draw:path draw:style-name="gr8" draw:text-style-name="P2" draw:layer="layout" svg:width="0.074cm" svg:height="0.124cm" svg:x="9.599cm" svg:y="3.601cm" svg:viewBox="0 0 75 125" svg:d="M75 125c-47-32-75-78-75-125">
          <text:p/>
        </draw:path>
        <draw:path draw:style-name="gr8" draw:text-style-name="P2" draw:layer="layout" svg:width="0.427cm" svg:height="0.178cm" svg:x="9.673cm" svg:y="3.601cm" svg:viewBox="0 0 428 179" svg:d="M428 0c0 72-60 135-157 164-95 29-201 14-271-39">
          <text:p/>
        </draw:path>
        <draw:path draw:style-name="gr8" draw:text-style-name="P2" draw:layer="layout" svg:width="0.078cm" svg:height="0.131cm" svg:x="9.588cm" svg:y="3.608cm" svg:viewBox="0 0 79 132" svg:d="M79 132c-51-36-79-82-79-132">
          <text:p/>
        </draw:path>
        <draw:path draw:style-name="gr8" draw:text-style-name="P2" draw:layer="layout" svg:width="0.011cm" svg:height="0.049cm" svg:x="9.588cm" svg:y="3.559cm" svg:viewBox="0 0 12 50" svg:d="M0 50c0-18 4-32 12-50">
          <text:p/>
        </draw:path>
        <draw:path draw:style-name="gr8" draw:text-style-name="P2" draw:layer="layout" svg:width="0.01cm" svg:height="0.049cm" svg:x="10.1cm" svg:y="3.559cm" svg:viewBox="0 0 11 50" svg:d="M0 0c8 18 11 32 11 50">
          <text:p/>
        </draw:path>
        <draw:path draw:style-name="gr8" draw:text-style-name="P2" draw:layer="layout" svg:width="0.444cm" svg:height="0.184cm" svg:x="9.666cm" svg:y="3.608cm" svg:viewBox="0 0 445 185" svg:d="M445 0c0 75-63 142-163 171-99 28-208 14-282-40">
          <text:p/>
        </draw:path>
        <draw:path draw:style-name="gr8" draw:text-style-name="P2" draw:layer="layout" svg:width="0.078cm" svg:height="0.13cm" svg:x="9.588cm" svg:y="3.644cm" svg:viewBox="0 0 79 131" svg:d="M79 131c-51-35-79-82-79-131">
          <text:p/>
        </draw:path>
        <draw:path draw:style-name="gr8" draw:text-style-name="P2" draw:layer="layout" svg:width="0.444cm" svg:height="0.183cm" svg:x="9.666cm" svg:y="3.644cm" svg:viewBox="0 0 445 184" svg:d="M445 0c0 74-63 142-163 170-99 28-208 14-282-39">
          <text:p/>
        </draw:path>
        <draw:path draw:style-name="gr8" draw:text-style-name="P2" draw:layer="layout" svg:width="0.098cm" svg:height="0.008cm" svg:x="9.8cm" svg:y="3.537cm" svg:viewBox="0 0 99 9" svg:d="M0 9c31-12 68-12 99 0">
          <text:p/>
        </draw:path>
        <draw:path draw:style-name="gr8" draw:text-style-name="P2" draw:layer="layout" svg:width="0.043cm" svg:height="0.074cm" svg:x="7.905cm" svg:y="2.183cm" svg:viewBox="0 0 44 75" svg:d="M44 75c-29-22-44-47-44-75">
          <text:p/>
        </draw:path>
        <draw:path draw:style-name="gr8" draw:text-style-name="P2" draw:layer="layout" svg:width="0.3cm" svg:height="0.109cm" svg:x="7.905cm" svg:y="2.074cm" svg:viewBox="0 0 301 110" svg:d="M0 110c0-61 68-110 149-110 85 0 152 49 152 110">
          <text:p/>
        </draw:path>
        <draw:path draw:style-name="gr8" draw:text-style-name="P2" draw:layer="layout" svg:width="0.257cm" svg:height="0.105cm" svg:x="7.948cm" svg:y="2.183cm" svg:viewBox="0 0 258 106" svg:d="M258 0c0 43-39 82-95 96-54 18-121 11-163-21">
          <text:p/>
        </draw:path>
        <draw:path draw:style-name="gr8" draw:text-style-name="P2" draw:layer="layout" svg:width="0.081cm" svg:height="0.138cm" svg:x="7.778cm" svg:y="2.183cm" svg:viewBox="0 0 82 139" svg:d="M82 139c-50-39-82-89-82-139">
          <text:p/>
        </draw:path>
        <draw:path draw:style-name="gr8" draw:text-style-name="P2" draw:layer="layout" svg:width="0.551cm" svg:height="0.194cm" svg:x="7.778cm" svg:y="1.989cm" svg:viewBox="0 0 552 195" svg:d="M0 195c0-109 124-195 276-195s276 86 276 195">
          <text:p/>
        </draw:path>
        <draw:path draw:style-name="gr8" draw:text-style-name="P2" draw:layer="layout" svg:width="0.47cm" svg:height="0.193cm" svg:x="7.859cm" svg:y="2.183cm" svg:viewBox="0 0 471 194" svg:d="M471 0c0 79-67 149-171 181-102 28-222 11-300-42">
          <text:p/>
        </draw:path>
        <draw:path draw:style-name="gr8" draw:text-style-name="P2" draw:layer="layout" svg:width="0.081cm" svg:height="0.141cm" svg:x="7.778cm" svg:y="2.215cm" svg:viewBox="0 0 82 142" svg:d="M82 142c-50-40-82-89-82-142">
          <text:p/>
        </draw:path>
        <draw:path draw:style-name="gr8" draw:text-style-name="P2" draw:layer="layout" svg:width="0.47cm" svg:height="0.196cm" svg:x="7.859cm" svg:y="2.215cm" svg:viewBox="0 0 471 197" svg:d="M471 0c0 82-67 153-171 181-102 32-222 14-300-39">
          <text:p/>
        </draw:path>
        <draw:path draw:style-name="gr8" draw:text-style-name="P2" draw:layer="layout" svg:width="0.074cm" svg:height="0.124cm" svg:x="7.803cm" svg:y="2.338cm" svg:viewBox="0 0 75 125" svg:d="M75 125c-46-32-75-79-75-125">
          <text:p/>
        </draw:path>
        <draw:path draw:style-name="gr8" draw:text-style-name="P2" draw:layer="layout" svg:width="0.427cm" svg:height="0.177cm" svg:x="7.877cm" svg:y="2.338cm" svg:viewBox="0 0 428 178" svg:d="M428 0c0 72-60 135-155 164-92 28-201 14-273-39">
          <text:p/>
        </draw:path>
        <draw:path draw:style-name="gr8" draw:text-style-name="P2" draw:layer="layout" svg:width="0.078cm" svg:height="0.131cm" svg:x="7.792cm" svg:y="2.345cm" svg:viewBox="0 0 79 132" svg:d="M79 132c-49-35-79-82-79-132">
          <text:p/>
        </draw:path>
        <draw:path draw:style-name="gr8" draw:text-style-name="P2" draw:layer="layout" svg:width="0.011cm" svg:height="0.049cm" svg:x="7.792cm" svg:y="2.296cm" svg:viewBox="0 0 12 50" svg:d="M0 50c0-17 5-32 12-50">
          <text:p/>
        </draw:path>
        <draw:path draw:style-name="gr8" draw:text-style-name="P2" draw:layer="layout" svg:width="0.01cm" svg:height="0.049cm" svg:x="8.304cm" svg:y="2.296cm" svg:viewBox="0 0 11 50" svg:d="M0 0c8 18 11 33 11 50">
          <text:p/>
        </draw:path>
        <draw:path draw:style-name="gr8" draw:text-style-name="P2" draw:layer="layout" svg:width="0.444cm" svg:height="0.184cm" svg:x="7.87cm" svg:y="2.345cm" svg:viewBox="0 0 445 185" svg:d="M445 0c0 75-63 143-163 171-95 28-208 14-282-39">
          <text:p/>
        </draw:path>
        <draw:path draw:style-name="gr8" draw:text-style-name="P2" draw:layer="layout" svg:width="0.078cm" svg:height="0.13cm" svg:x="7.792cm" svg:y="2.381cm" svg:viewBox="0 0 79 131" svg:d="M79 131c-49-35-79-81-79-131">
          <text:p/>
        </draw:path>
        <draw:path draw:style-name="gr8" draw:text-style-name="P2" draw:layer="layout" svg:width="0.444cm" svg:height="0.183cm" svg:x="7.87cm" svg:y="2.381cm" svg:viewBox="0 0 445 184" svg:d="M445 0c0 74-63 142-163 170-95 28-208 14-282-39">
          <text:p/>
        </draw:path>
        <draw:path draw:style-name="gr8" draw:text-style-name="P2" draw:layer="layout" svg:width="0.099cm" svg:height="0.009cm" svg:x="8.004cm" svg:y="2.274cm" svg:viewBox="0 0 100 10" svg:d="M0 10c32-13 67-13 100 0">
          <text:p/>
        </draw:path>
        <draw:path draw:style-name="gr8" draw:text-style-name="P2" draw:layer="layout" svg:width="0.046cm" svg:height="0.074cm" svg:x="4.67cm" svg:y="4.455cm" svg:viewBox="0 0 47 75" svg:d="M47 75c-29-17-47-46-47-75">
          <text:p/>
        </draw:path>
        <draw:path draw:style-name="gr8" draw:text-style-name="P2" draw:layer="layout" svg:width="0.304cm" svg:height="0.106cm" svg:x="4.67cm" svg:y="4.349cm" svg:viewBox="0 0 305 107" svg:d="M0 107c0-56 68-107 153-107 81 0 152 51 152 107">
          <text:p/>
        </draw:path>
        <draw:path draw:style-name="gr8" draw:text-style-name="P2" draw:layer="layout" svg:width="0.258cm" svg:height="0.108cm" svg:x="4.716cm" svg:y="4.455cm" svg:viewBox="0 0 259 109" svg:d="M259 0c0 42-39 81-92 100-56 18-124 7-167-26">
          <text:p/>
        </draw:path>
        <draw:path draw:style-name="gr8" draw:text-style-name="P2" draw:layer="layout" svg:width="0.081cm" svg:height="0.138cm" svg:x="4.547cm" svg:y="4.455cm" svg:viewBox="0 0 82 139" svg:d="M82 139c-54-37-82-86-82-139">
          <text:p/>
        </draw:path>
        <draw:path draw:style-name="gr8" draw:text-style-name="P2" draw:layer="layout" svg:width="0.55cm" svg:height="0.194cm" svg:x="4.547cm" svg:y="4.261cm" svg:viewBox="0 0 551 195" svg:d="M0 195c0-107 123-195 276-195 152 0 275 88 275 195">
          <text:p/>
        </draw:path>
        <draw:path draw:style-name="gr8" draw:text-style-name="P2" draw:layer="layout" svg:width="0.469cm" svg:height="0.194cm" svg:x="4.628cm" svg:y="4.455cm" svg:viewBox="0 0 470 195" svg:d="M470 0c0 78-67 149-169 181-103 28-223 14-301-42">
          <text:p/>
        </draw:path>
        <draw:path draw:style-name="gr8" draw:text-style-name="P2" draw:layer="layout" svg:width="0.081cm" svg:height="0.138cm" svg:x="4.547cm" svg:y="4.49cm" svg:viewBox="0 0 82 139" svg:d="M82 139c-54-35-82-89-82-139">
          <text:p/>
        </draw:path>
        <draw:path draw:style-name="gr8" draw:text-style-name="P2" draw:layer="layout" svg:width="0.469cm" svg:height="0.194cm" svg:x="4.628cm" svg:y="4.49cm" svg:viewBox="0 0 470 195" svg:d="M470 0c0 79-67 153-169 181-103 29-223 14-301-42">
          <text:p/>
        </draw:path>
        <draw:path draw:style-name="gr8" draw:text-style-name="P2" draw:layer="layout" svg:width="0.074cm" svg:height="0.127cm" svg:x="4.572cm" svg:y="4.61cm" svg:viewBox="0 0 75 128" svg:d="M75 128c-47-35-75-77-75-128">
          <text:p/>
        </draw:path>
        <draw:path draw:style-name="gr8" draw:text-style-name="P2" draw:layer="layout" svg:width="0.426cm" svg:height="0.178cm" svg:x="4.646cm" svg:y="4.61cm" svg:viewBox="0 0 427 179" svg:d="M427 0c0 74-60 139-155 167-96 25-202 11-272-39">
          <text:p/>
        </draw:path>
        <draw:path draw:style-name="gr8" draw:text-style-name="P2" draw:layer="layout" svg:width="0.078cm" svg:height="0.131cm" svg:x="4.561cm" svg:y="4.617cm" svg:viewBox="0 0 79 132" svg:d="M79 132c-50-33-79-82-79-132">
          <text:p/>
        </draw:path>
        <draw:path draw:style-name="gr8" draw:text-style-name="P2" draw:layer="layout" svg:width="0.011cm" svg:height="0.049cm" svg:x="4.561cm" svg:y="4.572cm" svg:viewBox="0 0 12 50" svg:d="M0 50c0-18 3-35 12-50">
          <text:p/>
        </draw:path>
        <draw:path draw:style-name="gr8" draw:text-style-name="P2" draw:layer="layout" svg:width="0.011cm" svg:height="0.049cm" svg:x="5.072cm" svg:y="4.572cm" svg:viewBox="0 0 12 50" svg:d="M0 0c9 15 12 32 12 50">
          <text:p/>
        </draw:path>
        <draw:path draw:style-name="gr8" draw:text-style-name="P2" draw:layer="layout" svg:width="0.444cm" svg:height="0.184cm" svg:x="4.639cm" svg:y="4.617cm" svg:viewBox="0 0 445 185" svg:d="M445 0c0 79-63 142-162 171-95 28-208 14-283-39">
          <text:p/>
        </draw:path>
        <draw:path draw:style-name="gr8" draw:text-style-name="P2" draw:layer="layout" svg:width="0.078cm" svg:height="0.13cm" svg:x="4.561cm" svg:y="4.653cm" svg:viewBox="0 0 79 131" svg:d="M79 131c-50-35-79-82-79-131">
          <text:p/>
        </draw:path>
        <draw:path draw:style-name="gr8" draw:text-style-name="P2" draw:layer="layout" svg:width="0.444cm" svg:height="0.184cm" svg:x="4.639cm" svg:y="4.653cm" svg:viewBox="0 0 445 185" svg:d="M445 0c0 75-63 142-162 170-95 29-208 14-283-39">
          <text:p/>
        </draw:path>
        <draw:path draw:style-name="gr8" draw:text-style-name="P2" draw:layer="layout" svg:width="0.098cm" svg:height="0.006cm" svg:x="4.773cm" svg:y="4.549cm" svg:viewBox="0 0 99 7" svg:d="M0 7c31-9 67-9 99 0">
          <text:p/>
        </draw:path>
        <draw:path draw:style-name="gr8" draw:text-style-name="P2" draw:layer="layout" svg:width="0.046cm" svg:height="0.074cm" svg:x="6.466cm" svg:y="5.718cm" svg:viewBox="0 0 47 75" svg:d="M47 75c-29-18-47-46-47-75">
          <text:p/>
        </draw:path>
        <draw:path draw:style-name="gr8" draw:text-style-name="P2" draw:layer="layout" svg:width="0.3cm" svg:height="0.106cm" svg:x="6.466cm" svg:y="5.612cm" svg:viewBox="0 0 301 107" svg:d="M0 107c0-56 67-107 152-107 81 0 149 51 149 107">
          <text:p/>
        </draw:path>
        <draw:path draw:style-name="gr8" draw:text-style-name="P2" draw:layer="layout" svg:width="0.254cm" svg:height="0.108cm" svg:x="6.512cm" svg:y="5.718cm" svg:viewBox="0 0 255 109" svg:d="M255 0c0 43-35 82-93 100-56 18-120 7-162-25">
          <text:p/>
        </draw:path>
        <draw:path draw:style-name="gr8" draw:text-style-name="P2" draw:layer="layout" svg:width="0.082cm" svg:height="0.138cm" svg:x="6.342cm" svg:y="5.718cm" svg:viewBox="0 0 83 139" svg:d="M83 139c-50-37-83-86-83-139">
          <text:p/>
        </draw:path>
        <draw:path draw:style-name="gr8" draw:text-style-name="P2" draw:layer="layout" svg:width="0.551cm" svg:height="0.194cm" svg:x="6.342cm" svg:y="5.524cm" svg:viewBox="0 0 552 195" svg:d="M0 195c0-106 124-195 276-195 151 0 276 89 276 195">
          <text:p/>
        </draw:path>
        <draw:path draw:style-name="gr8" draw:text-style-name="P2" draw:layer="layout" svg:width="0.469cm" svg:height="0.194cm" svg:x="6.424cm" svg:y="5.718cm" svg:viewBox="0 0 470 195" svg:d="M470 0c0 78-67 148-171 181-102 28-222 14-299-43">
          <text:p/>
        </draw:path>
        <draw:path draw:style-name="gr8" draw:text-style-name="P2" draw:layer="layout" svg:width="0.082cm" svg:height="0.138cm" svg:x="6.342cm" svg:y="5.753cm" svg:viewBox="0 0 83 139" svg:d="M83 139c-50-35-83-86-83-139">
          <text:p/>
        </draw:path>
        <draw:path draw:style-name="gr8" draw:text-style-name="P2" draw:layer="layout" svg:width="0.469cm" svg:height="0.195cm" svg:x="6.424cm" svg:y="5.753cm" svg:viewBox="0 0 470 196" svg:d="M470 0c0 78-67 152-171 180-102 33-222 14-299-42">
          <text:p/>
        </draw:path>
        <draw:path draw:style-name="gr8" draw:text-style-name="P2" draw:layer="layout" svg:width="0.074cm" svg:height="0.127cm" svg:x="6.367cm" svg:y="5.873cm" svg:viewBox="0 0 75 128" svg:d="M75 128c-47-35-75-77-75-128">
          <text:p/>
        </draw:path>
        <draw:path draw:style-name="gr8" draw:text-style-name="P2" draw:layer="layout" svg:width="0.427cm" svg:height="0.177cm" svg:x="6.441cm" svg:y="5.873cm" svg:viewBox="0 0 428 178" svg:d="M428 0c0 72-60 139-155 164-92 28-202 14-273-36">
          <text:p/>
        </draw:path>
        <draw:path draw:style-name="gr8" draw:text-style-name="P2" draw:layer="layout" svg:width="0.077cm" svg:height="0.131cm" svg:x="6.357cm" svg:y="5.88cm" svg:viewBox="0 0 78 132" svg:d="M78 132c-50-35-78-81-78-132">
          <text:p/>
        </draw:path>
        <draw:path draw:style-name="gr8" draw:text-style-name="P2" draw:layer="layout" svg:width="0.01cm" svg:height="0.05cm" svg:x="6.357cm" svg:y="5.834cm" svg:viewBox="0 0 11 51" svg:d="M0 51c0-18 3-36 11-51">
          <text:p/>
        </draw:path>
        <draw:path draw:style-name="gr8" draw:text-style-name="P2" draw:layer="layout" svg:width="0.011cm" svg:height="0.05cm" svg:x="6.868cm" svg:y="5.834cm" svg:viewBox="0 0 12 51" svg:d="M0 0c8 15 12 33 12 51">
          <text:p/>
        </draw:path>
        <draw:path draw:style-name="gr8" draw:text-style-name="P2" draw:layer="layout" svg:width="0.445cm" svg:height="0.184cm" svg:x="6.434cm" svg:y="5.88cm" svg:viewBox="0 0 446 185" svg:d="M446 0c0 79-64 142-163 171-95 28-208 14-283-39">
          <text:p/>
        </draw:path>
        <draw:path draw:style-name="gr8" draw:text-style-name="P2" draw:layer="layout" svg:width="0.077cm" svg:height="0.13cm" svg:x="6.357cm" svg:y="5.916cm" svg:viewBox="0 0 78 131" svg:d="M78 131c-50-36-78-82-78-131">
          <text:p/>
        </draw:path>
        <draw:path draw:style-name="gr8" draw:text-style-name="P2" draw:layer="layout" svg:width="0.445cm" svg:height="0.183cm" svg:x="6.434cm" svg:y="5.916cm" svg:viewBox="0 0 446 184" svg:d="M446 0c0 75-64 142-163 170-95 28-208 14-283-39">
          <text:p/>
        </draw:path>
        <draw:path draw:style-name="gr8" draw:text-style-name="P2" draw:layer="layout" svg:width="0.099cm" svg:height="0.007cm" svg:x="6.568cm" svg:y="5.812cm" svg:viewBox="0 0 100 8" svg:d="M0 8c32-11 68-11 100 0">
          <text:p/>
        </draw:path>
        <draw:line draw:style-name="gr8" draw:text-style-name="P2" draw:layer="layout" svg:x1="12.421cm" svg:y1="4.289cm" svg:x2="12.421cm" svg:y2="4.54cm">
          <text:p/>
        </draw:line>
        <draw:line draw:style-name="gr8" draw:text-style-name="P2" draw:layer="layout" svg:x1="3.591cm" svg:y1="6.244cm" svg:x2="3.591cm" svg:y2="6.494cm">
          <text:p/>
        </draw:line>
        <draw:line draw:style-name="gr8" draw:text-style-name="P2" draw:layer="layout" svg:x1="10.124cm" svg:y1="3.446cm" svg:x2="10.124cm" svg:y2="3.478cm">
          <text:p/>
        </draw:line>
        <draw:line draw:style-name="gr8" draw:text-style-name="P2" draw:layer="layout" svg:x1="9.574cm" svg:y1="3.446cm" svg:x2="9.574cm" svg:y2="3.478cm">
          <text:p/>
        </draw:line>
        <draw:line draw:style-name="gr8" draw:text-style-name="P2" draw:layer="layout" svg:x1="10.1cm" svg:y1="3.559cm" svg:x2="10.1cm" svg:y2="3.601cm">
          <text:p/>
        </draw:line>
        <draw:line draw:style-name="gr8" draw:text-style-name="P2" draw:layer="layout" svg:x1="9.599cm" svg:y1="3.559cm" svg:x2="9.599cm" svg:y2="3.601cm">
          <text:p/>
        </draw:line>
        <draw:line draw:style-name="gr8" draw:text-style-name="P2" draw:layer="layout" svg:x1="10.107cm" svg:y1="3.608cm" svg:x2="10.107cm" svg:y2="3.644cm">
          <text:p/>
        </draw:line>
        <draw:line draw:style-name="gr8" draw:text-style-name="P2" draw:layer="layout" svg:x1="9.588cm" svg:y1="3.608cm" svg:x2="9.588cm" svg:y2="3.644cm">
          <text:p/>
        </draw:line>
        <draw:line draw:style-name="gr8" draw:text-style-name="P2" draw:layer="layout" svg:x1="8.329cm" svg:y1="2.183cm" svg:x2="8.329cm" svg:y2="2.215cm">
          <text:p/>
        </draw:line>
        <draw:line draw:style-name="gr8" draw:text-style-name="P2" draw:layer="layout" svg:x1="7.778cm" svg:y1="2.183cm" svg:x2="7.778cm" svg:y2="2.215cm">
          <text:p/>
        </draw:line>
        <draw:line draw:style-name="gr8" draw:text-style-name="P2" draw:layer="layout" svg:x1="8.304cm" svg:y1="2.296cm" svg:x2="8.304cm" svg:y2="2.338cm">
          <text:p/>
        </draw:line>
        <draw:line draw:style-name="gr8" draw:text-style-name="P2" draw:layer="layout" svg:x1="7.803cm" svg:y1="2.296cm" svg:x2="7.803cm" svg:y2="2.338cm">
          <text:p/>
        </draw:line>
        <draw:line draw:style-name="gr8" draw:text-style-name="P2" draw:layer="layout" svg:x1="8.311cm" svg:y1="2.345cm" svg:x2="8.311cm" svg:y2="2.381cm">
          <text:p/>
        </draw:line>
        <draw:line draw:style-name="gr8" draw:text-style-name="P2" draw:layer="layout" svg:x1="7.792cm" svg:y1="2.345cm" svg:x2="7.792cm" svg:y2="2.381cm">
          <text:p/>
        </draw:line>
        <draw:line draw:style-name="gr8" draw:text-style-name="P2" draw:layer="layout" svg:x1="5.097cm" svg:y1="4.455cm" svg:x2="5.097cm" svg:y2="4.49cm">
          <text:p/>
        </draw:line>
        <draw:line draw:style-name="gr8" draw:text-style-name="P2" draw:layer="layout" svg:x1="4.547cm" svg:y1="4.455cm" svg:x2="4.547cm" svg:y2="4.49cm">
          <text:p/>
        </draw:line>
        <draw:line draw:style-name="gr8" draw:text-style-name="P2" draw:layer="layout" svg:x1="5.072cm" svg:y1="4.572cm" svg:x2="5.072cm" svg:y2="4.61cm">
          <text:p/>
        </draw:line>
        <draw:line draw:style-name="gr8" draw:text-style-name="P2" draw:layer="layout" svg:x1="4.572cm" svg:y1="4.572cm" svg:x2="4.572cm" svg:y2="4.61cm">
          <text:p/>
        </draw:line>
        <draw:line draw:style-name="gr8" draw:text-style-name="P2" draw:layer="layout" svg:x1="5.083cm" svg:y1="4.617cm" svg:x2="5.083cm" svg:y2="4.653cm">
          <text:p/>
        </draw:line>
        <draw:line draw:style-name="gr8" draw:text-style-name="P2" draw:layer="layout" svg:x1="4.561cm" svg:y1="4.617cm" svg:x2="4.561cm" svg:y2="4.653cm">
          <text:p/>
        </draw:line>
        <draw:line draw:style-name="gr8" draw:text-style-name="P2" draw:layer="layout" svg:x1="6.893cm" svg:y1="5.718cm" svg:x2="6.893cm" svg:y2="5.753cm">
          <text:p/>
        </draw:line>
        <draw:line draw:style-name="gr8" draw:text-style-name="P2" draw:layer="layout" svg:x1="6.342cm" svg:y1="5.718cm" svg:x2="6.342cm" svg:y2="5.753cm">
          <text:p/>
        </draw:line>
        <draw:line draw:style-name="gr8" draw:text-style-name="P2" draw:layer="layout" svg:x1="6.868cm" svg:y1="5.834cm" svg:x2="6.868cm" svg:y2="5.873cm">
          <text:p/>
        </draw:line>
        <draw:line draw:style-name="gr8" draw:text-style-name="P2" draw:layer="layout" svg:x1="6.367cm" svg:y1="5.834cm" svg:x2="6.367cm" svg:y2="5.873cm">
          <text:p/>
        </draw:line>
        <draw:line draw:style-name="gr8" draw:text-style-name="P2" draw:layer="layout" svg:x1="6.875cm" svg:y1="5.88cm" svg:x2="6.875cm" svg:y2="5.916cm">
          <text:p/>
        </draw:line>
        <draw:line draw:style-name="gr8" draw:text-style-name="P2" draw:layer="layout" svg:x1="6.357cm" svg:y1="5.88cm" svg:x2="6.357cm" svg:y2="5.916cm">
          <text:p/>
        </draw:line>
        <draw:path draw:style-name="gr1" draw:text-style-name="P1" draw:layer="layout" svg:width="3.849cm" svg:height="3.27cm" svg:x="17.564cm" svg:y="5.002cm" svg:viewBox="0 0 3850 3271" svg:d="M3549 3271h-3249c-166 0-300-135-300-304v-2667c0-166 134-300 300-300h3249c167 0 301 134 301 300v2667c0 169-134 304-301 304z">
          <text:p/>
        </draw:path>
        <draw:polygon draw:style-name="gr7" draw:text-style-name="P2" draw:layer="layout" svg:width="0cm" svg:height="0cm" svg:x="20.887cm" svg:y="6.187cm" svg:viewBox="0 0 0 0" draw:points="0,0">
          <text:p/>
        </draw:polygon>
        <draw:path draw:style-name="gr1" draw:text-style-name="P1" draw:layer="layout" svg:width="8.386cm" svg:height="4.452cm" svg:x="16.696cm" svg:y="3.961cm" svg:viewBox="0 0 8387 4453" svg:d="M8387 4153v-398c0-166-134-300-300-300h-1982-149-70c-166 0-300-134-300-300v300 998h-5286c-165 0-300-134-300-300v-3253h999 300c-166 0-300-134-300-300v-300c0-166-134-300-300-300h-399c-165 0-300 134-300 300v600 3253c0 166 135 300 300 300h5286 370 149 1982c166 0 300-134 300-300z">
          <text:p/>
        </draw:path>
        <draw:polygon draw:style-name="gr7" draw:text-style-name="P2" draw:layer="layout" svg:width="0cm" svg:height="0cm" svg:x="20.887cm" svg:y="6.187cm" svg:viewBox="0 0 0 0" draw:points="0,0">
          <text:p/>
        </draw:polygon>
        <draw:path draw:style-name="gr1" draw:text-style-name="P1" draw:layer="layout" svg:width="2.282cm" svg:height="0.998cm" svg:x="22.8cm" svg:y="7.415cm" svg:viewBox="0 0 2283 999" svg:d="M2283 699v-398c0-166-134-301-300-301h-1983v999h1983c166 0 300-134 300-300z">
          <text:p/>
        </draw:path>
        <draw:polygon draw:style-name="gr7" draw:text-style-name="P2" draw:layer="layout" svg:width="0cm" svg:height="0cm" svg:x="20.887cm" svg:y="6.187cm" svg:viewBox="0 0 0 0" draw:points="0,0">
          <text:p/>
        </draw:polygon>
        <draw:path draw:style-name="gr1" draw:text-style-name="P1" draw:layer="layout" svg:width="5.955cm" svg:height="4.452cm" svg:x="16.696cm" svg:y="3.961cm" svg:viewBox="0 0 5956 4453" svg:d="M5586 1200v1955 300 998h370v-998h-70c-166 0-300-134-300-300v-1955c0-166-134-300-300-300h-3687-300c-166 0-300-134-300-300v-300c0-166-134-300-300-300h-399c-165 0-300 134-300 300v600h999 300 300 3687c166 0 300 134 300 300z">
          <text:p/>
        </draw:path>
        <draw:polygon draw:style-name="gr7" draw:text-style-name="P2" draw:layer="layout" svg:width="0cm" svg:height="0cm" svg:x="20.887cm" svg:y="6.187cm" svg:viewBox="0 0 0 0" draw:points="0,0">
          <text:p/>
        </draw:polygon>
        <draw:path draw:style-name="gr9" draw:text-style-name="P1" draw:layer="layout" svg:width="0.671cm" svg:height="0.67cm" svg:x="16.869cm" svg:y="7.57cm" svg:viewBox="0 0 672 671" svg:d="M672 340c0 183-152 331-336 331-187 0-336-148-336-331 0-187 149-340 336-340 184 0 336 153 336 340z">
          <text:p/>
        </draw:path>
        <draw:polygon draw:style-name="gr7" draw:text-style-name="P2" draw:layer="layout" svg:width="0cm" svg:height="0cm" svg:x="20.887cm" svg:y="6.187cm" svg:viewBox="0 0 0 0" draw:points="0,0">
          <text:p/>
        </draw:polygon>
        <draw:path draw:style-name="gr9" draw:text-style-name="P1" draw:layer="layout" svg:width="0.67cm" svg:height="0.67cm" svg:x="21.438cm" svg:y="5.034cm" svg:viewBox="0 0 671 671" svg:d="M671 335c0 183-148 336-336 336-183 0-335-153-335-336 0-187 152-335 335-335 188 0 336 148 336 335z">
          <text:p/>
        </draw:path>
        <draw:polygon draw:style-name="gr7" draw:text-style-name="P2" draw:layer="layout" svg:width="0cm" svg:height="0cm" svg:x="20.887cm" svg:y="6.187cm" svg:viewBox="0 0 0 0" draw:points="0,0">
          <text:p/>
        </draw:polygon>
        <draw:path draw:style-name="gr9" draw:text-style-name="P1" draw:layer="layout" svg:width="0.671cm" svg:height="0.67cm" svg:x="16.869cm" svg:y="5.034cm" svg:viewBox="0 0 672 671" svg:d="M672 335c0 183-152 336-336 336-187 0-336-153-336-336 0-187 149-335 336-335 184 0 336 148 336 335z">
          <text:p/>
        </draw:path>
        <draw:polygon draw:style-name="gr7" draw:text-style-name="P2" draw:layer="layout" svg:width="0cm" svg:height="0cm" svg:x="20.887cm" svg:y="6.187cm" svg:viewBox="0 0 0 0" draw:points="0,0">
          <text:p/>
        </draw:polygon>
        <draw:path draw:style-name="gr9" draw:text-style-name="P1" draw:layer="layout" svg:width="0.67cm" svg:height="0.67cm" svg:x="21.438cm" svg:y="7.57cm" svg:viewBox="0 0 671 671" svg:d="M671 340c0 183-148 331-336 331-183 0-335-148-335-331 0-187 152-340 335-340 188 0 336 153 336 340z">
          <text:p/>
        </draw:path>
        <draw:polygon draw:style-name="gr7" draw:text-style-name="P2" draw:layer="layout" svg:width="0cm" svg:height="0cm" svg:x="20.887cm" svg:y="6.187cm" svg:viewBox="0 0 0 0" draw:points="0,0">
          <text:p/>
        </draw:polygon>
        <draw:path draw:style-name="gr1" draw:text-style-name="P1" draw:layer="layout" svg:width="0.716cm" svg:height="0.54cm" svg:x="24.225cm" svg:y="7.637cm" svg:viewBox="0 0 717 541" svg:d="M448 541c149 0 269-120 269-268 0-153-120-273-269-273h-180c-148 0-268 120-268 273 0 148 120 268 268 268z">
          <text:p/>
        </draw:path>
        <draw:polygon draw:style-name="gr7" draw:text-style-name="P2" draw:layer="layout" svg:width="0cm" svg:height="0cm" svg:x="20.887cm" svg:y="6.187cm" svg:viewBox="0 0 0 0" draw:points="0,0">
          <text:p/>
        </draw:polygon>
        <draw:path draw:style-name="gr9" draw:text-style-name="P1" draw:layer="layout" svg:width="0.543cm" svg:height="0.54cm" svg:x="16.933cm" svg:y="4.148cm" svg:viewBox="0 0 544 541" svg:d="M544 268c0 152-123 273-272 273s-272-121-272-273c0-148 123-268 272-268s272 120 272 268z">
          <text:p/>
        </draw:path>
        <draw:polygon draw:style-name="gr7" draw:text-style-name="P2" draw:layer="layout" svg:width="0cm" svg:height="0cm" svg:x="20.887cm" svg:y="6.187cm" svg:viewBox="0 0 0 0" draw:points="0,0">
          <text:p/>
        </draw:polygon>
        <draw:path draw:style-name="gr9" draw:text-style-name="P1" draw:layer="layout" svg:width="0.469cm" svg:height="0.47cm" svg:x="21.54cm" svg:y="7.672cm" svg:viewBox="0 0 470 471" svg:d="M470 238c0 127-106 233-237 233s-233-106-233-233c0-131 102-238 233-238s237 107 237 238z">
          <text:p/>
        </draw:path>
        <draw:polygon draw:style-name="gr7" draw:text-style-name="P2" draw:layer="layout" svg:width="0cm" svg:height="0cm" svg:x="20.887cm" svg:y="6.187cm" svg:viewBox="0 0 0 0" draw:points="0,0">
          <text:p/>
        </draw:polygon>
        <draw:path draw:style-name="gr9" draw:text-style-name="P1" draw:layer="layout" svg:width="0.469cm" svg:height="0.473cm" svg:x="21.54cm" svg:y="5.132cm" svg:viewBox="0 0 470 474" svg:d="M470 237c0 128-106 237-237 237s-233-109-233-237c0-131 102-237 233-237s237 106 237 237z">
          <text:p/>
        </draw:path>
        <draw:polygon draw:style-name="gr7" draw:text-style-name="P2" draw:layer="layout" svg:width="0cm" svg:height="0cm" svg:x="20.887cm" svg:y="6.187cm" svg:viewBox="0 0 0 0" draw:points="0,0">
          <text:p/>
        </draw:polygon>
        <draw:path draw:style-name="gr9" draw:text-style-name="P1" draw:layer="layout" svg:width="0.473cm" svg:height="0.473cm" svg:x="16.968cm" svg:y="5.132cm" svg:viewBox="0 0 474 474" svg:d="M474 237c0 128-106 237-238 237-130 0-236-109-236-237 0-131 106-237 236-237 132 0 238 106 238 237z">
          <text:p/>
        </draw:path>
        <draw:polygon draw:style-name="gr7" draw:text-style-name="P2" draw:layer="layout" svg:width="0cm" svg:height="0cm" svg:x="20.887cm" svg:y="6.187cm" svg:viewBox="0 0 0 0" draw:points="0,0">
          <text:p/>
        </draw:polygon>
        <draw:path draw:style-name="gr1" draw:text-style-name="P1" draw:layer="layout" svg:width="0.473cm" svg:height="0.47cm" svg:x="16.968cm" svg:y="7.672cm" svg:viewBox="0 0 474 471" svg:d="M474 238c0 127-106 233-238 233-130 0-236-106-236-233 0-131 106-238 236-238 132 0 238 107 238 238z">
          <text:p/>
        </draw:path>
        <draw:polygon draw:style-name="gr7" draw:text-style-name="P2" draw:layer="layout" svg:width="0cm" svg:height="0cm" svg:x="20.887cm" svg:y="6.187cm" svg:viewBox="0 0 0 0" draw:points="0,0">
          <text:p/>
        </draw:polygon>
        <draw:polygon draw:style-name="gr1" draw:text-style-name="P1" draw:layer="layout" svg:width="0.152cm" svg:height="0.998cm" svg:x="22.648cm" svg:y="7.415cm" svg:viewBox="0 0 153 999" draw:points="0,999 153,999 153,0 0,0">
          <text:p/>
        </draw:polygon>
        <draw:line draw:style-name="gr8" draw:text-style-name="P2" draw:layer="layout" svg:x1="22.648cm" svg:y1="7.415cm" svg:x2="22.581cm" svg:y2="7.415cm">
          <text:p/>
        </draw:line>
        <draw:line draw:style-name="gr8" draw:text-style-name="P2" draw:layer="layout" svg:x1="22.648cm" svg:y1="8.413cm" svg:x2="22.648cm" svg:y2="7.415cm">
          <text:p/>
        </draw:line>
        <draw:path draw:style-name="gr8" draw:text-style-name="P2" draw:layer="layout" svg:width="0.3cm" svg:height="0.3cm" svg:x="22.281cm" svg:y="7.115cm" svg:viewBox="0 0 301 301" svg:d="M0 0c0 166 134 301 301 301">
          <text:p/>
        </draw:path>
        <draw:line draw:style-name="gr8" draw:text-style-name="P2" draw:layer="layout" svg:x1="22.281cm" svg:y1="8.413cm" svg:x2="22.648cm" svg:y2="8.413cm">
          <text:p/>
        </draw:line>
        <draw:line draw:style-name="gr8" draw:text-style-name="P2" draw:layer="layout" svg:x1="22.281cm" svg:y1="7.115cm" svg:x2="22.281cm" svg:y2="7.415cm">
          <text:p/>
        </draw:line>
        <draw:line draw:style-name="gr8" draw:text-style-name="P2" draw:layer="layout" svg:x1="22.281cm" svg:y1="7.415cm" svg:x2="22.281cm" svg:y2="8.413cm">
          <text:p/>
        </draw:line>
        <draw:line draw:style-name="gr8" draw:text-style-name="P2" draw:layer="layout" svg:x1="22.648cm" svg:y1="7.415cm" svg:x2="22.8cm" svg:y2="7.415cm">
          <text:p/>
        </draw:line>
        <draw:line draw:style-name="gr8" draw:text-style-name="P2" draw:layer="layout" svg:x1="24.779cm" svg:y1="7.415cm" svg:x2="22.8cm" svg:y2="7.415cm">
          <text:p/>
        </draw:line>
        <draw:line draw:style-name="gr8" draw:text-style-name="P2" draw:layer="layout" svg:x1="22.648cm" svg:y1="8.413cm" svg:x2="22.8cm" svg:y2="8.413cm">
          <text:p/>
        </draw:line>
        <draw:line draw:style-name="gr8" draw:text-style-name="P2" draw:layer="layout" svg:x1="22.8cm" svg:y1="8.413cm" svg:x2="22.8cm" svg:y2="7.415cm">
          <text:p/>
        </draw:line>
        <draw:line draw:style-name="gr8" draw:text-style-name="P2" draw:layer="layout" svg:x1="22.8cm" svg:y1="8.413cm" svg:x2="24.779cm" svg:y2="8.413cm">
          <text:p/>
        </draw:line>
        <draw:line draw:style-name="gr8" draw:text-style-name="P2" draw:layer="layout" svg:x1="22.281cm" svg:y1="8.413cm" svg:x2="16.996cm" svg:y2="8.413cm">
          <text:p/>
        </draw:line>
        <draw:path draw:style-name="gr8" draw:text-style-name="P2" draw:layer="layout" svg:width="0.3cm" svg:height="0.3cm" svg:x="16.696cm" svg:y="8.113cm" svg:viewBox="0 0 301 301" svg:d="M301 301c-166 0-301-134-301-301">
          <text:p/>
        </draw:path>
        <draw:line draw:style-name="gr8" draw:text-style-name="P2" draw:layer="layout" svg:x1="16.696cm" svg:y1="8.113cm" svg:x2="16.696cm" svg:y2="4.861cm">
          <text:p/>
        </draw:line>
        <draw:line draw:style-name="gr8" draw:text-style-name="P2" draw:layer="layout" svg:x1="17.695cm" svg:y1="4.861cm" svg:x2="16.696cm" svg:y2="4.861cm">
          <text:p/>
        </draw:line>
        <draw:line draw:style-name="gr8" draw:text-style-name="P2" draw:layer="layout" svg:x1="22.281cm" svg:y1="5.161cm" svg:x2="22.281cm" svg:y2="7.115cm">
          <text:p/>
        </draw:line>
        <draw:line draw:style-name="gr8" draw:text-style-name="P2" draw:layer="layout" svg:x1="17.695cm" svg:y1="4.861cm" svg:x2="17.995cm" svg:y2="4.861cm">
          <text:p/>
        </draw:line>
        <draw:path draw:style-name="gr8" draw:text-style-name="P2" draw:layer="layout" svg:width="0.3cm" svg:height="0.3cm" svg:x="21.981cm" svg:y="4.861cm" svg:viewBox="0 0 301 301" svg:d="M301 301c0-166-135-301-301-301">
          <text:p/>
        </draw:path>
        <draw:line draw:style-name="gr8" draw:text-style-name="P2" draw:layer="layout" svg:x1="18.295cm" svg:y1="4.861cm" svg:x2="17.995cm" svg:y2="4.861cm">
          <text:p/>
        </draw:line>
        <draw:line draw:style-name="gr8" draw:text-style-name="P2" draw:layer="layout" svg:x1="18.295cm" svg:y1="4.861cm" svg:x2="21.981cm" svg:y2="4.861cm">
          <text:p/>
        </draw:line>
        <draw:line draw:style-name="gr8" draw:text-style-name="P2" draw:layer="layout" svg:x1="21.113cm" svg:y1="8.272cm" svg:x2="17.864cm" svg:y2="8.272cm">
          <text:p/>
        </draw:line>
        <draw:path draw:style-name="gr8" draw:text-style-name="P2" draw:layer="layout" svg:width="0.3cm" svg:height="0.303cm" svg:x="21.113cm" svg:y="7.969cm" svg:viewBox="0 0 301 304" svg:d="M0 304c166 0 301-134 301-304">
          <text:p/>
        </draw:path>
        <draw:path draw:style-name="gr8" draw:text-style-name="P2" draw:layer="layout" svg:width="0.3cm" svg:height="0.303cm" svg:x="17.564cm" svg:y="7.969cm" svg:viewBox="0 0 301 304" svg:d="M301 304c-167 0-301-134-301-304">
          <text:p/>
        </draw:path>
        <draw:line draw:style-name="gr8" draw:text-style-name="P2" draw:layer="layout" svg:x1="21.413cm" svg:y1="5.302cm" svg:x2="21.413cm" svg:y2="7.969cm">
          <text:p/>
        </draw:line>
        <draw:line draw:style-name="gr8" draw:text-style-name="P2" draw:layer="layout" svg:x1="17.564cm" svg:y1="7.969cm" svg:x2="17.564cm" svg:y2="5.302cm">
          <text:p/>
        </draw:line>
        <draw:path draw:style-name="gr8" draw:text-style-name="P2" draw:layer="layout" svg:width="0.3cm" svg:height="0.3cm" svg:x="21.113cm" svg:y="5.002cm" svg:viewBox="0 0 301 301" svg:d="M0 0c166 0 301 134 301 301">
          <text:p/>
        </draw:path>
        <draw:path draw:style-name="gr8" draw:text-style-name="P2" draw:layer="layout" svg:width="0.3cm" svg:height="0.3cm" svg:x="17.564cm" svg:y="5.002cm" svg:viewBox="0 0 301 301" svg:d="M0 301c0-167 134-301 301-301">
          <text:p/>
        </draw:path>
        <draw:line draw:style-name="gr8" draw:text-style-name="P2" draw:layer="layout" svg:x1="17.864cm" svg:y1="5.002cm" svg:x2="21.113cm" svg:y2="5.002cm">
          <text:p/>
        </draw:line>
        <draw:path draw:style-name="gr8" draw:text-style-name="P2" draw:layer="layout" svg:width="0.303cm" svg:height="0.3cm" svg:x="24.779cm" svg:y="8.113cm" svg:viewBox="0 0 304 301" svg:d="M304 0c0 167-139 301-304 301">
          <text:p/>
        </draw:path>
        <draw:line draw:style-name="gr8" draw:text-style-name="P2" draw:layer="layout" svg:x1="25.078cm" svg:y1="8.113cm" svg:x2="25.078cm" svg:y2="7.715cm">
          <text:p/>
        </draw:line>
        <draw:path draw:style-name="gr8" draw:text-style-name="P2" draw:layer="layout" svg:width="0.303cm" svg:height="0.3cm" svg:x="24.779cm" svg:y="7.415cm" svg:viewBox="0 0 304 301" svg:d="M0 0c165 0 304 134 304 301">
          <text:p/>
        </draw:path>
        <draw:line draw:style-name="gr8" draw:text-style-name="P2" draw:layer="layout" svg:x1="24.673cm" svg:y1="8.177cm" svg:x2="24.493cm" svg:y2="8.177cm">
          <text:p/>
        </draw:line>
        <draw:path draw:style-name="gr8" draw:text-style-name="P2" draw:layer="layout" svg:width="0.268cm" svg:height="0.54cm" svg:x="24.225cm" svg:y="7.637cm" svg:viewBox="0 0 269 541" svg:d="M269 0c-148 0-269 120-269 273 0 148 121 268 269 268">
          <text:p/>
        </draw:path>
        <draw:line draw:style-name="gr8" draw:text-style-name="P2" draw:layer="layout" svg:x1="24.673cm" svg:y1="7.637cm" svg:x2="24.493cm" svg:y2="7.637cm">
          <text:p/>
        </draw:line>
        <draw:path draw:style-name="gr8" draw:text-style-name="P2" draw:layer="layout" svg:width="0.268cm" svg:height="0.54cm" svg:x="24.673cm" svg:y="7.637cm" svg:viewBox="0 0 269 541" svg:d="M0 541c149 0 269-120 269-268 0-153-120-273-269-273">
          <text:p/>
        </draw:path>
        <draw:path draw:style-name="gr8" draw:text-style-name="P2" draw:layer="layout" svg:width="0.473cm" svg:height="0.47cm" svg:x="16.968cm" svg:y="7.672cm" svg:viewBox="0 0 474 471" svg:d="M474 238c0 127-106 233-238 233-130 0-236-106-236-233 0-131 106-238 236-238 132 0 238 107 238 238z">
          <text:p/>
        </draw:path>
        <draw:path draw:style-name="gr8" draw:text-style-name="P2" draw:layer="layout" svg:width="0.3cm" svg:height="0.3cm" svg:x="17.564cm" svg:y="5.002cm" svg:viewBox="0 0 301 301" svg:d="M0 301c0-167 134-301 301-301">
          <text:p/>
        </draw:path>
        <draw:line draw:style-name="gr8" draw:text-style-name="P2" draw:layer="layout" svg:x1="16.696cm" svg:y1="4.261cm" svg:x2="16.696cm" svg:y2="4.861cm">
          <text:p/>
        </draw:line>
        <draw:path draw:style-name="gr8" draw:text-style-name="P2" draw:layer="layout" svg:width="0.3cm" svg:height="0.3cm" svg:x="17.695cm" svg:y="4.561cm" svg:viewBox="0 0 301 301" svg:d="M301 301c-166 0-301-134-301-301">
          <text:p/>
        </draw:path>
        <draw:line draw:style-name="gr8" draw:text-style-name="P2" draw:layer="layout" svg:x1="17.695cm" svg:y1="4.561cm" svg:x2="17.695cm" svg:y2="4.261cm">
          <text:p/>
        </draw:line>
        <draw:path draw:style-name="gr8" draw:text-style-name="P2" draw:layer="layout" svg:width="0.3cm" svg:height="0.3cm" svg:x="17.395cm" svg:y="3.961cm" svg:viewBox="0 0 301 301" svg:d="M0 0c167 0 301 135 301 301">
          <text:p/>
        </draw:path>
        <draw:line draw:style-name="gr8" draw:text-style-name="P2" draw:layer="layout" svg:x1="17.395cm" svg:y1="3.961cm" svg:x2="16.996cm" svg:y2="3.961cm">
          <text:p/>
        </draw:line>
        <draw:path draw:style-name="gr8" draw:text-style-name="P2" draw:layer="layout" svg:width="0.3cm" svg:height="0.3cm" svg:x="16.696cm" svg:y="3.961cm" svg:viewBox="0 0 301 301" svg:d="M0 301c0-166 135-301 301-301">
          <text:p/>
        </draw:path>
        <draw:polygon draw:style-name="gr7" draw:text-style-name="P2" draw:layer="layout" svg:width="0cm" svg:height="0cm" svg:x="20.887cm" svg:y="6.187cm" svg:viewBox="0 0 0 0" draw:points="0,0">
          <text:p/>
        </draw:polygon>
        <draw:polyline draw:style-name="gr8" draw:text-style-name="P2" draw:layer="layout" svg:width="3.186cm" svg:height="4.759cm" svg:x="17.317cm" svg:y="5.57cm" svg:viewBox="0 0 3187 4760" draw:points="3187,4760 2686,4760 0,0">
          <text:p/>
        </draw:polyline>
        <draw:polygon draw:style-name="gr3" draw:text-style-name="P3" draw:layer="layout" svg:width="0.321cm" svg:height="0.48cm" svg:x="17.317cm" svg:y="5.57cm" svg:viewBox="0 0 322 481" draw:points="0,0 177,481 322,399">
          <text:p/>
        </draw:polygon>
        <draw:polygon draw:style-name="gr10" draw:text-style-name="P2" draw:layer="layout" svg:width="0.321cm" svg:height="0.48cm" svg:x="17.317cm" svg:y="5.57cm" svg:viewBox="0 0 322 481" draw:points="0,0 177,481 322,399">
          <text:p/>
        </draw:polygon>
        <draw:polygon draw:style-name="gr7" draw:text-style-name="P2" draw:layer="layout" svg:width="0cm" svg:height="0cm" svg:x="20.887cm" svg:y="6.187cm" svg:viewBox="0 0 0 0" draw:points="0,0">
          <text:p/>
        </draw:polygon>
        <draw:polyline draw:style-name="gr8" draw:text-style-name="P2" draw:layer="layout" svg:width="3.122cm" svg:height="2.269cm" svg:x="17.381cm" svg:y="8.06cm" svg:viewBox="0 0 3123 2270" draw:points="3123,2270 2621,2270 0,0">
          <text:p/>
        </draw:polyline>
        <draw:polygon draw:style-name="gr11" draw:text-style-name="P3" draw:layer="layout" svg:width="0.434cm" svg:height="0.392cm" svg:x="17.381cm" svg:y="8.06cm" svg:viewBox="0 0 435 393" draw:points="0,0 325,393 435,265">
          <text:p/>
        </draw:polygon>
        <draw:polygon draw:style-name="gr7" draw:text-style-name="P2" draw:layer="layout" svg:width="0cm" svg:height="0cm" svg:x="20.887cm" svg:y="6.187cm" svg:viewBox="0 0 0 0" draw:points="0,0">
          <text:p/>
        </draw:polygon>
        <draw:polyline draw:style-name="gr8" draw:text-style-name="P2" draw:layer="layout" svg:width="1.45cm" svg:height="4.731cm" svg:x="20.277cm" svg:y="5.598cm" svg:viewBox="0 0 1451 4732" draw:points="0,4732 498,4732 1451,0">
          <text:p/>
        </draw:polyline>
        <draw:polygon draw:style-name="gr11" draw:text-style-name="P3" draw:layer="layout" svg:width="0.18cm" svg:height="0.508cm" svg:x="21.547cm" svg:y="5.598cm" svg:viewBox="0 0 181 509" draw:points="181,0 0,474 163,509">
          <text:p/>
        </draw:polygon>
        <draw:polygon draw:style-name="gr7" draw:text-style-name="P2" draw:layer="layout" svg:width="0cm" svg:height="0cm" svg:x="20.887cm" svg:y="6.187cm" svg:viewBox="0 0 0 0" draw:points="0,0">
          <text:p/>
        </draw:polygon>
        <draw:polyline draw:style-name="gr8" draw:text-style-name="P2" draw:layer="layout" svg:width="1.408cm" svg:height="2.215cm" svg:x="20.277cm" svg:y="8.124cm" svg:viewBox="0 0 1409 2216" draw:points="0,2216 502,2216 1409,0">
          <text:p/>
        </draw:polyline>
        <draw:polygon draw:style-name="gr11" draw:text-style-name="P3" draw:layer="layout" svg:width="0.268cm" svg:height="0.494cm" svg:x="21.417cm" svg:y="8.124cm" svg:viewBox="0 0 269 495" draw:points="269,0 0,431 155,495">
          <text:p/>
        </draw:polygon>
        <draw:frame draw:style-name="gr12" draw:text-style-name="P5" draw:layer="layout" svg:width="11.339cm" svg:height="0.78cm" svg:x="15.455cm" svg:y="10.995cm">
          <draw:text-box>
            <text:p text:style-name="P4"><text:span text:style-name="T1">4X M3 Brass Inserts [HD-MS0030]</text:span></text:p>
          </draw:text-box>
        </draw:frame>
        <draw:frame draw:style-name="gr13" draw:text-style-name="P6" draw:layer="layout" svg:width="0.119cm" svg:height="0.141cm" svg:x="21.421cm" svg:y="12.381cm">
          <draw:text-box>
            <text:p text:style-name="P4"><text:span text:style-name="T2"><text:s/></text:span></text:p>
          </draw:text-box>
        </draw:frame>
        <draw:frame draw:style-name="gr12" draw:text-style-name="P5" draw:layer="layout" svg:width="0.666cm" svg:height="0.78cm" svg:x="27.612cm" svg:y="19.292cm">
          <draw:text-box>
            <text:p text:style-name="P4"><text:span text:style-name="T1">X</text:span></text:p>
          </draw:text-box>
        </draw:frame>
        <draw:frame draw:style-name="gr13" draw:text-style-name="P6" draw:layer="layout" svg:width="0.119cm" svg:height="0.141cm" svg:x="28.025cm" svg:y="19.792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5:25.615861684</dc:date>
    <meta:editing-duration>PT17S</meta:editing-duration>
    <meta:editing-cycles>1</meta:editing-cycles>
    <meta:document-statistic meta:object-count="723"/>
    <meta:generator>LibreOffice/5.2.7.2$Linux_X86_64 LibreOffice_project/20m0$Build-2</meta:generator>
  </office:meta>
</office:document-meta>
</file>